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opacity="100%" draw:fill-image-width="0cm" draw:fill-image-height="0cm" fo:min-height="1.423cm" draw:shadow-opacity="100%"/>
    </style:style>
    <style:style style:name="gr2" style:family="graphic" style:parent-style-name="standard">
      <style:graphic-properties draw:stroke="solid" svg:stroke-width="0.3cm" svg:stroke-color="#333333" draw:marker-start-width="0.9cm" draw:marker-end-width="0.9cm" draw:stroke-linejoin="miter" draw:fill="solid" draw:fill-color="#333333" draw:textarea-horizontal-align="justify" draw:textarea-vertical-align="bottom" draw:auto-grow-height="false" fo:min-height="3.6cm" fo:min-width="13.6cm" fo:padding-top="0.2cm" fo:padding-bottom="0.2cm" fo:padding-left="0.2cm" fo:padding-right="0.2cm"/>
    </style:style>
    <style:style style:name="gr3" style:family="graphic" style:parent-style-name="standard">
      <style:graphic-properties draw:stroke="none" svg:stroke-width="0.1cm" svg:stroke-color="#666666" draw:marker-start-width="0.3cm" draw:marker-end-width="0.3cm" draw:stroke-linejoin="bevel" draw:fill="solid" draw:fill-color="#729fcf" draw:textarea-horizontal-align="right" draw:textarea-vertical-align="middle" draw:auto-grow-height="false" fo:min-height="2.642cm" fo:min-width="13.392cm" fo:padding-top="0.179cm" fo:padding-bottom="0.179cm" fo:padding-left="0.304cm" fo:padding-right="0.304cm"/>
    </style:style>
    <style:style style:name="gr4"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13.8cm" fo:padding-top="0.1cm" fo:padding-bottom="0.1cm" fo:padding-left="0.1cm" fo:padding-right="0.1cm" draw:shadow-opacity="20%"/>
    </style:style>
    <style:style style:name="gr5" style:family="graphic" style:parent-style-name="standard">
      <style:graphic-properties svg:stroke-width="0.2cm" svg:stroke-color="#666666" draw:marker-start-width="0.6cm" draw:marker-end-width="0.6cm" draw:stroke-linejoin="bevel" draw:fill="solid" draw:fill-color="#99284c" draw:fill-image-width="0cm" draw:fill-image-height="0cm" draw:textarea-horizontal-align="justify" draw:textarea-vertical-align="bottom" draw:auto-grow-height="false" fo:min-height="2.2cm" fo:min-width="9.7cm" fo:padding-top="0.15cm" fo:padding-bottom="0.15cm" fo:padding-left="0.15cm" fo:padding-right="0.15cm"/>
    </style:style>
    <style:style style:name="gr6"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9.3cm" fo:padding-top="0.1cm" fo:padding-bottom="0.1cm" fo:padding-left="0.1cm" fo:padding-right="0.1cm" draw:shadow-opacity="20%"/>
    </style:style>
    <style:style style:name="gr7" style:family="graphic" style:parent-style-name="standard">
      <style:graphic-properties draw:stroke="solid" svg:stroke-width="0.3cm" svg:stroke-color="#666666" draw:marker-start-width="0.9cm" draw:marker-end-width="0.9cm" draw:stroke-linejoin="miter" draw:fill="solid" draw:fill-color="#333333" draw:textarea-horizontal-align="justify" draw:textarea-vertical-align="bottom" draw:auto-grow-height="false" fo:min-height="0cm" fo:min-width="13.6cm" fo:padding-top="0.2cm" fo:padding-bottom="0.2cm" fo:padding-left="0.2cm" fo:padding-right="0.2cm"/>
    </style:style>
    <style:style style:name="gr8" style:family="graphic" style:parent-style-name="standard">
      <style:graphic-properties draw:stroke="none" svg:stroke-width="0.3cm" svg:stroke-color="#333333" draw:marker-start-width="0.9cm" draw:marker-end-width="0.9cm" draw:stroke-linejoin="bevel" draw:fill="solid" draw:fill-color="#5c8526" draw:textarea-horizontal-align="justify" draw:textarea-vertical-align="middle" draw:auto-grow-height="false" fo:min-height="0.442cm" fo:min-width="13.192cm" fo:padding-top="0.279cm" fo:padding-bottom="0.279cm" fo:padding-left="0.404cm" fo:padding-right="0.404cm"/>
    </style:style>
    <style:style style:name="gr9" style:family="graphic" style:parent-style-name="objectwithoutfill">
      <style:graphic-properties svg:stroke-width="0.05cm" svg:stroke-color="#94006b" draw:marker-start="Circle" draw:marker-start-width="0.35cm" draw:marker-end="Arrow" draw:marker-end-width="0.25cm" draw:fill="none" draw:textarea-vertical-align="middle" fo:padding-top="0.15cm" fo:padding-bottom="0.15cm" fo:padding-left="0.275cm" fo:padding-right="0.275cm"/>
    </style:style>
    <style:style style:name="gr10" style:family="graphic" style:parent-style-name="objectwithoutfill">
      <style:graphic-properties svg:stroke-width="0.05cm" svg:stroke-color="#dc2300" draw:marker-start-width="0.35cm" draw:marker-end="Arrow" draw:marker-end-width="0.25cm" draw:fill="none" draw:textarea-vertical-align="middle" fo:padding-top="0.15cm" fo:padding-bottom="0.15cm" fo:padding-left="0.275cm" fo:padding-right="0.275cm"/>
    </style:style>
    <style:style style:name="gr11" style:family="graphic" style:parent-style-name="standard">
      <style:graphic-properties svg:stroke-color="#5c8526" draw:stroke-linejoin="bevel" draw:fill="none" draw:fill-color="#cccccc" draw:textarea-horizontal-align="justify" draw:textarea-vertical-align="middle" draw:auto-grow-height="false" fo:min-height="21.75cm" fo:min-width="35.5cm"/>
    </style:style>
    <style:style style:name="gr12" style:family="graphic" style:parent-style-name="standard">
      <style:graphic-properties draw:fill-color="#ffff66" draw:textarea-horizontal-align="center" draw:textarea-vertical-align="top" draw:auto-grow-height="false" fo:min-height="0.174cm" fo:min-width="0cm"/>
    </style:style>
    <style:style style:name="gr13" style:family="graphic" style:parent-style-name="standard">
      <style:graphic-properties draw:opacity="50%" draw:textarea-horizontal-align="justify" draw:textarea-vertical-align="middle" draw:auto-grow-height="false" fo:min-height="1.25cm" fo:min-width="0.501cm" draw:shadow-opacity="50%"/>
    </style:style>
    <style:style style:name="gr14" style:family="graphic" style:parent-style-name="standard">
      <style:graphic-properties svg:stroke-width="0.04cm" draw:marker-start-width="0.32cm" draw:marker-end-width="0.32cm" draw:fill-color="#c0c0c0" draw:textarea-horizontal-align="justify" draw:textarea-vertical-align="middle" draw:auto-grow-height="false" fo:min-height="2.39cm" fo:min-width="0cm" fo:padding-top="0.145cm" fo:padding-bottom="0.145cm" fo:padding-left="0.27cm" fo:padding-right="0.27cm"/>
    </style:style>
    <style:style style:name="gr15" style:family="graphic" style:parent-style-name="standard">
      <style:graphic-properties draw:fill-color="#ff3333" draw:opacity="50%" draw:textarea-horizontal-align="justify" draw:textarea-vertical-align="middle" draw:auto-grow-height="false" fo:min-height="1.25cm" fo:min-width="0.501cm" draw:shadow-opacity="50%"/>
    </style:style>
    <style:style style:name="gr16" style:family="graphic" style:parent-style-name="standard">
      <style:graphic-properties draw:fill-color="#ffff99" draw:textarea-vertical-align="middle" draw:auto-grow-height="false" fo:min-height="1.25cm" fo:min-width="0.002cm"/>
    </style:style>
    <style:style style:name="gr17" style:family="graphic" style:parent-style-name="objectwithoutfill">
      <style:graphic-properties draw:fill="none" draw:textarea-vertical-align="middle"/>
    </style:style>
    <style:style style:name="gr18" style:family="graphic" style:parent-style-name="objectwithoutfill">
      <style:graphic-properties draw:fill="none" draw:textarea-horizontal-align="left" draw:textarea-vertical-align="bottom"/>
    </style:style>
    <style:style style:name="gr19" style:family="graphic" style:parent-style-name="standard">
      <style:graphic-properties draw:fill-color="#99284c" draw:textarea-horizontal-align="justify" draw:textarea-vertical-align="bottom" draw:auto-grow-height="false" fo:min-height="5.25cm" fo:min-width="1cm"/>
    </style:style>
    <style:style style:name="gr20" style:family="graphic" style:parent-style-name="standard">
      <style:graphic-properties draw:fill-color="#b84747" draw:textarea-horizontal-align="justify" draw:textarea-vertical-align="bottom" draw:auto-grow-height="false" fo:min-height="4.208cm" fo:min-width="0cm"/>
    </style:style>
    <style:style style:name="gr21"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22" style:family="graphic" style:parent-style-name="standard">
      <style:graphic-properties draw:stroke="none" svg:stroke-color="#000000" draw:fill="none" draw:fill-color="#ffffff" fo:min-height="0.713cm"/>
    </style:style>
    <style:style style:name="gr23" style:family="graphic" style:parent-style-name="standard">
      <style:graphic-properties draw:stroke="none" svg:stroke-color="#000000" draw:fill="none" draw:fill-color="#ffffff" fo:min-height="0.357cm"/>
    </style:style>
    <style:style style:name="gr24" style:family="graphic" style:parent-style-name="standard">
      <style:graphic-properties draw:stroke="none" svg:stroke-color="#000000" draw:fill="none" draw:fill-color="#ffffff" fo:min-height="0.75cm"/>
    </style:style>
    <style:style style:name="gr25" style:family="graphic" style:parent-style-name="standard">
      <style:graphic-properties draw:stroke="none" svg:stroke-color="#000000" draw:fill="none" draw:fill-color="#ffffff" draw:textarea-vertical-align="middle" fo:min-height="1.75cm"/>
    </style:style>
    <style:style style:name="gr26"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438cm" fo:min-width="0.188cm" fo:padding-top="0.135cm" fo:padding-bottom="0.135cm" fo:padding-left="0.26cm" fo:padding-right="0.26cm"/>
    </style:style>
    <style:style style:name="gr27" style:family="graphic" style:parent-style-name="standard">
      <style:graphic-properties draw:fill-color="#000000" draw:textarea-horizontal-align="justify" draw:textarea-vertical-align="middle" draw:auto-grow-height="false" fo:min-height="0cm" fo:min-width="0cm"/>
    </style:style>
    <style:style style:name="gr28"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296cm" fo:min-width="0.045cm" fo:padding-top="0.135cm" fo:padding-bottom="0.135cm" fo:padding-left="0.26cm" fo:padding-right="0.26cm"/>
    </style:style>
    <style:style style:name="gr29" style:family="graphic" style:parent-style-name="objectwithoutfill">
      <style:graphic-properties svg:stroke-width="0.05cm" svg:stroke-color="#ff0000" draw:marker-start-width="0.35cm" draw:marker-end="Arrow" draw:marker-end-width="0.25cm" draw:fill="none" draw:textarea-vertical-align="middle" fo:padding-top="0.15cm" fo:padding-bottom="0.15cm" fo:padding-left="0.275cm" fo:padding-right="0.275cm"/>
    </style:style>
    <style:style style:name="gr30" style:family="graphic" style:parent-style-name="objectwithoutfill">
      <style:graphic-properties svg:stroke-width="0.05cm" svg:stroke-color="#800000" draw:marker-start-width="0.35cm" draw:marker-end="Arrow" draw:marker-end-width="0.25cm" draw:fill="none" draw:textarea-vertical-align="middle" fo:padding-top="0.15cm" fo:padding-bottom="0.15cm" fo:padding-left="0.275cm" fo:padding-right="0.275cm"/>
    </style:style>
    <style:style style:name="gr31" style:family="graphic" style:parent-style-name="objectwithoutfill">
      <style:graphic-properties svg:stroke-width="0.05cm" svg:stroke-color="#0000ff" draw:marker-start-width="0.35cm" draw:marker-end="Arrow" draw:marker-end-width="0.25cm" draw:fill="none" draw:textarea-vertical-align="middle" fo:padding-top="0.15cm" fo:padding-bottom="0.15cm" fo:padding-left="0.275cm" fo:padding-right="0.275cm"/>
    </style:style>
    <style:style style:name="gr32" style:family="graphic" style:parent-style-name="objectwithoutfill">
      <style:graphic-properties svg:stroke-width="0.05cm" svg:stroke-color="#94006b" draw:marker-start-width="0.35cm" draw:marker-end="Arrow" draw:marker-end-width="0.25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fo:min-height="3.985cm"/>
    </style:style>
    <style:style style:name="gr34" style:family="graphic" style:parent-style-name="standard">
      <style:graphic-properties draw:fill-color="#ffffff" draw:textarea-horizontal-align="center" draw:textarea-vertical-align="middle" draw:auto-grow-height="false" fo:min-height="0.75cm" fo:min-width="0.5cm"/>
    </style:style>
    <style:style style:name="gr35"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36" style:family="graphic" style:parent-style-name="objectwithoutfill">
      <style:graphic-properties draw:stroke="dash" draw:stroke-dash="Ultrafine_20_Dashed" svg:stroke-width="0.3cm" draw:marker-start-width="1.1cm" draw:marker-end="" draw:marker-end-width="0.5cm" draw:fill="none" draw:textarea-horizontal-align="right" draw:textarea-vertical-align="top" fo:padding-top="0.275cm" fo:padding-bottom="0.275cm" fo:padding-left="0.4cm" fo:padding-right="0.4cm"/>
    </style:style>
    <style:style style:name="gr37"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38"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39"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40" style:family="graphic" style:parent-style-name="standard">
      <style:graphic-properties svg:stroke-color="#000000" draw:fill="solid" draw:fill-color="#ffffff" draw:textarea-horizontal-align="left" draw:textarea-vertical-align="top" draw:auto-grow-height="false" fo:min-height="0.75cm" fo:min-width="0cm"/>
    </style:style>
    <style:style style:name="gr41" style:family="graphic" style:parent-style-name="standard">
      <style:graphic-properties svg:stroke-color="#000000" draw:fill="none" draw:textarea-horizontal-align="left" draw:textarea-vertical-align="top" draw:auto-grow-height="false" fo:min-height="0.018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43" style:family="graphic" style:parent-style-name="objectwithoutfill">
      <style:graphic-properties svg:stroke-width="0.05cm" svg:stroke-color="#ff0000" draw:marker-start="Circle" draw:marker-start-width="0.35cm" draw:marker-end="Arrow" draw:marker-end-width="0.25cm" draw:fill="none" draw:textarea-vertical-align="middle" fo:padding-top="0.15cm" fo:padding-bottom="0.15cm" fo:padding-left="0.275cm" fo:padding-right="0.275cm"/>
    </style:style>
    <style:style style:name="gr44" style:family="graphic" style:parent-style-name="objectwithoutfill">
      <style:graphic-properties svg:stroke-width="0.05cm" svg:stroke-color="#800000" draw:marker-start="Circle" draw:marker-start-width="0.35cm" draw:marker-end="Arrow" draw:marker-end-width="0.25cm" draw:fill="none" draw:textarea-vertical-align="middle" fo:padding-top="0.15cm" fo:padding-bottom="0.15cm" fo:padding-left="0.275cm" fo:padding-right="0.275cm"/>
    </style:style>
    <style:style style:name="gr45"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46" style:family="graphic" style:parent-style-name="standard">
      <style:graphic-properties draw:stroke="none" draw:fill="none" draw:textarea-horizontal-align="justify" draw:textarea-vertical-align="middle" draw:auto-grow-height="false" fo:min-height="0.75cm" fo:min-width="0.5cm"/>
    </style:style>
    <style:style style:name="gr47"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3cm" fo:min-width="0cm" fo:padding-top="0.135cm" fo:padding-bottom="0.135cm" fo:padding-left="0.26cm" fo:padding-right="0.26cm"/>
    </style:style>
    <style:style style:name="gr48"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3cm" fo:min-width="0.48cm" fo:padding-top="0.135cm" fo:padding-bottom="0.135cm" fo:padding-left="0.26cm" fo:padding-right="0.26cm"/>
    </style:style>
    <style:style style:name="gr49" style:family="graphic" style:parent-style-name="standard">
      <style:graphic-properties draw:fill-color="#000000" draw:textarea-horizontal-align="justify" draw:textarea-vertical-align="middle" draw:auto-grow-height="false" fo:min-height="0.39cm" fo:min-width="0.139cm"/>
    </style:style>
    <style:style style:name="gr50"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style>
    <style:style style:name="gr51" style:family="graphic" style:parent-style-name="objectwithoutfill">
      <style:graphic-properties svg:stroke-width="0.05cm" svg:stroke-color="#800000" draw:marker-start="Circle" draw:marker-start-width="0.35cm" draw:marker-start-center="true" draw:marker-end="Arrow" draw:marker-end-width="0.25cm" draw:fill="none" draw:textarea-vertical-align="middle" fo:padding-top="0.15cm" fo:padding-bottom="0.15cm" fo:padding-left="0.275cm" fo:padding-right="0.275cm"/>
    </style:style>
    <style:style style:name="gr52" style:family="graphic" style:parent-style-name="objectwithoutfill">
      <style:graphic-properties svg:stroke-width="0.02cm" draw:marker-start-width="0.26cm" draw:marker-end="" draw:marker-end-width="0.36cm" draw:fill="none" draw:textarea-vertical-align="middle" fo:padding-top="0.135cm" fo:padding-bottom="0.135cm" fo:padding-left="0.26cm" fo:padding-right="0.26cm"/>
    </style:style>
    <style:style style:name="gr53" style:family="graphic" style:parent-style-name="standard">
      <style:graphic-properties draw:stroke="none" draw:fill="none" draw:textarea-horizontal-align="justify" draw:textarea-vertical-align="middle" draw:auto-grow-height="false" fo:min-height="0.795cm" fo:min-width="0.545cm"/>
    </style:style>
    <style:style style:name="gr54"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53cm" fo:min-width="0.002cm" fo:padding-top="0.135cm" fo:padding-bottom="0.135cm" fo:padding-left="0.26cm" fo:padding-right="0.26cm"/>
    </style:style>
    <style:style style:name="gr55"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252cm" fo:min-width="0.002cm" fo:padding-top="0.135cm" fo:padding-bottom="0.135cm" fo:padding-left="0.26cm" fo:padding-right="0.26cm"/>
    </style:style>
    <style:style style:name="gr56"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48cm" fo:min-width="0cm" fo:padding-top="0.135cm" fo:padding-bottom="0.135cm" fo:padding-left="0.26cm" fo:padding-right="0.26cm"/>
    </style:style>
    <style:style style:name="gr57" style:family="graphic" style:parent-style-name="standard">
      <style:graphic-properties draw:stroke="none" svg:stroke-color="#000000" draw:fill="none" draw:fill-color="#ffffff" fo:min-height="0.349cm"/>
    </style:style>
    <style:style style:name="gr58" style:family="graphic" style:parent-style-name="standard">
      <style:graphic-properties draw:stroke="none" svg:stroke-color="#000000" draw:fill="none" draw:fill-color="#ffffff" fo:min-height="0.697cm"/>
    </style:style>
    <style:style style:name="gr59" style:family="graphic" style:parent-style-name="standard">
      <style:graphic-properties draw:stroke="none" svg:stroke-color="#000000" draw:fill="none" draw:fill-color="#ffffff" fo:min-height="10.995cm"/>
    </style:style>
    <style:style style:name="gr60" style:family="graphic" style:parent-style-name="standard">
      <style:graphic-properties draw:stroke="none" draw:fill="none" fo:min-height="16.65cm"/>
    </style:style>
    <style:style style:name="gr6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2" style:family="graphic" style:parent-style-name="standard">
      <style:graphic-properties draw:stroke="none" draw:fill="none" draw:opacity="100%" draw:fill-image-width="0cm" draw:fill-image-height="0cm" fo:min-height="3.516cm" draw:shadow-opacity="100%"/>
    </style:style>
    <style:style style:name="gr63" style:family="graphic" style:parent-style-name="standard">
      <style:graphic-properties draw:stroke="none" svg:stroke-width="0.1cm" svg:stroke-color="#000000" draw:marker-start-width="0.501cm" draw:marker-end-width="0.501cm" draw:stroke-linejoin="round" svg:stroke-linecap="round" draw:fill-color="#b3b3b3" draw:textarea-horizontal-align="left" draw:textarea-vertical-align="top" draw:auto-grow-height="false" fo:min-height="0.246cm" fo:min-width="0cm" fo:padding-top="0.276cm" fo:padding-bottom="0.276cm" fo:padding-left="0.401cm" fo:padding-right="0.401cm"/>
    </style:style>
    <style:style style:name="gr64"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8cm" fo:min-width="0cm" fo:padding-top="0.276cm" fo:padding-bottom="0.276cm" fo:padding-left="0.401cm" fo:padding-right="0.401cm"/>
    </style:style>
    <style:style style:name="gr65"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66" style:family="graphic" style:parent-style-name="standard">
      <style:graphic-properties draw:stroke="none" svg:stroke-width="0.1cm" svg:stroke-color="#000000" draw:marker-start-width="0.501cm" draw:marker-end-width="0.501cm" draw:stroke-linejoin="round" svg:stroke-linecap="round" draw:fill="solid" draw:fill-color="#9966cc" draw:textarea-horizontal-align="left" draw:textarea-vertical-align="top" draw:auto-grow-height="false" fo:min-height="0.246cm" fo:min-width="0cm" fo:padding-top="0.276cm" fo:padding-bottom="0.276cm" fo:padding-left="0.401cm" fo:padding-right="0.401cm"/>
    </style:style>
    <style:style style:name="gr6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8" style:family="graphic" style:parent-style-name="objectwithoutfill">
      <style:graphic-properties svg:stroke-width="0.2cm" svg:stroke-color="#eb613d" draw:marker-start-width="0.8cm" draw:marker-end-width="0.8cm" svg:stroke-linecap="round" draw:fill="none" draw:textarea-vertical-align="middle" fo:padding-top="0.225cm" fo:padding-bottom="0.225cm" fo:padding-left="0.35cm" fo:padding-right="0.35cm"/>
    </style:style>
    <style:style style:name="gr69" style:family="graphic" style:parent-style-name="objectwithoutfill">
      <style:graphic-properties svg:stroke-width="0.2cm" svg:stroke-color="#00ff00" draw:marker-start-width="0.8cm" draw:marker-end-width="0.8cm" svg:stroke-linecap="round" draw:fill="none" draw:textarea-vertical-align="middle" fo:padding-top="0.225cm" fo:padding-bottom="0.225cm" fo:padding-left="0.35cm" fo:padding-right="0.35cm"/>
    </style:style>
    <style:style style:name="gr70" style:family="graphic" style:parent-style-name="objectwithoutfill">
      <style:graphic-properties svg:stroke-width="0.2cm" svg:stroke-color="#0000ff" draw:marker-start-width="0.8cm" draw:marker-end-width="0.8cm" svg:stroke-linecap="round" draw:fill="none" draw:textarea-vertical-align="middle" fo:padding-top="0.225cm" fo:padding-bottom="0.225cm" fo:padding-left="0.35cm" fo:padding-right="0.35cm"/>
    </style:style>
    <style:style style:name="gr71" style:family="graphic" style:parent-style-name="objectwithoutfill">
      <style:graphic-properties svg:stroke-width="0.2cm" svg:stroke-color="#008000" draw:marker-start-width="0.8cm" draw:marker-end-width="0.8cm" svg:stroke-linecap="round" draw:fill="none" draw:textarea-vertical-align="middle" fo:padding-top="0.225cm" fo:padding-bottom="0.225cm" fo:padding-left="0.35cm" fo:padding-right="0.35cm"/>
    </style:style>
    <style:style style:name="gr72"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7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4" style:family="graphic" style:parent-style-name="objectwithoutfill">
      <style:graphic-properties svg:stroke-width="0.3cm" svg:stroke-color="#663300" draw:marker-start-width="0.9cm" draw:marker-end-width="0.9cm" svg:stroke-linecap="round" draw:fill="none" draw:textarea-vertical-align="middle" fo:padding-top="0.275cm" fo:padding-bottom="0.275cm" fo:padding-left="0.4cm" fo:padding-right="0.4cm"/>
    </style:style>
    <style:style style:name="gr75" style:family="graphic" style:parent-style-name="objectwithoutfill">
      <style:graphic-properties svg:stroke-width="0.05cm" svg:stroke-color="#eb613d" draw:marker-start-width="0.35cm" draw:marker-end-width="0.35cm" svg:stroke-linecap="round" draw:fill="none" draw:textarea-vertical-align="middle" fo:padding-top="0.15cm" fo:padding-bottom="0.15cm" fo:padding-left="0.275cm" fo:padding-right="0.275cm"/>
    </style:style>
    <style:style style:name="gr76" style:family="graphic" style:parent-style-name="standard">
      <style:graphic-properties draw:stroke="solid" draw:stroke-dash="Ultrafine_20_Dashed" svg:stroke-width="0.02cm" svg:stroke-color="#000000" draw:marker-start-width="0cm" draw:marker-end-width="0cm" draw:textarea-vertical-align="middle" fo:padding-top="0.135cm" fo:padding-bottom="0.135cm" fo:padding-left="0.26cm" fo:padding-right="0.26cm"/>
    </style:style>
    <style:style style:name="gr77" style:family="graphic" style:parent-style-name="objectwithoutfill">
      <style:graphic-properties svg:stroke-width="0.02cm" svg:stroke-color="#000000" draw:marker-start-width="0cm" draw:marker-end="Circle" draw:marker-end-width="0.1cm" draw:fill="none" draw:textarea-vertical-align="middle" fo:padding-top="0.135cm" fo:padding-bottom="0.135cm" fo:padding-left="0.26cm" fo:padding-right="0.26cm"/>
    </style:style>
    <style:style style:name="gr78" style:family="graphic" style:parent-style-name="objectwithoutfill">
      <style:graphic-properties svg:stroke-width="0.02cm" svg:stroke-color="#000000" draw:marker-start-width="0cm" draw:marker-end-width="0cm" draw:fill="none" draw:textarea-vertical-align="middle" fo:padding-top="0.135cm" fo:padding-bottom="0.135cm" fo:padding-left="0.26cm" fo:padding-right="0.26cm"/>
    </style:style>
    <style:style style:name="gr79" style:family="graphic" style:parent-style-name="standard">
      <style:graphic-properties draw:stroke="none" svg:stroke-color="#000000" draw:fill="none" draw:fill-color="#ffffff" draw:textarea-horizontal-align="left" draw:auto-grow-height="true" draw:auto-grow-width="false" fo:min-height="0.348cm" fo:min-width="0cm"/>
    </style:style>
    <style:style style:name="gr80"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0cm" fo:padding-top="0.175cm" fo:padding-bottom="0.175cm" fo:padding-left="0.3cm" fo:padding-right="0.3cm"/>
    </style:style>
    <style:style style:name="gr81" style:family="graphic" style:parent-style-name="objectwithoutfill">
      <style:graphic-properties svg:stroke-width="0.1cm" svg:stroke-color="#33a3a3" draw:marker-start-width="0.5cm" draw:marker-end-width="0.5cm" svg:stroke-linecap="round" draw:fill="none" draw:textarea-vertical-align="middle" fo:padding-top="0.175cm" fo:padding-bottom="0.175cm" fo:padding-left="0.3cm" fo:padding-right="0.3cm"/>
    </style:style>
    <style:style style:name="gr82" style:family="graphic" style:parent-style-name="objectwithoutfill">
      <style:graphic-properties svg:stroke-width="0.1cm" svg:stroke-color="#ff0000" draw:marker-start-width="0.5cm" draw:marker-end-width="0.5cm" svg:stroke-linecap="round" draw:fill="none" draw:textarea-vertical-align="middle" fo:padding-top="0.175cm" fo:padding-bottom="0.175cm" fo:padding-left="0.3cm" fo:padding-right="0.3cm"/>
    </style:style>
    <style:style style:name="gr83" style:family="graphic" style:parent-style-name="objectwithoutfill">
      <style:graphic-properties svg:stroke-width="0.1cm" svg:stroke-color="#0000ff" draw:marker-start-width="0.5cm" draw:marker-end-width="0.5cm" svg:stroke-linecap="round" draw:fill="none" draw:textarea-vertical-align="middle" fo:padding-top="0.175cm" fo:padding-bottom="0.175cm" fo:padding-left="0.3cm" fo:padding-right="0.3cm"/>
    </style:style>
    <style:style style:name="gr84"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85"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86" style:family="graphic" style:parent-style-name="standard">
      <style:graphic-properties draw:stroke="none" svg:stroke-color="#000000" draw:fill="none" draw:fill-color="#ffffff" draw:textarea-horizontal-align="left" draw:auto-grow-height="true" draw:auto-grow-width="false" fo:min-height="0.548cm" fo:min-width="0cm"/>
    </style:style>
    <style:style style:name="gr87"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88" style:family="graphic" style:parent-style-name="standard">
      <style:graphic-properties svg:stroke-width="0.1cm" svg:stroke-color="#666666" draw:marker-start-width="0.3cm" draw:marker-end-width="0.3cm" draw:stroke-linejoin="bevel" draw:fill="solid" draw:fill-color="#ffffff" draw:textarea-horizontal-align="left" draw:textarea-vertical-align="middle" draw:auto-grow-height="false" fo:min-height="0cm" fo:min-width="0.192cm" fo:padding-top="0.179cm" fo:padding-bottom="0.179cm" fo:padding-left="0.304cm" fo:padding-right="0.304cm"/>
    </style:style>
    <style:style style:name="gr89" style:family="graphic" style:parent-style-name="standard">
      <style:graphic-properties svg:stroke-color="#5c8526" draw:stroke-linejoin="bevel" draw:fill="none" draw:fill-color="#cccccc" draw:textarea-horizontal-align="justify" draw:textarea-vertical-align="middle" draw:auto-grow-height="false" fo:min-height="22.15cm" fo:min-width="35.5cm"/>
    </style:style>
    <style:style style:name="gr90" style:family="graphic" style:parent-style-name="objectwithoutfill">
      <style:graphic-properties svg:stroke-width="0.1cm" svg:stroke-color="#00ff00" draw:marker-start-width="0.5cm" draw:marker-end-width="0.5cm" svg:stroke-linecap="round" draw:fill="none" draw:textarea-vertical-align="middle" fo:padding-top="0.175cm" fo:padding-bottom="0.175cm" fo:padding-left="0.3cm" fo:padding-right="0.3cm"/>
    </style:style>
    <style:style style:name="gr91" style:family="graphic" style:parent-style-name="standard">
      <style:graphic-properties draw:stroke="none" svg:stroke-color="#000000" draw:fill="none" draw:fill-color="#ffffff" draw:textarea-horizontal-align="left" draw:auto-grow-height="true" draw:auto-grow-width="false" fo:min-height="1.095cm" fo:min-width="0cm"/>
    </style:style>
    <style:style style:name="gr9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948cm" fo:min-width="17.798cm" fo:padding-top="0.426cm" fo:padding-bottom="0.426cm" fo:padding-left="0.551cm" fo:padding-right="0.551cm"/>
    </style:style>
    <style:style style:name="gr93" style:family="graphic" style:parent-style-name="standard">
      <style:graphic-properties draw:fill-color="#9966cc" draw:textarea-horizontal-align="justify" draw:textarea-vertical-align="middle" draw:auto-grow-height="false" fo:min-height="1.55cm" fo:min-width="18.3cm"/>
    </style:style>
    <style:style style:name="gr94"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348cm" fo:min-width="16.898cm" fo:padding-top="0.426cm" fo:padding-bottom="0.426cm" fo:padding-left="0.551cm" fo:padding-right="0.551cm"/>
    </style:style>
    <style:style style:name="gr95"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148cm" fo:min-width="12.498cm" fo:padding-top="0.426cm" fo:padding-bottom="0.426cm" fo:padding-left="0.551cm" fo:padding-right="0.551cm"/>
    </style:style>
    <style:style style:name="gr96"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292cm" fo:min-width="0.442cm" fo:padding-top="0.154cm" fo:padding-bottom="0.154cm" fo:padding-left="0.279cm" fo:padding-right="0.279cm"/>
    </style:style>
    <style:style style:name="gr97"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16.498cm" fo:padding-top="0.426cm" fo:padding-bottom="0.426cm" fo:padding-left="0.551cm" fo:padding-right="0.551cm"/>
    </style:style>
    <style:style style:name="gr98"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2.498cm" fo:padding-top="0.426cm" fo:padding-bottom="0.426cm" fo:padding-left="0.551cm" fo:padding-right="0.551cm"/>
    </style:style>
    <style:style style:name="gr99"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2.348cm" fo:min-width="0cm" fo:padding-top="0.426cm" fo:padding-bottom="0.426cm" fo:padding-left="0.551cm" fo:padding-right="0.551cm"/>
    </style:style>
    <style:style style:name="gr100" style:family="graphic" style:parent-style-name="standard">
      <style:graphic-properties draw:stroke="none" svg:stroke-color="#3465a4" draw:fill="solid" draw:fill-color="#666666" draw:textarea-horizontal-align="justify" draw:textarea-vertical-align="middle" draw:auto-grow-height="false" fo:min-height="0.35cm" fo:min-width="0.1cm"/>
    </style:style>
    <style:style style:name="gr101"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0cm" fo:padding-top="0.426cm" fo:padding-bottom="0.426cm" fo:padding-left="0.551cm" fo:padding-right="0.551cm"/>
    </style:style>
    <style:style style:name="gr102"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292cm" fo:min-width="2.642cm" fo:padding-top="0.154cm" fo:padding-bottom="0.154cm" fo:padding-left="0.279cm" fo:padding-right="0.279cm"/>
    </style:style>
    <style:style style:name="gr103"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11.442cm" fo:padding-top="0.154cm" fo:padding-bottom="0.154cm" fo:padding-left="0.279cm" fo:padding-right="0.279cm"/>
    </style:style>
    <style:style style:name="gr104"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292cm" fo:min-width="11.442cm" fo:padding-top="0.154cm" fo:padding-bottom="0.154cm" fo:padding-left="0.279cm" fo:padding-right="0.279cm"/>
    </style:style>
    <style:style style:name="gr105"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16.898cm" fo:padding-top="0.426cm" fo:padding-bottom="0.426cm" fo:padding-left="0.551cm" fo:padding-right="0.551cm"/>
    </style:style>
    <style:style style:name="gr106"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85cm" fo:min-width="12.6cm" fo:padding-top="0.175cm" fo:padding-bottom="0.175cm" fo:padding-left="0.3cm" fo:padding-right="0.3cm"/>
    </style:style>
    <style:style style:name="gr107"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65cm" fo:min-width="11.8cm" fo:padding-top="0.175cm" fo:padding-bottom="0.175cm" fo:padding-left="0.3cm" fo:padding-right="0.3cm"/>
    </style:style>
    <style:style style:name="gr108"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17cm" fo:padding-top="0.175cm" fo:padding-bottom="0.175cm" fo:padding-left="0.3cm" fo:padding-right="0.3cm"/>
    </style:style>
    <style:style style:name="gr109"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3.192cm" fo:min-width="0.442cm" fo:padding-top="0.154cm" fo:padding-bottom="0.154cm" fo:padding-left="0.279cm" fo:padding-right="0.279cm"/>
    </style:style>
    <style:style style:name="gr11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3.948cm" fo:min-width="11.998cm" fo:padding-top="0.426cm" fo:padding-bottom="0.426cm" fo:padding-left="0.551cm" fo:padding-right="0.551cm"/>
    </style:style>
    <style:style style:name="gr111"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692cm" fo:min-width="0.442cm" fo:padding-top="0.154cm" fo:padding-bottom="0.154cm" fo:padding-left="0.279cm" fo:padding-right="0.279cm"/>
    </style:style>
    <style:style style:name="gr112"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7.692cm" fo:min-width="2.642cm" fo:padding-top="0.154cm" fo:padding-bottom="0.154cm" fo:padding-left="0.279cm" fo:padding-right="0.279cm"/>
    </style:style>
    <style:style style:name="gr113"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0.692cm" fo:min-width="7.442cm" fo:padding-top="0.154cm" fo:padding-bottom="0.154cm" fo:padding-left="0.279cm" fo:padding-right="0.279cm"/>
    </style:style>
    <style:style style:name="gr114" style:family="graphic" style:parent-style-name="standard">
      <style:graphic-properties draw:stroke="none" svg:stroke-color="#3465a4" draw:fill="solid" draw:fill-color="#666666" draw:textarea-horizontal-align="justify" draw:textarea-vertical-align="middle" draw:auto-grow-height="false" fo:min-height="0.05cm" fo:min-width="0cm"/>
    </style:style>
    <style:style style:name="gr115" style:family="graphic" style:parent-style-name="standard">
      <style:graphic-properties svg:stroke-width="0.1cm" svg:stroke-color="#666666" draw:marker-start-width="0.3cm" draw:marker-end-width="0.3cm" draw:stroke-linejoin="bevel" draw:fill="solid" draw:fill-color="#ffffff" draw:textarea-horizontal-align="left" draw:textarea-vertical-align="middle" draw:auto-grow-height="false" fo:min-height="0cm" fo:min-width="0cm" fo:padding-top="0.179cm" fo:padding-bottom="0.179cm" fo:padding-left="0.304cm" fo:padding-right="0.304cm"/>
    </style:style>
    <style:style style:name="gr116"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9cm" fo:min-width="0cm" fo:padding-top="0.5cm" fo:padding-bottom="0cm" fo:padding-left="0.5cm" fo:padding-right="0.5cm"/>
    </style:style>
    <style:style style:name="gr117"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3.3cm" fo:min-width="0cm" fo:padding-top="0.5cm" fo:padding-bottom="0cm" fo:padding-left="0.5cm" fo:padding-right="0.5cm"/>
    </style:style>
    <style:style style:name="gr118"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5.953cm" fo:padding-top="0.5cm" fo:padding-bottom="0cm" fo:padding-left="0.5cm" fo:padding-right="0.5cm"/>
    </style:style>
    <style:style style:name="gr119"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792cm" fo:padding-top="0.179cm" fo:padding-bottom="0.179cm" fo:padding-left="0.304cm" fo:padding-right="0.304cm"/>
    </style:style>
    <style:style style:name="gr120" style:family="graphic" style:parent-style-name="objectwithoutfill">
      <style:graphic-properties draw:marker-end="Arrow" draw:marker-end-width="0.3cm" draw:fill="none" draw:textarea-vertical-align="middle"/>
    </style:style>
    <style:style style:name="gr121"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22"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23" style:family="graphic" style:parent-style-name="standard">
      <style:graphic-properties draw:stroke="none" svg:stroke-color="#000000" draw:fill="none" draw:fill-color="#ffffff" draw:opacity="100%" draw:fill-image-width="0cm" draw:fill-image-height="0cm" fo:min-height="0.782cm" draw:shadow-opacity="100%"/>
    </style:style>
    <style:style style:name="gr124" style:family="graphic" style:parent-style-name="standard">
      <style:graphic-properties svg:stroke-color="#5c8526" draw:stroke-linejoin="bevel" draw:fill="none" draw:fill-color="#cccccc" draw:textarea-horizontal-align="justify" draw:textarea-vertical-align="middle" draw:auto-grow-height="false" fo:min-height="22.75cm" fo:min-width="35.5cm"/>
    </style:style>
    <style:style style:name="gr125" style:family="graphic" style:parent-style-name="measure">
      <style:graphic-properties draw:stroke-linejoin="bevel" draw:textarea-vertical-align="middle" draw:line-distance="0.6cm"/>
    </style:style>
    <style:style style:name="gr126" style:family="graphic" style:parent-style-name="measure" style:list-style-name="L1">
      <style:graphic-properties draw:textarea-vertical-align="middle" draw:line-distance="1cm" draw:placing="below"/>
    </style:style>
    <style:style style:name="gr127" style:family="graphic" style:parent-style-name="measure" style:list-style-name="L1">
      <style:graphic-properties draw:textarea-vertical-align="middle" draw:line-distance="0.6cm" draw:placing="above"/>
    </style:style>
    <style:style style:name="gr128" style:family="graphic" style:parent-style-name="measure">
      <style:graphic-properties draw:stroke-linejoin="bevel" draw:textarea-vertical-align="middle" draw:line-distance="0.2cm" draw:placing="below"/>
    </style:style>
    <style:style style:name="gr129" style:family="graphic" style:parent-style-name="measure">
      <style:graphic-properties draw:stroke-linejoin="bevel" draw:textarea-vertical-align="middle" draw:line-distance="0.4cm"/>
    </style:style>
    <style:style style:name="gr130" style:family="graphic" style:parent-style-name="measure" style:list-style-name="L1">
      <style:graphic-properties draw:textarea-vertical-align="middle" draw:line-distance="0.6cm" draw:placing="above"/>
    </style:style>
    <style:style style:name="gr131" style:family="graphic" style:parent-style-name="measure" style:list-style-name="L1">
      <style:graphic-properties draw:textarea-vertical-align="middle" draw:line-distance="0.3cm" draw:placing="above"/>
    </style:style>
    <style:style style:name="gr132" style:family="graphic" style:parent-style-name="measure">
      <style:graphic-properties draw:stroke-linejoin="bevel" draw:textarea-vertical-align="middle" draw:line-distance="0.4cm" draw:placing="below"/>
    </style:style>
    <style:style style:name="gr133" style:family="graphic" style:parent-style-name="measure">
      <style:graphic-properties draw:stroke-linejoin="bevel" draw:textarea-vertical-align="middle" draw:line-distance="0.4cm" draw:placing="above"/>
    </style:style>
    <style:style style:name="gr134" style:family="graphic" style:parent-style-name="measure" style:list-style-name="L1">
      <style:graphic-properties draw:textarea-vertical-align="middle" draw:line-distance="0.6cm" draw:placing="above"/>
    </style:style>
    <style:style style:name="gr135" style:family="graphic" style:parent-style-name="measure" style:list-style-name="L1">
      <style:graphic-properties draw:textarea-vertical-align="middle" draw:line-distance="0.6cm" draw:placing="above"/>
    </style:style>
    <style:style style:name="gr136" style:family="graphic" style:parent-style-name="measure" style:list-style-name="L1">
      <style:graphic-properties draw:textarea-vertical-align="middle" draw:line-distance="0.6cm" draw:placing="above"/>
    </style:style>
    <style:style style:name="gr137" style:family="graphic" style:parent-style-name="objectwithoutfill">
      <style:graphic-properties draw:stroke="dash" draw:stroke-dash="Fine_20_Dashed" svg:stroke-color="#000000" draw:fill="none" draw:textarea-vertical-align="middle"/>
    </style:style>
    <style:style style:name="gr138"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948cm" fo:min-width="27.398cm" fo:padding-top="0.426cm" fo:padding-bottom="0.426cm" fo:padding-left="0.551cm" fo:padding-right="0.551cm"/>
    </style:style>
    <style:style style:name="gr139" style:family="graphic" style:parent-style-name="standard">
      <style:graphic-properties draw:fill-color="#9966cc" draw:textarea-horizontal-align="justify" draw:textarea-vertical-align="middle" draw:auto-grow-height="false" fo:min-height="1.55cm" fo:min-width="27.9cm"/>
    </style:style>
    <style:style style:name="gr14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8.498cm" fo:padding-top="0.426cm" fo:padding-bottom="0.426cm" fo:padding-left="0.551cm" fo:padding-right="0.551cm"/>
    </style:style>
    <style:style style:name="gr141"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348cm" fo:min-width="26.498cm" fo:padding-top="0.426cm" fo:padding-bottom="0.426cm" fo:padding-left="0.551cm" fo:padding-right="0.551cm"/>
    </style:style>
    <style:style style:name="gr142" style:family="graphic" style:parent-style-name="standard">
      <style:graphic-properties draw:stroke="none" svg:stroke-width="0.05cm" svg:stroke-color="#729fcf" draw:marker-start-width="0cm" draw:marker-end-width="0cm" draw:stroke-linejoin="bevel" draw:fill="solid" draw:fill-color="#729fcf" draw:textarea-horizontal-align="right" draw:textarea-vertical-align="middle" draw:auto-grow-height="false" fo:min-height="0.692cm" fo:min-width="25.642cm" fo:padding-top="0.154cm" fo:padding-bottom="0.154cm" fo:padding-left="0.279cm" fo:padding-right="0.279cm"/>
    </style:style>
    <style:style style:name="gr14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148cm" fo:min-width="12.698cm" fo:padding-top="0.426cm" fo:padding-bottom="0.426cm" fo:padding-left="0.551cm" fo:padding-right="0.551cm"/>
    </style:style>
    <style:style style:name="gr144"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26.098cm" fo:padding-top="0.426cm" fo:padding-bottom="0.426cm" fo:padding-left="0.551cm" fo:padding-right="0.551cm"/>
    </style:style>
    <style:style style:name="gr145"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892cm" fo:min-width="6.242cm" fo:padding-top="0.154cm" fo:padding-bottom="0.154cm" fo:padding-left="0.279cm" fo:padding-right="0.279cm"/>
    </style:style>
    <style:style style:name="gr146"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3.242cm" fo:padding-top="0.154cm" fo:padding-bottom="0.154cm" fo:padding-left="0.279cm" fo:padding-right="0.279cm"/>
    </style:style>
    <style:style style:name="gr147"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5.392cm" fo:min-width="0.442cm" fo:padding-top="0.154cm" fo:padding-bottom="0.154cm" fo:padding-left="0.279cm" fo:padding-right="0.279cm"/>
    </style:style>
    <style:style style:name="gr148"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26.498cm" fo:padding-top="0.426cm" fo:padding-bottom="0.426cm" fo:padding-left="0.551cm" fo:padding-right="0.551cm"/>
    </style:style>
    <style:style style:name="gr149"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2.592cm" fo:min-width="0cm" fo:padding-top="0.154cm" fo:padding-bottom="0.154cm" fo:padding-left="0.279cm" fo:padding-right="0.279cm"/>
    </style:style>
    <style:style style:name="gr150" style:family="graphic" style:parent-style-name="standard">
      <style:graphic-properties svg:stroke-width="0.05cm" svg:stroke-color="#000000" draw:marker-start-width="0.191cm" draw:marker-end-width="0.191cm" draw:stroke-linejoin="miter" draw:fill="solid" draw:fill-color="#ffffff" draw:textarea-horizontal-align="justify" draw:textarea-vertical-align="middle" draw:auto-grow-height="false" fo:min-height="0cm" fo:min-width="26.95cm" fo:padding-top="0.15cm" fo:padding-bottom="0.15cm" fo:padding-left="0.275cm" fo:padding-right="0.275cm"/>
    </style:style>
    <style:style style:name="gr151"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26.6cm" fo:padding-top="0.175cm" fo:padding-bottom="0.175cm" fo:padding-left="0.3cm" fo:padding-right="0.3cm"/>
    </style:style>
    <style:style style:name="gr15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6.098cm" fo:padding-top="0.426cm" fo:padding-bottom="0.426cm" fo:padding-left="0.551cm" fo:padding-right="0.551cm"/>
    </style:style>
    <style:style style:name="gr153"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292cm" fo:min-width="15.042cm" fo:padding-top="0.154cm" fo:padding-bottom="0.154cm" fo:padding-left="0.279cm" fo:padding-right="0.279cm"/>
    </style:style>
    <style:style style:name="gr154"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7.042cm" fo:padding-top="0.154cm" fo:padding-bottom="0.154cm" fo:padding-left="0.279cm" fo:padding-right="0.279cm"/>
    </style:style>
    <style:style style:name="gr155"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892cm" fo:min-width="1.842cm" fo:padding-top="0.154cm" fo:padding-bottom="0.154cm" fo:padding-left="0.279cm" fo:padding-right="0.279cm"/>
    </style:style>
    <style:style style:name="gr156"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85cm" fo:min-width="16.2cm" fo:padding-top="0.175cm" fo:padding-bottom="0.175cm" fo:padding-left="0.3cm" fo:padding-right="0.3cm"/>
    </style:style>
    <style:style style:name="gr157"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65cm" fo:min-width="15.4cm" fo:padding-top="0.175cm" fo:padding-bottom="0.175cm" fo:padding-left="0.3cm" fo:padding-right="0.3cm"/>
    </style:style>
    <style:style style:name="gr158" style:family="graphic" style:parent-style-name="objectwithoutfill">
      <style:graphic-properties svg:stroke-width="0.3cm" svg:stroke-color="#663300" draw:marker-start-width="0.9cm" draw:marker-end-width="0.9cm" svg:stroke-opacity="50%" svg:stroke-linecap="round" draw:fill="none" draw:textarea-vertical-align="middle" fo:padding-top="0.275cm" fo:padding-bottom="0.275cm" fo:padding-left="0.4cm" fo:padding-right="0.4cm"/>
    </style:style>
    <style:style style:name="gr159"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179cm" fo:padding-bottom="0.179cm" fo:padding-left="0.304cm" fo:padding-right="0.304cm"/>
    </style:style>
    <style:style style:name="gr160"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2.8cm" fo:min-width="0cm" fo:padding-top="0.5cm" fo:padding-bottom="0cm" fo:padding-left="0.5cm" fo:padding-right="0.5cm"/>
    </style:style>
    <style:style style:name="gr161"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2.2cm" fo:min-width="0cm" fo:padding-top="0.5cm" fo:padding-bottom="0cm" fo:padding-left="0.5cm" fo:padding-right="0.5cm"/>
    </style:style>
    <style:style style:name="gr162"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6cm" fo:min-width="0cm" fo:padding-top="0.5cm" fo:padding-bottom="0cm" fo:padding-left="0.5cm" fo:padding-right="0.5cm"/>
    </style:style>
    <style:style style:name="gr163"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2.153cm" fo:padding-top="0.5cm" fo:padding-bottom="0cm" fo:padding-left="0.5cm" fo:padding-right="0.5cm"/>
    </style:style>
    <style:style style:name="gr164"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0.753cm" fo:padding-top="0.5cm" fo:padding-bottom="0cm" fo:padding-left="0.5cm" fo:padding-right="0.5cm"/>
    </style:style>
    <style:style style:name="gr165" style:family="graphic" style:parent-style-name="standard">
      <style:graphic-properties svg:stroke-color="#5c8526" draw:stroke-linejoin="bevel" draw:fill="none" draw:fill-color="#cccccc" draw:textarea-horizontal-align="justify" draw:textarea-vertical-align="middle" draw:auto-grow-height="false" fo:min-height="22.75cm" fo:min-width="34.5cm"/>
    </style:style>
    <style:style style:name="gr166" style:family="graphic" style:parent-style-name="measure" style:list-style-name="L1">
      <style:graphic-properties draw:textarea-vertical-align="middle" draw:line-distance="0.6cm" draw:placing="above"/>
    </style:style>
    <style:style style:name="gr167" style:family="graphic" style:parent-style-name="measure" style:list-style-name="L1">
      <style:graphic-properties draw:textarea-vertical-align="middle" draw:line-distance="1cm" draw:placing="below"/>
    </style:style>
    <style:style style:name="gr168" style:family="graphic" style:parent-style-name="measure" style:list-style-name="L1">
      <style:graphic-properties draw:textarea-vertical-align="middle" draw:line-distance="0.6cm" draw:placing="above"/>
    </style:style>
    <style:style style:name="gr169" style:family="graphic" style:parent-style-name="measure">
      <style:graphic-properties draw:stroke-linejoin="bevel" draw:textarea-vertical-align="middle" draw:line-distance="0.8cm"/>
    </style:style>
    <style:style style:name="gr170" style:family="graphic" style:parent-style-name="measure" style:list-style-name="L1">
      <style:graphic-properties draw:textarea-vertical-align="middle" draw:line-distance="0.6cm" draw:placing="above"/>
    </style:style>
    <style:style style:name="gr171" style:family="graphic" style:parent-style-name="measure" style:list-style-name="L1">
      <style:graphic-properties draw:textarea-vertical-align="middle" draw:line-distance="0.6cm" draw:placing="above"/>
    </style:style>
    <style:style style:name="gr172" style:family="graphic" style:parent-style-name="measure" style:list-style-name="L1">
      <style:graphic-properties draw:textarea-vertical-align="middle" draw:line-distance="0.6cm" draw:placing="above"/>
    </style:style>
    <style:style style:name="gr173" style:family="graphic" style:parent-style-name="measure" style:list-style-name="L1">
      <style:graphic-properties draw:textarea-vertical-align="middle" draw:line-distance="0.6cm" draw:placing="above"/>
    </style:style>
    <style:style style:name="gr174" style:family="graphic" style:parent-style-name="measure" style:list-style-name="L1">
      <style:graphic-properties draw:textarea-vertical-align="middle" draw:line-distance="0.8cm" draw:placing="above"/>
    </style:style>
    <style:style style:name="gr175" style:family="graphic" style:parent-style-name="standard">
      <style:graphic-properties draw:fill-color="#9966cc" draw:textarea-horizontal-align="justify" draw:textarea-vertical-align="middle" draw:auto-grow-height="false" fo:min-height="18.55cm" fo:min-width="27.9cm"/>
    </style:style>
    <style:style style:name="gr176"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7.148cm" fo:min-width="26.498cm" fo:padding-top="0.426cm" fo:padding-bottom="0.426cm" fo:padding-left="0.551cm" fo:padding-right="0.551cm"/>
    </style:style>
    <style:style style:name="gr177"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5.948cm" fo:min-width="6.898cm" fo:padding-top="0.426cm" fo:padding-bottom="0.426cm" fo:padding-left="0.551cm" fo:padding-right="0.551cm"/>
    </style:style>
    <style:style style:name="gr178"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7.148cm" fo:min-width="15.098cm" fo:padding-top="0.426cm" fo:padding-bottom="0.426cm" fo:padding-left="0.551cm" fo:padding-right="0.551cm"/>
    </style:style>
    <style:style style:name="gr179"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5.148cm" fo:min-width="5.698cm" fo:padding-top="0.426cm" fo:padding-bottom="0.426cm" fo:padding-left="0.551cm" fo:padding-right="0.551cm"/>
    </style:style>
    <style:style style:name="gr180"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9.348cm" fo:min-width="0cm" fo:padding-top="0.426cm" fo:padding-bottom="0.426cm" fo:padding-left="0.551cm" fo:padding-right="0.551cm"/>
    </style:style>
    <style:style style:name="gr18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842cm" fo:min-width="11.392cm" fo:padding-top="0.179cm" fo:padding-bottom="0.179cm" fo:padding-left="0.304cm" fo:padding-right="0.304cm"/>
    </style:style>
    <style:style style:name="gr182"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5.148cm" fo:min-width="6.098cm" fo:padding-top="0.426cm" fo:padding-bottom="0.426cm" fo:padding-left="0.551cm" fo:padding-right="0.551cm"/>
    </style:style>
    <style:style style:name="gr183" style:family="graphic" style:parent-style-name="standard">
      <style:graphic-properties svg:stroke-width="0.15cm" svg:stroke-color="#666666" draw:marker-start-width="0.491cm" draw:marker-end-width="0.491cm" draw:stroke-linejoin="miter" draw:fill-color="#b3b3b3" draw:textarea-horizontal-align="justify" draw:textarea-vertical-align="middle" draw:auto-grow-height="false" fo:min-height="0.6cm" fo:min-width="0.95cm" fo:padding-top="0.2cm" fo:padding-bottom="0.2cm" fo:padding-left="0.325cm" fo:padding-right="0.325cm"/>
    </style:style>
    <style:style style:name="gr184" style:family="graphic" style:parent-style-name="standard">
      <style:graphic-properties svg:stroke-width="0.05cm" svg:stroke-color="#ffffff" draw:marker-start-width="0.35cm" draw:marker-end-width="0.35cm" draw:fill="solid" draw:fill-color="#ffffff" draw:textarea-horizontal-align="justify" draw:textarea-vertical-align="middle" draw:auto-grow-height="false" fo:min-height="7.7cm" fo:min-width="3.85cm" fo:padding-top="0.15cm" fo:padding-bottom="0.15cm" fo:padding-left="0.275cm" fo:padding-right="0.275cm"/>
    </style:style>
    <style:style style:name="gr185" style:family="graphic" style:parent-style-name="standard">
      <style:graphic-properties svg:stroke-width="0.2cm" svg:stroke-color="#e6e6e6" draw:marker-start-width="0.8cm" draw:marker-end-width="0.8cm" draw:fill="solid" draw:fill-color="#ffffff" draw:textarea-horizontal-align="justify" draw:textarea-vertical-align="middle" draw:auto-grow-height="false" fo:min-height="5.15cm" fo:min-width="4.9cm" fo:padding-top="0.225cm" fo:padding-bottom="0.225cm" fo:padding-left="0.35cm" fo:padding-right="0.35cm"/>
    </style:style>
    <style:style style:name="gr186"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48cm" fo:min-width="3.352cm" fo:padding-top="0.179cm" fo:padding-bottom="0.179cm" fo:padding-left="0.304cm" fo:padding-right="0.304cm"/>
    </style:style>
    <style:style style:name="gr187" style:family="graphic" style:parent-style-name="standard">
      <style:graphic-properties draw:fill="hatch" draw:fill-color="#cccccc" draw:fill-hatch-name="Trap3" draw:fill-hatch-solid="true" draw:textarea-horizontal-align="justify" draw:textarea-vertical-align="middle" draw:auto-grow-height="false" fo:min-height="1.306cm" fo:min-width="1.056cm"/>
    </style:style>
    <style:style style:name="gr188" style:family="graphic" style:parent-style-name="standard">
      <style:graphic-properties svg:stroke-width="0.05cm" svg:stroke-color="#999999" draw:marker-start-width="0.35cm" draw:marker-end-width="0.35cm" draw:fill="solid" draw:fill-color="#999999" draw:textarea-horizontal-align="justify" draw:textarea-vertical-align="middle" draw:auto-grow-height="false" fo:min-height="1.1cm" fo:min-width="5.25cm" fo:padding-top="0.15cm" fo:padding-bottom="0.15cm" fo:padding-left="0.275cm" fo:padding-right="0.275cm"/>
    </style:style>
    <style:style style:name="gr189" style:family="graphic" style:parent-style-name="standard">
      <style:graphic-properties svg:stroke-width="0.05cm" svg:stroke-color="#999999" draw:marker-start-width="0.35cm" draw:marker-end-width="0.35cm" draw:fill="solid" draw:fill-color="#999999" draw:textarea-horizontal-align="justify" draw:textarea-vertical-align="middle" draw:auto-grow-height="false" fo:min-height="1.58cm" fo:min-width="2.35cm" fo:padding-top="0.15cm" fo:padding-bottom="0.15cm" fo:padding-left="0.275cm" fo:padding-right="0.275cm"/>
    </style:style>
    <style:style style:name="gr190" style:family="graphic" style:parent-style-name="standard">
      <style:graphic-properties draw:fill-color="#808080" draw:textarea-horizontal-align="justify" draw:textarea-vertical-align="middle" draw:auto-grow-height="false" fo:min-height="0.95cm" fo:min-width="0.7cm"/>
    </style:style>
    <style:style style:name="gr191" style:family="graphic" style:parent-style-name="measure">
      <style:graphic-properties draw:stroke-linejoin="bevel" draw:textarea-vertical-align="middle" draw:line-distance="0.3cm" draw:placing="below"/>
    </style:style>
    <style:style style:name="gr192" style:family="graphic" style:parent-style-name="standard">
      <style:graphic-properties svg:stroke-width="0.2cm" svg:stroke-color="#9966cc" draw:marker-start-width="0.8cm" draw:marker-end-width="0.8cm" svg:stroke-opacity="60%" draw:fill="none" draw:textarea-horizontal-align="justify" draw:textarea-vertical-align="middle" draw:auto-grow-height="false" fo:min-height="0.682cm" fo:min-width="0.432cm" fo:padding-top="0.225cm" fo:padding-bottom="0.225cm" fo:padding-left="0.35cm" fo:padding-right="0.35cm"/>
    </style:style>
    <style:style style:name="gr193" style:family="graphic" style:parent-style-name="standard">
      <style:graphic-properties draw:stroke="dash" draw:stroke-dash="Ultrafine_20_Dashed" svg:stroke-width="1.5cm" svg:stroke-color="#808080" draw:marker-start-width="2.7cm" draw:marker-end-width="2.7cm" svg:stroke-opacity="50%" svg:stroke-linecap="round" draw:fill="none" draw:fill-color="#808080" draw:textarea-horizontal-align="justify" draw:textarea-vertical-align="middle" draw:auto-grow-height="false" fo:min-height="0cm" fo:min-width="0cm" fo:padding-top="0.875cm" fo:padding-bottom="0.875cm" fo:padding-left="1cm" fo:padding-right="1cm"/>
    </style:style>
    <style:style style:name="gr194" style:family="graphic" style:parent-style-name="standard">
      <style:graphic-properties draw:fill="solid" draw:fill-color="#999999" draw:textarea-horizontal-align="justify" draw:textarea-vertical-align="middle" draw:auto-grow-height="false" fo:min-height="1.15cm" fo:min-width="0.9cm"/>
    </style:style>
    <style:style style:name="gr195" style:family="graphic" style:parent-style-name="standard">
      <style:graphic-properties draw:stroke="none" svg:stroke-width="0.1cm" svg:stroke-color="#000000" draw:marker-start-width="0.501cm" draw:marker-end-width="0.501cm" draw:stroke-linejoin="round" svg:stroke-linecap="round" draw:fill-color="#729fcf" draw:textarea-horizontal-align="right" draw:textarea-vertical-align="middle" draw:auto-grow-height="false" fo:min-height="8.248cm" fo:min-width="0.198cm" fo:padding-top="0.276cm" fo:padding-bottom="0.276cm" fo:padding-left="0.401cm" fo:padding-right="0.401cm"/>
    </style:style>
    <style:style style:name="gr196" style:family="graphic" style:parent-style-name="standard">
      <style:graphic-properties draw:stroke="solid" svg:stroke-color="#808080" draw:stroke-linejoin="miter" draw:fill="solid" draw:fill-color="#e6e6e6" draw:opacity="100%" draw:textarea-horizontal-align="justify" draw:textarea-vertical-align="middle" draw:auto-grow-height="false" fo:min-height="0.75cm" fo:min-width="0.5cm" draw:shadow-opacity="100%"/>
    </style:style>
    <style:style style:name="gr197" style:family="graphic" style:parent-style-name="standard">
      <style:graphic-properties draw:stroke-linejoin="miter" draw:fill-color="#83caff" draw:textarea-horizontal-align="justify" draw:textarea-vertical-align="middle" draw:auto-grow-height="false" fo:min-height="0cm" fo:min-width="0.5cm"/>
    </style:style>
    <style:style style:name="gr198" style:family="graphic" style:parent-style-name="measure" style:list-style-name="L1">
      <style:graphic-properties draw:textarea-vertical-align="middle" draw:line-distance="0.6cm" draw:placing="above"/>
    </style:style>
    <style:style style:name="gr199" style:family="graphic" style:parent-style-name="measure">
      <style:graphic-properties draw:stroke-linejoin="bevel" draw:textarea-vertical-align="middle" draw:line-distance="1cm"/>
    </style:style>
    <style:style style:name="gr200" style:family="graphic" style:parent-style-name="measure" style:list-style-name="L1">
      <style:graphic-properties draw:textarea-vertical-align="middle" draw:line-distance="1cm" draw:placing="below"/>
    </style:style>
    <style:style style:name="gr201" style:family="graphic" style:parent-style-name="measure" style:list-style-name="L1">
      <style:graphic-properties draw:textarea-vertical-align="middle" draw:line-distance="0.6cm" draw:placing="above"/>
    </style:style>
    <style:style style:name="gr202" style:family="graphic" style:parent-style-name="measure">
      <style:graphic-properties draw:stroke-linejoin="bevel" draw:textarea-vertical-align="middle" draw:line-distance="0.396cm" draw:placing="below"/>
    </style:style>
    <style:style style:name="gr203" style:family="graphic" style:parent-style-name="standard">
      <style:graphic-properties draw:stroke="none" draw:fill="none" draw:opacity="100%" draw:fill-image-width="0cm" draw:fill-image-height="0cm" fo:min-height="3.766cm" draw:shadow-opacity="100%"/>
    </style:style>
    <style:style style:name="gr204" style:family="graphic" style:parent-style-name="objectwithoutfill">
      <style:graphic-properties svg:stroke-width="0.1cm" svg:stroke-color="#00ff00" draw:marker-start-width="0.5cm" draw:marker-end="Arrow" draw:marker-end-width="0.3cm" svg:stroke-linecap="round" draw:fill="none" draw:textarea-vertical-align="middle" fo:padding-top="0.175cm" fo:padding-bottom="0.175cm" fo:padding-left="0.3cm" fo:padding-right="0.3cm"/>
    </style:style>
    <style:style style:name="gr205"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242cm" fo:min-width="0cm" fo:padding-top="0.179cm" fo:padding-bottom="0.179cm" fo:padding-left="0.304cm" fo:padding-right="0.304cm"/>
    </style:style>
    <style:style style:name="gr206"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042cm" fo:min-width="0cm" fo:padding-top="0.179cm" fo:padding-bottom="0.179cm" fo:padding-left="0.304cm" fo:padding-right="0.304cm"/>
    </style:style>
    <style:style style:name="gr207"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cm" fo:min-width="0cm" fo:padding-top="0.5cm" fo:padding-bottom="0.5cm" fo:padding-left="0.5cm" fo:padding-right="0.5cm"/>
    </style:style>
    <style:style style:name="gr20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994cm" fo:padding-top="0.178cm" fo:padding-bottom="0.178cm" fo:padding-left="0.303cm" fo:padding-right="0.303cm"/>
    </style:style>
    <style:style style:name="gr209" style:family="graphic" style:parent-style-name="objectwithoutfill">
      <style:graphic-properties svg:stroke-width="0.201cm" svg:stroke-color="#cccccc" draw:marker-start-width="0.503cm" draw:marker-end-width="0.503cm" draw:stroke-linejoin="miter" svg:stroke-linecap="round" draw:fill="none" draw:textarea-vertical-align="middle" fo:padding-top="0.227cm" fo:padding-bottom="0.227cm" fo:padding-left="0.352cm" fo:padding-right="0.352cm"/>
    </style:style>
    <style:style style:name="gr210" style:family="graphic" style:parent-style-name="objectwithoutfill">
      <style:graphic-properties svg:stroke-width="0.1cm" svg:stroke-color="#666666" draw:marker-start-width="0.201cm" draw:marker-end-width="0.201cm" draw:stroke-linejoin="miter" svg:stroke-linecap="round" draw:fill="none" draw:textarea-vertical-align="middle" fo:padding-top="0.177cm" fo:padding-bottom="0.177cm" fo:padding-left="0.302cm" fo:padding-right="0.302cm"/>
    </style:style>
    <style:style style:name="gr21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019cm" fo:padding-top="0.178cm" fo:padding-bottom="0.178cm" fo:padding-left="0.303cm" fo:padding-right="0.303cm"/>
    </style:style>
    <style:style style:name="gr21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cm" fo:padding-top="0.178cm" fo:padding-bottom="0.178cm" fo:padding-left="0.303cm" fo:padding-right="0.303cm"/>
    </style:style>
    <style:style style:name="gr21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3.844cm" fo:min-width="0cm" fo:padding-top="0.178cm" fo:padding-bottom="0.178cm" fo:padding-left="0.303cm" fo:padding-right="0.303cm"/>
    </style:style>
    <style:style style:name="gr21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cm" fo:padding-top="0.178cm" fo:padding-bottom="0.178cm" fo:padding-left="0.303cm" fo:padding-right="0.303cm"/>
    </style:style>
    <style:style style:name="gr21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844cm" fo:min-width="0cm" fo:padding-top="0.178cm" fo:padding-bottom="0.178cm" fo:padding-left="0.303cm" fo:padding-right="0.303cm"/>
    </style:style>
    <style:style style:name="gr21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35cm" fo:min-width="0cm" fo:padding-top="0.178cm" fo:padding-bottom="0.178cm" fo:padding-left="0.303cm" fo:padding-right="0.303cm"/>
    </style:style>
    <style:style style:name="gr21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5.236cm" fo:min-width="0cm" fo:padding-top="0.178cm" fo:padding-bottom="0.178cm" fo:padding-left="0.303cm" fo:padding-right="0.303cm"/>
    </style:style>
    <style:style style:name="gr21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1.794cm" fo:padding-top="0.178cm" fo:padding-bottom="0.178cm" fo:padding-left="0.303cm" fo:padding-right="0.303cm"/>
    </style:style>
    <style:style style:name="gr219"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8.271cm" fo:min-width="0cm" fo:padding-top="0.178cm" fo:padding-bottom="0.178cm" fo:padding-left="0.303cm" fo:padding-right="0.303cm"/>
    </style:style>
    <style:style style:name="gr220"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655cm" fo:min-width="0cm" fo:padding-top="0.178cm" fo:padding-bottom="0.178cm" fo:padding-left="0.303cm" fo:padding-right="0.303cm"/>
    </style:style>
    <style:style style:name="gr22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3.112cm" fo:min-width="0cm" fo:padding-top="0.178cm" fo:padding-bottom="0.178cm" fo:padding-left="0.303cm" fo:padding-right="0.303cm"/>
    </style:style>
    <style:style style:name="gr22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844cm" fo:min-width="0cm" fo:padding-top="0.178cm" fo:padding-bottom="0.178cm" fo:padding-left="0.303cm" fo:padding-right="0.303cm"/>
    </style:style>
    <style:style style:name="gr22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4.444cm" fo:min-width="0cm" fo:padding-top="0.178cm" fo:padding-bottom="0.178cm" fo:padding-left="0.303cm" fo:padding-right="0.303cm"/>
    </style:style>
    <style:style style:name="gr22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444cm" fo:min-width="0cm" fo:padding-top="0.178cm" fo:padding-bottom="0.178cm" fo:padding-left="0.303cm" fo:padding-right="0.303cm"/>
    </style:style>
    <style:style style:name="gr22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7.464cm" fo:min-width="0cm" fo:padding-top="0.178cm" fo:padding-bottom="0.178cm" fo:padding-left="0.303cm" fo:padding-right="0.303cm"/>
    </style:style>
    <style:style style:name="gr22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3.594cm" fo:padding-top="0.178cm" fo:padding-bottom="0.178cm" fo:padding-left="0.303cm" fo:padding-right="0.303cm"/>
    </style:style>
    <style:style style:name="gr22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0cm" fo:padding-top="0.178cm" fo:padding-bottom="0.178cm" fo:padding-left="0.303cm" fo:padding-right="0.303cm"/>
    </style:style>
    <style:style style:name="gr22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397cm" fo:min-width="0cm" fo:padding-top="0.178cm" fo:padding-bottom="0.178cm" fo:padding-left="0.303cm" fo:padding-right="0.303cm"/>
    </style:style>
    <style:style style:name="gr229" style:family="graphic" style:parent-style-name="measure">
      <style:graphic-properties draw:stroke="none" draw:fill="none" fo:min-height="0.472cm"/>
    </style:style>
    <style:style style:name="gr230"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7.148cm" fo:min-width="26.498cm" fo:padding-top="0.426cm" fo:padding-bottom="0.426cm" fo:padding-left="0.551cm" fo:padding-right="0.551cm"/>
    </style:style>
    <style:style style:name="gr23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5.842cm" fo:min-width="15.992cm" fo:padding-top="0.179cm" fo:padding-bottom="0.179cm" fo:padding-left="0.304cm" fo:padding-right="0.304cm"/>
    </style:style>
    <style:style style:name="gr23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7.748cm" fo:min-width="0cm" fo:padding-top="0.426cm" fo:padding-bottom="0.426cm" fo:padding-left="0.551cm" fo:padding-right="0.551cm"/>
    </style:style>
    <style:style style:name="gr23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748cm" fo:min-width="9.298cm" fo:padding-top="0.426cm" fo:padding-bottom="0.426cm" fo:padding-left="0.551cm" fo:padding-right="0.551cm"/>
    </style:style>
    <style:style style:name="gr234"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7.948cm" fo:min-width="5.498cm" fo:padding-top="0.426cm" fo:padding-bottom="0.426cm" fo:padding-left="0.551cm" fo:padding-right="0.551cm"/>
    </style:style>
    <style:style style:name="gr235"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548cm" fo:min-width="22.198cm" fo:padding-top="0.426cm" fo:padding-bottom="0.426cm" fo:padding-left="0.551cm" fo:padding-right="0.551cm"/>
    </style:style>
    <style:style style:name="gr23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5.342cm" fo:min-width="1.592cm" fo:padding-top="0.179cm" fo:padding-bottom="0.179cm" fo:padding-left="0.304cm" fo:padding-right="0.304cm"/>
    </style:style>
    <style:style style:name="gr23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4.992cm" fo:padding-top="0.179cm" fo:padding-bottom="0.179cm" fo:padding-left="0.304cm" fo:padding-right="0.304cm"/>
    </style:style>
    <style:style style:name="gr23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8.042cm" fo:min-width="4.992cm" fo:padding-top="0.179cm" fo:padding-bottom="0.179cm" fo:padding-left="0.304cm" fo:padding-right="0.304cm"/>
    </style:style>
    <style:style style:name="gr23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11.392cm" fo:padding-top="0.179cm" fo:padding-bottom="0.179cm" fo:padding-left="0.304cm" fo:padding-right="0.304cm"/>
    </style:style>
    <style:style style:name="gr24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5.792cm" fo:padding-top="0.179cm" fo:padding-bottom="0.179cm" fo:padding-left="0.304cm" fo:padding-right="0.304cm"/>
    </style:style>
    <style:style style:name="gr24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9.942cm" fo:min-width="1.392cm" fo:padding-top="0.179cm" fo:padding-bottom="0.179cm" fo:padding-left="0.304cm" fo:padding-right="0.304cm"/>
    </style:style>
    <style:style style:name="gr242" style:family="graphic" style:parent-style-name="standard">
      <style:graphic-properties draw:fill="hatch" draw:fill-color="#cccccc" draw:fill-hatch-name="Trap3" draw:fill-hatch-solid="true" draw:textarea-horizontal-align="justify" draw:textarea-vertical-align="middle" draw:auto-grow-height="false" fo:min-height="1.306cm" fo:min-width="1.055cm"/>
    </style:style>
    <style:style style:name="gr243" style:family="graphic" style:parent-style-name="measure" style:list-style-name="L1">
      <style:graphic-properties draw:textarea-vertical-align="middle" draw:line-distance="0.6cm" draw:placing="above"/>
    </style:style>
    <style:style style:name="gr244" style:family="graphic" style:parent-style-name="measure" style:list-style-name="L1">
      <style:graphic-properties draw:textarea-vertical-align="middle" draw:line-distance="1cm" draw:placing="below"/>
    </style:style>
    <style:style style:name="gr245" style:family="graphic" style:parent-style-name="measure" style:list-style-name="L1">
      <style:graphic-properties draw:textarea-vertical-align="middle" draw:line-distance="0.6cm" draw:placing="above"/>
    </style:style>
    <style:style style:name="gr246" style:family="graphic" style:parent-style-name="measure">
      <style:graphic-properties draw:stroke-linejoin="bevel" draw:textarea-vertical-align="middle" draw:line-distance="0.301cm" draw:placing="below"/>
    </style:style>
    <style:style style:name="gr247" style:family="graphic" style:parent-style-name="measure">
      <style:graphic-properties draw:stroke-linejoin="bevel" draw:textarea-vertical-align="middle" draw:line-distance="0.301cm" draw:placing="above"/>
    </style:style>
    <style:style style:name="gr248"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8cm" fo:min-width="26.498cm" fo:padding-top="0.426cm" fo:padding-bottom="0.426cm" fo:padding-left="0.551cm" fo:padding-right="0.551cm"/>
    </style:style>
    <style:style style:name="gr249" style:family="graphic" style:parent-style-name="measure" style:list-style-name="L1">
      <style:graphic-properties draw:textarea-vertical-align="middle" draw:line-distance="0.6cm" draw:placing="above"/>
    </style:style>
    <style:style style:name="gr250" style:family="graphic" style:parent-style-name="measure" style:list-style-name="L1">
      <style:graphic-properties draw:textarea-vertical-align="middle" draw:line-distance="1cm" draw:placing="below"/>
    </style:style>
    <style:style style:name="gr251" style:family="graphic" style:parent-style-name="measure" style:list-style-name="L1">
      <style:graphic-properties draw:textarea-vertical-align="middle" draw:line-distance="0.6cm" draw:placing="above"/>
    </style:style>
    <style:style style:name="gr252"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6.748cm" fo:min-width="26.098cm" fo:padding-top="0.426cm" fo:padding-bottom="0.426cm" fo:padding-left="0.551cm" fo:padding-right="0.551cm"/>
    </style:style>
    <style:style style:name="gr25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3.642cm" fo:min-width="16.192cm" fo:padding-top="0.179cm" fo:padding-bottom="0.179cm" fo:padding-left="0.304cm" fo:padding-right="0.304cm"/>
    </style:style>
    <style:style style:name="gr254"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748cm" fo:min-width="16.098cm" fo:padding-top="0.426cm" fo:padding-bottom="0.426cm" fo:padding-left="0.551cm" fo:padding-right="0.551cm"/>
    </style:style>
    <style:style style:name="gr25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242cm" fo:min-width="11.392cm" fo:padding-top="0.179cm" fo:padding-bottom="0.179cm" fo:padding-left="0.304cm" fo:padding-right="0.304cm"/>
    </style:style>
    <style:style style:name="gr25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1.642cm" fo:min-width="4.992cm" fo:padding-top="0.179cm" fo:padding-bottom="0.179cm" fo:padding-left="0.304cm" fo:padding-right="0.304cm"/>
    </style:style>
    <style:style style:name="gr25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352cm" fo:padding-top="0.179cm" fo:padding-bottom="0.179cm" fo:padding-left="0.304cm" fo:padding-right="0.304cm"/>
    </style:style>
    <style:style style:name="gr25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432cm" fo:padding-top="0.179cm" fo:padding-bottom="0.179cm" fo:padding-left="0.304cm" fo:padding-right="0.304cm"/>
    </style:style>
    <style:style style:name="gr259"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1.498cm" fo:padding-top="0.426cm" fo:padding-bottom="0.426cm" fo:padding-left="0.551cm" fo:padding-right="0.551cm"/>
    </style:style>
    <style:style style:name="gr260" style:family="graphic" style:parent-style-name="measure">
      <style:graphic-properties draw:stroke-linejoin="bevel" draw:textarea-vertical-align="middle" draw:line-distance="0.5cm" draw:placing="below"/>
    </style:style>
    <style:style style:name="gr261" style:family="graphic" style:parent-style-name="standard">
      <style:graphic-properties draw:stroke="none" svg:stroke-color="#000000" draw:fill="none" draw:fill-color="#ffffff" draw:opacity="100%" draw:fill-image-width="0cm" draw:fill-image-height="0cm" fo:min-height="0.95cm" draw:shadow-opacity="100%"/>
    </style:style>
    <style:style style:name="gr262" style:family="graphic" style:parent-style-name="standard">
      <style:graphic-properties draw:stroke="none" draw:fill="none" fo:min-height="0.705cm"/>
    </style:style>
    <style:style style:name="gr263" style:family="graphic" style:parent-style-name="standard">
      <style:graphic-properties svg:stroke-width="0.15cm" svg:stroke-color="#000000" draw:marker-start-width="0.491cm" draw:marker-end-width="0.491cm" draw:stroke-linejoin="miter" draw:fill="none" draw:fill-color="#b3b3b3" draw:textarea-horizontal-align="justify" draw:textarea-vertical-align="middle" draw:auto-grow-height="false" fo:min-height="0cm" fo:min-width="26.95cm" fo:padding-top="0.2cm" fo:padding-bottom="0.2cm" fo:padding-left="0.325cm" fo:padding-right="0.325cm"/>
    </style:style>
    <style:style style:name="P1" style:family="paragraph">
      <style:text-properties fo:font-size="17.8999996185303pt"/>
    </style:style>
    <style:style style:name="P2"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3" style:family="paragraph">
      <loext:graphic-properties draw:fill="solid" draw:fill-color="#333333"/>
      <style:paragraph-properties fo:text-align="center"/>
      <style:text-properties fo:font-size="9pt" fo:language="nl" fo:country="NL" style:font-weight-complex="normal"/>
    </style:style>
    <style:style style:name="P4" style:family="paragraph">
      <style:paragraph-properties fo:text-align="center"/>
    </style:style>
    <style:style style:name="P5" style:family="paragraph">
      <loext:graphic-properties draw:fill="solid" draw:fill-color="#729fcf"/>
      <style:paragraph-properties fo:text-align="center"/>
      <style:text-properties fo:font-size="9pt" fo:language="nl" fo:country="NL" style:font-weight-complex="normal"/>
    </style:style>
    <style:style style:name="P6" style:family="paragraph">
      <loext:graphic-properties draw:fill="solid" draw:fill-color="#ff0000" draw:opacity="20%"/>
      <style:paragraph-properties fo:text-align="center"/>
      <style:text-properties fo:font-size="24pt" fo:language="nl" fo:country="NL" style:font-size-asian="24pt" style:font-size-complex="24pt" style:font-weight-complex="normal"/>
    </style:style>
    <style:style style:name="P7" style:family="paragraph">
      <loext:graphic-properties draw:fill="solid" draw:fill-color="#99284c" draw:fill-image-width="0cm" draw:fill-image-height="0cm"/>
      <style:paragraph-properties fo:text-align="center"/>
      <style:text-properties fo:color="#000000" fo:font-size="24pt" fo:language="nl" fo:country="NL" style:font-size-asian="24pt" style:font-size-complex="24pt" style:font-weight-complex="normal"/>
    </style:style>
    <style:style style:name="P8" style:family="paragraph">
      <loext:graphic-properties draw:fill="solid" draw:fill-color="#5c8526"/>
      <style:paragraph-properties fo:text-align="center"/>
      <style:text-properties fo:font-size="9pt" fo:language="nl" fo:country="NL" style:font-weight-complex="normal"/>
    </style:style>
    <style:style style:name="P9" style:family="paragraph">
      <loext:graphic-properties draw:fill="none"/>
      <style:paragraph-properties fo:text-align="center"/>
    </style:style>
    <style:style style:name="P10" style:family="paragraph">
      <loext:graphic-properties draw:fill="none" draw:fill-color="#cccccc"/>
      <style:paragraph-properties fo:text-align="center"/>
      <style:text-properties fo:language="nl" fo:country="NL"/>
    </style:style>
    <style:style style:name="P11" style:family="paragraph">
      <loext:graphic-properties draw:fill-color="#ffff66"/>
      <style:paragraph-properties fo:text-align="center"/>
      <style:text-properties fo:font-size="9pt"/>
    </style:style>
    <style:style style:name="P12" style:family="paragraph">
      <loext:graphic-properties draw:opacity="50%"/>
      <style:paragraph-properties fo:text-align="center"/>
      <style:text-properties fo:font-size="9pt"/>
    </style:style>
    <style:style style:name="P13" style:family="paragraph">
      <loext:graphic-properties draw:fill-color="#c0c0c0"/>
      <style:paragraph-properties fo:text-align="center"/>
      <style:text-properties fo:font-size="9pt"/>
    </style:style>
    <style:style style:name="P14" style:family="paragraph">
      <loext:graphic-properties draw:fill-color="#ff3333" draw:opacity="50%"/>
      <style:paragraph-properties fo:text-align="center"/>
      <style:text-properties fo:font-size="9pt"/>
    </style:style>
    <style:style style:name="P15" style:family="paragraph">
      <loext:graphic-properties draw:fill-color="#ffff99"/>
      <style:paragraph-properties fo:text-align="center"/>
      <style:text-properties fo:font-size="9pt"/>
    </style:style>
    <style:style style:name="P16" style:family="paragraph">
      <loext:graphic-properties draw:fill="none"/>
      <style:paragraph-properties fo:text-align="center"/>
      <style:text-properties fo:font-size="9pt"/>
    </style:style>
    <style:style style:name="P17" style:family="paragraph">
      <loext:graphic-properties draw:fill="none"/>
      <style:paragraph-properties fo:text-align="center"/>
      <style:text-properties fo:font-size="9pt" style:font-size-asian="18pt" style:font-size-complex="18pt" style:font-weight-complex="normal"/>
    </style:style>
    <style:style style:name="P18" style:family="paragraph">
      <loext:graphic-properties draw:fill-color="#99284c"/>
      <style:paragraph-properties fo:text-align="center"/>
      <style:text-properties fo:font-size="9pt" style:font-size-asian="18pt" style:font-size-complex="18pt" style:font-weight-complex="normal"/>
    </style:style>
    <style:style style:name="P19" style:family="paragraph">
      <loext:graphic-properties draw:fill-color="#b84747"/>
      <style:paragraph-properties fo:text-align="center"/>
      <style:text-properties fo:font-size="9pt" style:font-size-asian="18pt" style:font-size-complex="18pt" style:font-weight-complex="normal"/>
    </style:style>
    <style:style style:name="P20" style:family="paragraph">
      <loext:graphic-properties draw:fill="none" draw:fill-color="#ffffff"/>
      <style:paragraph-properties fo:text-align="center"/>
      <style:text-properties fo:font-size="9pt"/>
    </style:style>
    <style:style style:name="P21" style:family="paragraph">
      <loext:graphic-properties draw:fill="solid" draw:fill-color="#ffffff"/>
      <style:paragraph-properties fo:text-align="center"/>
      <style:text-properties fo:font-size="9pt"/>
    </style:style>
    <style:style style:name="P22" style:family="paragraph">
      <loext:graphic-properties draw:fill-color="#000000"/>
      <style:paragraph-properties fo:text-align="center"/>
    </style:style>
    <style:style style:name="P23" style:family="paragraph">
      <loext:graphic-properties draw:fill="none" draw:fill-color="#808080"/>
      <style:paragraph-properties fo:text-align="center"/>
      <style:text-properties fo:color="#ffffff" fo:font-size="12pt" style:font-size-asian="12pt" style:font-size-complex="12pt"/>
    </style:style>
    <style:style style:name="P24" style:family="paragraph">
      <loext:graphic-properties draw:fill-color="#ffffff"/>
      <style:paragraph-properties fo:text-align="center"/>
      <style:text-properties fo:font-size="12pt" style:font-size-asian="12pt" style:font-size-complex="12pt"/>
    </style:style>
    <style:style style:name="P25" style:family="paragraph">
      <loext:graphic-properties draw:fill="solid" draw:fill-color="#ffffff"/>
      <style:paragraph-properties fo:text-align="center"/>
    </style:style>
    <style:style style:name="P26" style:family="paragraph">
      <loext:graphic-properties draw:fill="none" draw:fill-color="#ffffff"/>
    </style:style>
    <style:style style:name="P27" style:family="paragraph">
      <loext:graphic-properties draw:fill="solid" draw:fill-color="#ffffff"/>
      <style:paragraph-properties fo:text-align="center"/>
      <style:text-properties fo:color="#000000" fo:font-size="8pt" style:font-size-asian="8pt" style:font-size-complex="8pt"/>
    </style:style>
    <style:style style:name="P28" style:family="paragraph">
      <style:text-properties fo:font-size="12pt"/>
    </style:style>
    <style:style style:name="P29" style:family="paragraph">
      <loext:graphic-properties draw:fill="none" draw:fill-color="#ffffff"/>
      <style:text-properties style:font-name="Liberation Sans1" fo:font-size="12pt" style:font-size-asian="12pt" style:font-size-complex="12pt" style:font-weight-complex="normal"/>
    </style:style>
    <style:style style:name="P30" style:family="paragraph">
      <style:text-properties fo:font-size="18pt"/>
    </style:style>
    <style:style style:name="P31" style:family="paragraph">
      <loext:graphic-properties draw:fill="none"/>
      <style:text-properties fo:font-size="18pt"/>
    </style:style>
    <style:style style:name="P32"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33" style:family="paragraph">
      <loext:graphic-properties draw:fill-color="#b3b3b3"/>
      <style:paragraph-properties fo:text-align="center"/>
      <style:text-properties fo:font-size="14pt" fo:language="nl" fo:country="NL" style:font-size-asian="18pt" style:font-size-complex="18pt" style:font-weight-complex="normal"/>
    </style:style>
    <style:style style:name="P34" style:family="paragraph">
      <loext:graphic-properties draw:fill-color="#729fcf"/>
      <style:paragraph-properties fo:text-align="center"/>
      <style:text-properties fo:font-size="14pt" fo:language="nl" fo:country="NL" style:font-size-asian="18pt" style:font-size-complex="18pt" style:font-weight-complex="normal"/>
    </style:style>
    <style:style style:name="P35"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36" style:family="paragraph">
      <loext:graphic-properties draw:fill="solid" draw:fill-color="#9966cc"/>
      <style:paragraph-properties fo:text-align="center"/>
      <style:text-properties fo:font-size="14pt" fo:language="nl" fo:country="NL" style:font-size-asian="18pt" style:font-size-complex="18pt" style:font-weight-complex="normal"/>
    </style:style>
    <style:style style:name="P37" style:family="paragraph">
      <loext:graphic-properties draw:fill="none" draw:fill-color="#ffffff"/>
      <style:text-properties fo:font-size="28pt" style:font-size-asian="28pt" style:font-size-complex="28pt"/>
    </style:style>
    <style:style style:name="P38" style:family="paragraph">
      <style:text-properties fo:font-size="14pt" style:font-size-asian="14pt" style:font-size-complex="14pt"/>
    </style:style>
    <style:style style:name="P39" style:family="paragraph">
      <loext:graphic-properties draw:fill="none" draw:fill-color="#ffffff"/>
      <style:text-properties fo:font-size="14pt" style:font-size-asian="14pt" style:font-size-complex="14pt"/>
    </style:style>
    <style:style style:name="P40"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41" style:family="paragraph">
      <loext:graphic-properties draw:fill="solid" draw:fill-color="#ffffff"/>
      <style:paragraph-properties fo:text-align="center"/>
      <style:text-properties fo:font-size="12pt" fo:language="nl" fo:country="NL" style:font-size-asian="18pt" style:font-size-complex="18pt" style:font-weight-complex="normal"/>
    </style:style>
    <style:style style:name="P42" style:family="paragraph">
      <loext:graphic-properties draw:fill="solid" draw:fill-color="#b3b3b3"/>
      <style:paragraph-properties fo:text-align="center"/>
      <style:text-properties fo:font-size="12pt" fo:language="nl" fo:country="NL" style:font-size-asian="18pt" style:font-size-complex="18pt"/>
    </style:style>
    <style:style style:name="P43" style:family="paragraph">
      <loext:graphic-properties draw:fill-color="#9966cc"/>
      <style:paragraph-properties fo:text-align="center"/>
    </style:style>
    <style:style style:name="P44" style:family="paragraph">
      <loext:graphic-properties draw:fill="solid" draw:fill-color="#666666"/>
      <style:paragraph-properties fo:text-align="center"/>
      <style:text-properties fo:font-size="24pt" fo:language="nl" fo:country="NL"/>
    </style:style>
    <style:style style:name="P45" style:family="paragraph">
      <loext:graphic-properties draw:fill="solid" draw:fill-color="#b3b3b3"/>
      <style:paragraph-properties fo:text-align="center"/>
      <style:text-properties fo:font-size="24pt" fo:language="nl" fo:country="NL"/>
    </style:style>
    <style:style style:name="P46" style:family="paragraph">
      <loext:graphic-properties draw:fill="solid" draw:fill-color="#729fcf"/>
      <style:paragraph-properties fo:text-align="center"/>
      <style:text-properties fo:font-size="24pt" fo:language="nl" fo:country="NL" style:font-weight-complex="normal"/>
    </style:style>
    <style:style style:name="P47" style:family="paragraph">
      <loext:graphic-properties draw:fill="solid" draw:fill-color="#666666"/>
      <style:paragraph-properties fo:text-align="center"/>
    </style:style>
    <style:style style:name="P48" style:family="paragraph">
      <loext:graphic-properties draw:fill="solid" draw:fill-color="#729fcf"/>
      <style:paragraph-properties fo:text-align="center"/>
      <style:text-properties fo:font-size="12pt" fo:language="nl" fo:country="NL" style:font-size-asian="12pt" style:font-size-complex="12pt" style:font-weight-complex="normal"/>
    </style:style>
    <style:style style:name="P49" style:family="paragraph">
      <loext:graphic-properties draw:fill="solid" draw:fill-color="#ffffff"/>
      <style:paragraph-properties fo:text-align="center"/>
      <style:text-properties fo:font-size="12pt" fo:language="nl" fo:country="NL" style:font-size-asian="12pt" style:font-size-complex="12pt" style:font-weight-complex="normal"/>
    </style:style>
    <style:style style:name="P50" style:family="paragraph">
      <loext:graphic-properties draw:fill="none" draw:opacity="100%" draw:fill-image-width="0cm" draw:fill-image-height="0cm"/>
      <style:paragraph-properties fo:text-align="center"/>
      <style:text-properties style:font-name="Courier New" fo:font-size="13.8999996185303pt" fo:language="nl" fo:country="NL" style:font-size-asian="18pt" style:font-size-complex="18pt" style:font-weight-complex="normal"/>
    </style:style>
    <style:style style:name="P51" style:family="paragraph">
      <style:paragraph-properties fo:margin-left="0cm" fo:margin-right="0cm" fo:margin-top="0cm" fo:margin-bottom="0cm" fo:line-height="100%" fo:text-align="center" fo:text-indent="0cm"/>
      <style:text-properties fo:language="nl" fo:country="NL"/>
    </style:style>
    <style:style style:name="P5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53" style:family="paragraph">
      <loext:graphic-properties draw:fill-color="#9966cc"/>
      <style:paragraph-properties fo:text-align="center"/>
      <style:text-properties fo:font-size="12pt" style:font-size-asian="18pt" style:font-size-complex="18pt"/>
    </style:style>
    <style:style style:name="P54" style:family="paragraph">
      <loext:graphic-properties draw:fill="solid" draw:fill-color="#666666"/>
      <style:paragraph-properties fo:text-align="center"/>
      <style:text-properties fo:font-size="12pt" fo:language="nl" fo:country="NL" style:font-size-asian="18pt" style:font-size-complex="18pt"/>
    </style:style>
    <style:style style:name="P55" style:family="paragraph">
      <loext:graphic-properties draw:fill="solid" draw:fill-color="#666666"/>
      <style:paragraph-properties fo:text-align="center"/>
      <style:text-properties fo:font-size="12pt" style:font-size-asian="18pt" style:font-size-complex="18pt"/>
    </style:style>
    <style:style style:name="P56" style:family="paragraph">
      <loext:graphic-properties draw:fill="solid" draw:fill-color="#ffffff"/>
      <style:paragraph-properties fo:text-align="center"/>
      <style:text-properties fo:font-size="14pt" fo:language="nl" fo:country="NL" style:font-size-asian="14pt" style:font-size-complex="14pt"/>
    </style:style>
    <style:style style:name="P57" style:family="paragraph">
      <loext:graphic-properties draw:fill-color="#666666"/>
      <style:paragraph-properties fo:text-align="center"/>
      <style:text-properties fo:font-size="24pt" fo:language="nl" fo:country="NL"/>
    </style:style>
    <style:style style:name="P58" style:family="paragraph">
      <loext:graphic-properties draw:fill-color="#b3b3b3"/>
      <style:paragraph-properties fo:text-align="center"/>
      <style:text-properties fo:font-size="24pt" fo:language="nl" fo:country="NL"/>
    </style:style>
    <style:style style:name="P59" style:family="paragraph">
      <loext:graphic-properties draw:fill-color="#b3b3b3"/>
      <style:paragraph-properties fo:text-align="center"/>
      <style:text-properties fo:font-size="14pt" fo:language="nl" fo:country="NL" style:font-size-asian="14pt" style:font-size-complex="14pt"/>
    </style:style>
    <style:style style:name="P60" style:family="paragraph">
      <loext:graphic-properties draw:fill="solid" draw:fill-color="#e6e6e6"/>
      <style:paragraph-properties fo:text-align="center"/>
      <style:text-properties fo:font-size="24pt" fo:language="nl" fo:country="NL" style:font-weight-complex="normal"/>
    </style:style>
    <style:style style:name="P61" style:family="paragraph">
      <loext:graphic-properties draw:fill="hatch" draw:fill-color="#cccccc" draw:fill-hatch-name="Trap3" draw:fill-hatch-solid="true"/>
      <style:paragraph-properties fo:text-align="center"/>
    </style:style>
    <style:style style:name="P62" style:family="paragraph">
      <loext:graphic-properties draw:fill="solid" draw:fill-color="#999999"/>
      <style:paragraph-properties fo:text-align="center"/>
    </style:style>
    <style:style style:name="P63" style:family="paragraph">
      <loext:graphic-properties draw:fill-color="#808080"/>
      <style:paragraph-properties fo:text-align="center"/>
      <style:text-properties fo:font-size="10pt" style:font-size-asian="10pt" style:font-size-complex="10pt" style:font-weight-complex="normal"/>
    </style:style>
    <style:style style:name="P64" style:family="paragraph">
      <loext:graphic-properties draw:fill="none" draw:fill-color="#808080"/>
      <style:paragraph-properties fo:text-align="center"/>
      <style:text-properties fo:font-size="10pt" fo:language="nl" fo:country="NL" style:font-size-asian="10pt" style:font-size-complex="10pt"/>
    </style:style>
    <style:style style:name="P65" style:family="paragraph">
      <loext:graphic-properties draw:fill="solid" draw:fill-color="#999999"/>
      <style:paragraph-properties fo:text-align="center"/>
      <style:text-properties fo:font-size="12pt" style:font-size-asian="12pt" style:font-size-complex="12pt"/>
    </style:style>
    <style:style style:name="P66" style:family="paragraph">
      <loext:graphic-properties draw:fill-color="#729fcf"/>
      <style:paragraph-properties fo:text-align="center"/>
      <style:text-properties fo:font-size="24pt" fo:language="nl" fo:country="NL"/>
    </style:style>
    <style:style style:name="P67" style:family="paragraph">
      <loext:graphic-properties draw:fill="solid" draw:fill-color="#e6e6e6" draw:opacity="100%"/>
      <style:paragraph-properties fo:text-align="center"/>
      <style:text-properties fo:language="nl" fo:country="NL"/>
    </style:style>
    <style:style style:name="P68" style:family="paragraph">
      <loext:graphic-properties draw:fill-color="#83caff"/>
      <style:paragraph-properties fo:text-align="center"/>
      <style:text-properties fo:language="nl" fo:country="NL"/>
    </style:style>
    <style:style style:name="P69" style:family="paragraph">
      <loext:graphic-properties draw:fill="none" draw:fill-color="#b3b3b3"/>
      <style:paragraph-properties fo:text-align="center"/>
      <style:text-properties fo:font-size="14pt" fo:language="nl" fo:country="NL" style:font-size-asian="14pt" style:font-size-complex="14pt"/>
    </style:style>
    <style:style style:name="P70" style:family="paragraph">
      <loext:graphic-properties draw:fill="none"/>
      <style:paragraph-properties fo:text-align="center"/>
      <style:text-properties fo:language="nl" fo:country="NL"/>
    </style:style>
    <style:style style:name="P71" style:family="paragraph">
      <loext:graphic-properties draw:fill="none"/>
      <style:paragraph-properties fo:margin-left="0cm" fo:margin-right="0cm" fo:margin-top="0cm" fo:margin-bottom="0cm" fo:line-height="100%" fo:text-align="center" fo:text-indent="0cm"/>
      <style:text-properties fo:language="nl" fo:country="NL"/>
    </style:style>
    <style:style style:name="P72" style:family="paragraph">
      <loext:graphic-properties draw:fill="none"/>
    </style:style>
    <style:style style:name="T1" style:family="text">
      <style:text-properties fo:font-size="18pt" fo:language="nl" fo:country="NL" style:font-size-asian="18pt" style:font-size-complex="18pt"/>
    </style:style>
    <style:style style:name="T2" style:family="text">
      <style:text-properties fo:font-size="24pt" fo:language="nl" fo:country="NL" style:font-weight-complex="normal"/>
    </style:style>
    <style:style style:name="T3" style:family="text">
      <style:text-properties fo:color="#000000" fo:font-size="24pt" fo:language="nl" fo:country="NL" style:font-size-asian="24pt" style:font-size-complex="24pt" style:font-weight-complex="normal"/>
    </style:style>
    <style:style style:name="T4" style:family="text">
      <style:text-properties fo:font-size="24pt" fo:language="nl" fo:country="NL" style:font-size-asian="24pt" style:font-size-complex="24pt" style:font-weight-complex="normal"/>
    </style:style>
    <style:style style:name="T5" style:family="text">
      <style:text-properties fo:font-size="9pt" style:font-size-asian="18pt" style:font-size-complex="18pt" style:font-weight-complex="normal"/>
    </style:style>
    <style:style style:name="T6" style:family="text">
      <style:text-properties fo:font-size="9pt"/>
    </style:style>
    <style:style style:name="T7" style:family="text">
      <style:text-properties fo:color="#ffffff" fo:font-size="12pt" style:font-size-asian="12pt" style:font-size-complex="12pt"/>
    </style:style>
    <style:style style:name="T8" style:family="text">
      <style:text-properties fo:font-size="12pt" style:font-size-asian="12pt" style:font-size-complex="12pt"/>
    </style:style>
    <style:style style:name="T9" style:family="text">
      <style:text-properties fo:font-size="10pt" style:font-size-asian="10pt" style:font-size-complex="10pt"/>
    </style:style>
    <style:style style:name="T10" style:family="text">
      <style:text-properties fo:color="#000000" fo:font-size="8pt" style:font-size-asian="8pt" style:font-size-complex="8pt"/>
    </style:style>
    <style:style style:name="T11" style:family="text">
      <style:text-properties style:font-name="Liberation Sans1" fo:font-size="12pt" style:font-size-asian="12pt" style:font-size-complex="12pt" style:font-weight-complex="normal"/>
    </style:style>
    <style:style style:name="T12" style:family="text">
      <style:text-properties style:text-outline="true" fo:font-size="18pt" fo:language="nl" fo:country="NL" style:font-size-asian="18pt" style:font-size-complex="18pt" style:font-weight-complex="normal"/>
    </style:style>
    <style:style style:name="T13" style:family="text">
      <style:text-properties fo:font-size="14pt" fo:language="nl" fo:country="NL" style:font-size-asian="18pt" style:font-size-complex="18pt" style:font-weight-complex="normal"/>
    </style:style>
    <style:style style:name="T14" style:family="text">
      <style:text-properties fo:font-size="28pt" style:font-size-asian="28pt" style:font-size-complex="28pt"/>
    </style:style>
    <style:style style:name="T15" style:family="text">
      <style:text-properties fo:font-size="12pt" fo:language="nl" fo:country="NL" style:font-size-asian="18pt" style:font-size-complex="18pt" style:font-weight-complex="normal"/>
    </style:style>
    <style:style style:name="T16" style:family="text">
      <style:text-properties fo:font-size="12pt" fo:language="nl" fo:country="NL" style:font-size-asian="12pt" style:font-size-complex="12pt" style:font-weight-complex="normal"/>
    </style:style>
    <style:style style:name="T17" style:family="text">
      <style:text-properties style:font-name="Courier New" fo:font-size="14pt" fo:language="nl" fo:country="NL" style:font-size-asian="18pt" style:font-size-complex="18pt" style:font-weight-complex="normal"/>
    </style:style>
    <style:style style:name="T18" style:family="text">
      <style:text-properties fo:language="nl" fo:country="NL"/>
    </style:style>
    <style:style style:name="T19"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20" style:family="text">
      <style:text-properties fo:font-size="14pt" fo:language="nl" fo:country="NL" style:font-size-asian="14pt" style:font-size-complex="14pt"/>
    </style:style>
    <style:style style:name="T21" style:family="text">
      <style:text-properties fo:font-size="10pt" style:font-size-asian="10pt" style:font-size-complex="10pt" style:font-weight-complex="normal"/>
    </style:style>
    <style:style style:name="T22" style:family="text">
      <style:text-properties fo:font-size="10pt" fo:language="nl" fo:country="NL"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3.2cm" svg:height="1.673cm" svg:x="5.697cm" svg:y="3.268cm">
          <draw:text-box>
            <text:p text:style-name="P1"><text:span text:style-name="T1">Principeschema installatie warmtebuffers</text:span></text:p>
          </draw:text-box>
        </draw:frame>
        <draw:g>
          <draw:custom-shape draw:style-name="gr2" draw:text-style-name="P3" draw:layer="layout" svg:width="14cm" svg:height="4cm" svg:x="5cm" svg:y="19cm">
            <text:p/>
            <draw:enhanced-geometry svg:viewBox="0 0 21600 21600" draw:mirror-horizontal="false" draw:mirror-vertical="false" draw:type="rectangle" draw:enhanced-path="M 0 0 L 21600 0 21600 21600 0 21600 0 0 Z N"/>
          </draw:custom-shape>
          <draw:custom-shape draw:style-name="gr3" draw:text-style-name="P5" draw:layer="layout" svg:width="14cm" svg:height="3cm" svg:x="5cm" svg:y="20cm">
            <text:p text:style-name="P4"><text:span text:style-name="T2">4 <text:s text:c="4"/></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14cm" svg:height="1.5cm" svg:x="5cm" svg:y="20cm">
            <text:p/>
            <draw:enhanced-geometry svg:viewBox="0 0 21600 21600" draw:mirror-horizontal="false" draw:mirror-vertical="false" draw:type="rectangle" draw:enhanced-path="M 0 0 L 21600 0 21600 21600 0 21600 0 0 Z N"/>
          </draw:custom-shape>
          <draw:custom-shape draw:style-name="gr5" draw:text-style-name="P7" draw:layer="layout" svg:width="10cm" svg:height="2.5cm" svg:x="5.5cm" svg:y="20cm">
            <text:p text:style-name="P4"><text:span text:style-name="T3">3 <text:s text:c="17"/>3</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9.5cm" svg:height="1.5cm" svg:x="5.5cm" svg:y="20cm">
            <text:p text:style-name="P4"><text:span text:style-name="T4">2 <text:s text:c="17"/>2</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14cm" svg:height="0.001cm" svg:x="5cm" svg:y="19.999cm">
            <text:p/>
            <draw:enhanced-geometry svg:viewBox="0 0 21600 21600" draw:mirror-horizontal="false" draw:mirror-vertical="false" draw:type="rectangle" draw:enhanced-path="M 0 0 L 21600 0 21600 21600 0 21600 0 0 Z N"/>
          </draw:custom-shape>
          <draw:custom-shape draw:style-name="gr8" draw:text-style-name="P8" draw:layer="layout" svg:width="14cm" svg:height="1cm" svg:x="5cm" svg:y="19cm">
            <text:p text:style-name="P4"><text:span text:style-name="T2">1 <text:s text:c="14"/>1 <text:s text:c="12"/></text:span></text:p>
            <draw:enhanced-geometry svg:viewBox="0 0 21600 21600" draw:mirror-horizontal="false" draw:mirror-vertical="false" draw:type="rectangle" draw:enhanced-path="M 0 0 L 21600 0 21600 21600 0 21600 0 0 Z N"/>
          </draw:custom-shape>
          <draw:line draw:style-name="gr9" draw:text-style-name="P9" draw:layer="layout" svg:x1="17.5cm" svg:y1="21cm" svg:x2="17.5cm" svg:y2="12.5cm">
            <text:p/>
          </draw:line>
          <draw:line draw:style-name="gr10" draw:text-style-name="P9" draw:layer="layout" svg:x1="8.5cm" svg:y1="11.5cm" svg:x2="5cm" svg:y2="11.5cm">
            <text:p/>
          </draw:line>
          <draw:custom-shape draw:style-name="gr11" draw:text-style-name="P10" draw:layer="layout" svg:width="36cm" svg:height="22cm" svg:x="2.5cm" svg:y="2.5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2cm" svg:height="1.2cm" svg:x="3.8cm" svg:y="8.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custom-shape draw:style-name="gr13" draw:text-style-name="P12" draw:layer="layout" svg:width="1.001cm" svg:height="1.5cm" draw:transform="rotate (-1.5707963267949) translate (17.358cm 10.989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4" draw:text-style-name="P13" draw:layer="layout" svg:width="0.5cm" svg:height="2.68cm" draw:transform="rotate (-1.5707963267949) translate (18cm 1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4" draw:text-style-name="P13" draw:layer="layout" svg:width="0.5cm" svg:height="2.68cm" draw:transform="rotate (1.5707963267949) translate (15.32cm 10.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4" draw:text-style-name="P13" draw:layer="layout" svg:width="0.5cm" svg:height="2.68cm" draw:transform="rotate (-1.5707963267949) translate (18cm 12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4" draw:text-style-name="P13" draw:layer="layout" svg:width="0.5cm" svg:height="2.68cm" draw:transform="rotate (1.5707963267949) translate (15.32cm 12.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5" draw:text-style-name="P14" draw:layer="layout" svg:width="1.001cm" svg:height="1.5cm" draw:transform="rotate (-1.5707963267949) translate (17.358cm 10.49cm)">
              <text:p/>
              <draw:enhanced-geometry svg:viewBox="0 0 21600 21600" draw:mirror-horizontal="tru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5" draw:layer="layout" svg:width="0.502cm" svg:height="1.5cm" draw:transform="rotate (-1.5707963267949) translate (15.858cm 11cm)">
              <text:p/>
              <draw:enhanced-geometry svg:viewBox="0 0 640 861" draw:mirror-horizontal="true" draw:mirror-vertical="false" draw:text-areas="257 295 414 566" draw:type="non-primitive" draw:enhanced-path="M 640 233 L 221 293 506 12 367 0 29 406 431 347 145 645 99 520 0 861 326 765 209 711 640 233 640 233 Z N"/>
            </draw:custom-shape>
          </draw:g>
          <draw:g>
            <draw:line draw:style-name="gr17" draw:text-style-name="P16" draw:layer="layout" svg:x1="4.2cm" svg:y1="10cm" svg:x2="4.2cm" svg:y2="12cm">
              <text:p/>
            </draw:line>
            <draw:line draw:style-name="gr18" draw:text-style-name="P17" draw:layer="layout" svg:x1="5cm" svg:y1="10cm" svg:x2="5cm" svg:y2="12cm">
              <text:p/>
            </draw:line>
            <draw:line draw:style-name="gr17" draw:text-style-name="P16" draw:layer="layout" svg:x1="4.84cm" svg:y1="10cm" svg:x2="4.84cm" svg:y2="12cm">
              <text:p/>
            </draw:line>
            <draw:line draw:style-name="gr17" draw:text-style-name="P16" draw:layer="layout" svg:x1="4.68cm" svg:y1="10cm" svg:x2="4.68cm" svg:y2="12cm">
              <text:p/>
            </draw:line>
            <draw:line draw:style-name="gr17" draw:text-style-name="P16" draw:layer="layout" svg:x1="4.52cm" svg:y1="10cm" svg:x2="4.52cm" svg:y2="12cm">
              <text:p/>
            </draw:line>
            <draw:line draw:style-name="gr17" draw:text-style-name="P16" draw:layer="layout" svg:x1="4.36cm" svg:y1="10cm" svg:x2="4.36cm" svg:y2="12cm">
              <text:p/>
            </draw:line>
          </draw:g>
          <draw:g>
            <draw:custom-shape draw:style-name="gr19" draw:text-style-name="P18" draw:layer="layout" svg:width="1.5cm" svg:height="5.5cm" svg:x="8.5cm" svg:y="7.5cm">
              <text:p text:style-name="P4"><text:span text:style-name="T5">Boiler</text:span></text:p>
              <draw:enhanced-geometry svg:viewBox="0 0 21600 21600" draw:mirror-horizontal="false" draw:mirror-vertical="false" draw:type="rectangle" draw:enhanced-path="M 0 0 L 21600 0 21600 21600 0 21600 0 0 Z N"/>
            </draw:custom-shape>
            <draw:custom-shape draw:style-name="gr20" draw:text-style-name="P19" draw:layer="layout" svg:width="0.5cm" svg:height="4.458cm" svg:x="9cm" svg:y="8.042cm">
              <text:p/>
              <draw:enhanced-geometry svg:viewBox="0 0 21600 21600" draw:mirror-horizontal="false" draw:mirror-vertical="false" draw:type="rectangle" draw:enhanced-path="M 0 0 L 21600 0 21600 21600 0 21600 0 0 Z N"/>
            </draw:custom-shape>
            <draw:g>
              <draw:line draw:style-name="gr21" draw:text-style-name="P16" draw:layer="layout" svg:x1="10cm" svg:y1="10.5cm" svg:x2="8.695cm" svg:y2="10.5cm">
                <text:p/>
              </draw:line>
              <draw:line draw:style-name="gr21" draw:text-style-name="P16" draw:layer="layout" svg:x1="10cm" svg:y1="11cm" svg:x2="8.695cm" svg:y2="11cm">
                <text:p/>
              </draw:line>
              <draw:line draw:style-name="gr21" draw:text-style-name="P16" draw:layer="layout" svg:x1="9.805cm" svg:y1="10.875cm" svg:x2="8.5cm" svg:y2="10.875cm">
                <text:p/>
              </draw:line>
              <draw:line draw:style-name="gr21" draw:text-style-name="P16" draw:layer="layout" svg:x1="10cm" svg:y1="10.75cm" svg:x2="8.695cm" svg:y2="10.75cm">
                <text:p/>
              </draw:line>
              <draw:line draw:style-name="gr21" draw:text-style-name="P16" draw:layer="layout" svg:x1="9.805cm" svg:y1="10.625cm" svg:x2="8.5cm" svg:y2="10.625cm">
                <text:p/>
              </draw:line>
              <draw:line draw:style-name="gr21" draw:text-style-name="P16" draw:layer="layout" svg:x1="9.805cm" svg:y1="11.125cm" svg:x2="8.5cm" svg:y2="11.125cm">
                <text:p/>
              </draw:line>
              <draw:line draw:style-name="gr21" draw:text-style-name="P16" draw:layer="layout" svg:x1="9.805cm" svg:y1="11.125cm" svg:x2="8.5cm" svg:y2="11.125cm">
                <text:p/>
              </draw:line>
              <draw:line draw:style-name="gr21" draw:text-style-name="P16" draw:layer="layout" svg:x1="10cm" svg:y1="11.25cm" svg:x2="8.695cm" svg:y2="11.25cm">
                <text:p/>
              </draw:line>
              <draw:line draw:style-name="gr21" draw:text-style-name="P16" draw:layer="layout" svg:x1="9.805cm" svg:y1="11.375cm" svg:x2="8.5cm" svg:y2="11.375cm">
                <text:p/>
              </draw:line>
              <draw:line draw:style-name="gr21" draw:text-style-name="P16" draw:layer="layout" svg:x1="10cm" svg:y1="11.5cm" svg:x2="8.695cm" svg:y2="11.5cm">
                <text:p/>
              </draw:line>
            </draw:g>
            <draw:g>
              <draw:line draw:style-name="gr21" draw:text-style-name="P16" draw:layer="layout" svg:x1="10cm" svg:y1="8.625cm" svg:x2="8.695cm" svg:y2="8.625cm">
                <text:p/>
              </draw:line>
              <draw:line draw:style-name="gr21" draw:text-style-name="P16" draw:layer="layout" svg:x1="10cm" svg:y1="9.125cm" svg:x2="8.695cm" svg:y2="9.125cm">
                <text:p/>
              </draw:line>
              <draw:line draw:style-name="gr21" draw:text-style-name="P16" draw:layer="layout" svg:x1="9.805cm" svg:y1="9cm" svg:x2="8.5cm" svg:y2="9cm">
                <text:p/>
              </draw:line>
              <draw:line draw:style-name="gr21" draw:text-style-name="P16" draw:layer="layout" svg:x1="10cm" svg:y1="8.875cm" svg:x2="8.695cm" svg:y2="8.875cm">
                <text:p/>
              </draw:line>
              <draw:line draw:style-name="gr21" draw:text-style-name="P16" draw:layer="layout" svg:x1="9.805cm" svg:y1="8.75cm" svg:x2="8.5cm" svg:y2="8.75cm">
                <text:p/>
              </draw:line>
              <draw:line draw:style-name="gr21" draw:text-style-name="P16" draw:layer="layout" svg:x1="9.805cm" svg:y1="9.25cm" svg:x2="8.5cm" svg:y2="9.25cm">
                <text:p/>
              </draw:line>
              <draw:line draw:style-name="gr21" draw:text-style-name="P16" draw:layer="layout" svg:x1="9.805cm" svg:y1="9.25cm" svg:x2="8.5cm" svg:y2="9.25cm">
                <text:p/>
              </draw:line>
              <draw:line draw:style-name="gr21" draw:text-style-name="P16" draw:layer="layout" svg:x1="10cm" svg:y1="9.375cm" svg:x2="8.695cm" svg:y2="9.375cm">
                <text:p/>
              </draw:line>
              <draw:line draw:style-name="gr21" draw:text-style-name="P16" draw:layer="layout" svg:x1="9.805cm" svg:y1="9.5cm" svg:x2="8.5cm" svg:y2="9.5cm">
                <text:p/>
              </draw:line>
              <draw:line draw:style-name="gr21" draw:text-style-name="P16" draw:layer="layout" svg:x1="9.805cm" svg:y1="8.5cm" svg:x2="8.5cm" svg:y2="8.5cm">
                <text:p/>
              </draw:line>
            </draw:g>
          </draw:g>
          <draw:frame draw:style-name="gr22" draw:text-style-name="P20" draw:layer="layout" svg:width="6cm" svg:height="0.963cm" svg:x="7cm" svg:y="14.037cm">
            <draw:text-box>
              <text:p text:style-name="P4"><text:span text:style-name="T6">Vloerverwarming bovenverdieping</text:span></text:p>
            </draw:text-box>
          </draw:frame>
          <draw:frame draw:style-name="gr22" draw:text-style-name="P20" draw:layer="layout" svg:width="2.5cm" svg:height="0.963cm" svg:x="16.5cm" svg:y="7.037cm">
            <draw:text-box>
              <text:p text:style-name="P4"><text:span text:style-name="T6">Warmtepomp 4KW</text:span></text:p>
            </draw:text-box>
          </draw:frame>
          <draw:frame draw:style-name="gr23" draw:text-style-name="P20" draw:layer="layout" svg:width="3.5cm" svg:height="0.607cm" svg:x="5cm" svg:y="7.5cm">
            <draw:text-box>
              <text:p text:style-name="P4"><text:span text:style-name="T6">Warm sanitair</text:span></text:p>
            </draw:text-box>
          </draw:frame>
          <draw:frame draw:style-name="gr24" draw:text-style-name="P20" draw:layer="layout" svg:width="2.5cm" svg:height="1cm" svg:x="5.5cm" svg:y="12cm">
            <draw:text-box>
              <text:p text:style-name="P4"><text:span text:style-name="T6">Koud water</text:span></text:p>
            </draw:text-box>
          </draw:frame>
          <draw:frame draw:style-name="gr25" draw:text-style-name="P20" draw:layer="layout" svg:width="4.5cm" svg:height="2cm" svg:x="20.5cm" svg:y="15.5cm">
            <draw:text-box>
              <text:p text:style-name="P4"><text:span text:style-name="T6">Toe- en afvoer bufferwater van/naar buiten. Evt. te koppelen aan regenput/infiltratie</text:span></text:p>
            </draw:text-box>
          </draw:frame>
          <draw:g>
            <draw:custom-shape draw:style-name="gr26" draw:text-style-name="P21" draw:layer="layout" svg:width="1cm" svg:height="1cm" svg:x="6.5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2" draw:layer="layout" svg:width="0.639cm" svg:height="0.64cm" draw:transform="rotate (1.5707963267949) translate (6.599cm 11.8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3" draw:layer="layout" svg:width="0.799cm" svg:height="0.8cm" svg:x="6.601cm" svg:y="11.099cm">
              <text:p text:style-name="P4"><text:span text:style-name="T7">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 draw:text-style-name="P9" draw:layer="layout" svg:x1="5cm" svg:y1="10.5cm" svg:x2="8.5cm" svg:y2="10.5cm">
            <text:p/>
          </draw:line>
          <draw:line draw:style-name="gr10" draw:text-style-name="P9" draw:layer="layout" svg:x1="9cm" svg:y1="8cm" svg:x2="3.5cm" svg:y2="8cm">
            <text:p/>
          </draw:line>
          <draw:line draw:style-name="gr29" draw:text-style-name="P9" draw:layer="layout" svg:x1="10cm" svg:y1="7.5cm" svg:x2="13.5cm" svg:y2="7.5cm">
            <text:p/>
          </draw:line>
          <draw:line draw:style-name="gr30" draw:text-style-name="P9" draw:layer="layout" svg:x1="17.5cm" svg:y1="8.5cm" svg:x2="10cm" svg:y2="8.5cm">
            <text:p/>
          </draw:line>
          <draw:line draw:style-name="gr30" draw:text-style-name="P9" draw:layer="layout" svg:x1="10cm" svg:y1="9.5cm" svg:x2="16cm" svg:y2="9.5cm">
            <text:p/>
          </draw:line>
          <draw:line draw:style-name="gr30" draw:text-style-name="P9" draw:layer="layout" svg:x1="17.5cm" svg:y1="10cm" svg:x2="17.5cm" svg:y2="8.5cm">
            <text:p/>
          </draw:line>
          <draw:line draw:style-name="gr31" draw:text-style-name="P9" draw:layer="layout" svg:x1="3.5cm" svg:y1="12.5cm" svg:x2="9cm" svg:y2="12.5cm">
            <text:p/>
          </draw:line>
          <draw:line draw:style-name="gr32" draw:text-style-name="P9" draw:layer="layout" svg:x1="17.5cm" svg:y1="17cm" svg:x2="19.5cm" svg:y2="17cm">
            <text:p/>
          </draw:line>
          <draw:g>
            <draw:custom-shape draw:style-name="gr26" draw:text-style-name="P21" draw:layer="layout" svg:width="1cm" svg:height="1cm" svg:x="17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2" draw:layer="layout" svg:width="0.639cm" svg:height="0.64cm" svg:x="17.181cm" svg:y="9.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3" draw:layer="layout" svg:width="0.799cm" svg:height="0.8cm" svg:x="17.101cm" svg:y="9.099cm">
              <text:p text:style-name="P4"><text:span text:style-name="T7">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3" draw:text-style-name="P20" draw:layer="layout" svg:width="4cm" svg:height="4.235cm" svg:x="26.5cm" svg:y="20cm">
            <draw:text-box>
              <text:p text:style-name="P4"><text:span text:style-name="T6">Verse lucht wordt via de WTW voorverwarmd. </text:span></text:p>
              <text:p text:style-name="P4"><text:span text:style-name="T6"/></text:p>
              <text:p text:style-name="P4"><text:span text:style-name="T6">Door de toevoer van de buitenlucht via de bodem te laten stromen, worden extreme buitentemperaturen getemperd en wordt de WTW efficienter. </text:span></text:p>
            </draw:text-box>
          </draw:frame>
          <draw:g>
            <draw:custom-shape draw:style-name="gr34" draw:text-style-name="P24" draw:layer="layout" svg:width="2cm" svg:height="2cm" svg:x="20cm" svg:y="21cm">
              <text:p text:style-name="P4"><text:span text:style-name="T8">WT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35" draw:text-style-name="P9" draw:layer="layout" svg:x1="22.5cm" svg:y1="23.5cm" svg:x2="21.5cm" svg:y2="22.5cm">
              <text:p/>
            </draw:line>
            <draw:line draw:style-name="gr36" draw:text-style-name="P9" draw:layer="layout" svg:x1="3cm" svg:y1="23.5cm" svg:x2="19.5cm" svg:y2="23.5cm">
              <text:p text:style-name="P4"><text:span text:style-name="T9"/></text:p>
              <text:p text:style-name="P4"><text:span text:style-name="T9">toevoer buiten</text:span></text:p>
            </draw:line>
            <draw:line draw:style-name="gr37" draw:text-style-name="P9" draw:layer="layout" svg:x1="22.5cm" svg:y1="23.5cm" svg:x2="26.5cm" svg:y2="23.5cm">
              <text:p text:style-name="P4"><text:span text:style-name="T9"/></text:p>
              <text:p text:style-name="P4"><text:span text:style-name="T9">afvoer buiten</text:span></text:p>
            </draw:line>
            <draw:line draw:style-name="gr38" draw:text-style-name="P9" draw:layer="layout" svg:x1="20cm" svg:y1="21cm" svg:x2="20.5cm" svg:y2="21.5cm">
              <text:p/>
            </draw:line>
            <draw:line draw:style-name="gr35" draw:text-style-name="P9" draw:layer="layout" svg:x1="21.5cm" svg:y1="21.5cm" svg:x2="22cm" svg:y2="21cm">
              <text:p/>
            </draw:line>
            <draw:line draw:style-name="gr38" draw:text-style-name="P9" draw:layer="layout" svg:x1="19.5cm" svg:y1="23.5cm" svg:x2="20.5cm" svg:y2="22.5cm">
              <text:p/>
            </draw:line>
            <draw:line draw:style-name="gr39" draw:text-style-name="P9" draw:layer="layout" svg:x1="20.5cm" svg:y1="19cm" svg:x2="26.5cm" svg:y2="19cm">
              <text:p text:style-name="P4"><text:span text:style-name="T9"/></text:p>
              <text:p text:style-name="P4"><text:span text:style-name="T9">afvoer woning</text:span></text:p>
            </draw:line>
            <draw:line draw:style-name="gr37" draw:text-style-name="P9" draw:layer="layout" svg:x1="22cm" svg:y1="21cm" svg:x2="26.5cm" svg:y2="21cm">
              <text:p text:style-name="P4"><text:span text:style-name="T9"/></text:p>
              <text:p text:style-name="P4"><text:span text:style-name="T9">toevoer woning</text:span></text:p>
            </draw:line>
            <draw:line draw:style-name="gr35" draw:text-style-name="P9" draw:layer="layout" svg:x1="20cm" svg:y1="19.5cm" svg:x2="20cm" svg:y2="21cm">
              <text:p/>
            </draw:line>
            <draw:line draw:style-name="gr35" draw:text-style-name="P9" draw:layer="layout" svg:x1="20cm" svg:y1="19.5cm" svg:x2="20.5cm" svg:y2="19cm">
              <text:p/>
            </draw:line>
            <draw:g>
              <draw:custom-shape draw:style-name="gr40" draw:text-style-name="P25" draw:layer="layout" svg:width="0.5cm" svg:height="1cm" svg:x="25cm" svg:y="20.5cm">
                <text:p/>
                <draw:enhanced-geometry svg:viewBox="0 0 21600 21600" draw:type="rectangle" draw:enhanced-path="M 0 0 L 21600 0 21600 21600 0 21600 0 0 Z N"/>
              </draw:custom-shape>
              <draw:custom-shape draw:style-name="gr41" draw:text-style-name="P9" draw:layer="layout" svg:width="0.5cm" svg:height="0.268cm" svg:x="25cm" svg:y="20.5cm">
                <text:p/>
                <draw:enhanced-geometry svg:viewBox="0 0 21600 21600" draw:type="rectangle" draw:enhanced-path="M 0 0 L 21600 0 21600 21600 0 21600 0 0 Z N"/>
              </draw:custom-shape>
              <draw:custom-shape draw:style-name="gr41" draw:text-style-name="P9" draw:layer="layout" svg:width="0.5cm" svg:height="0.268cm" svg:x="25cm" svg:y="20.744cm">
                <text:p/>
                <draw:enhanced-geometry svg:viewBox="0 0 21600 21600" draw:type="rectangle" draw:enhanced-path="M 0 0 L 21600 0 21600 21600 0 21600 0 0 Z N"/>
              </draw:custom-shape>
              <draw:custom-shape draw:style-name="gr41" draw:text-style-name="P9" draw:layer="layout" svg:width="0.5cm" svg:height="0.268cm" svg:x="25cm" svg:y="20.988cm">
                <text:p/>
                <draw:enhanced-geometry svg:viewBox="0 0 21600 21600" draw:type="rectangle" draw:enhanced-path="M 0 0 L 21600 0 21600 21600 0 21600 0 0 Z N"/>
              </draw:custom-shape>
              <draw:custom-shape draw:style-name="gr41" draw:text-style-name="P9" draw:layer="layout" svg:width="0.5cm" svg:height="0.268cm" svg:x="25cm" svg:y="21.232cm">
                <text:p/>
                <draw:enhanced-geometry svg:viewBox="0 0 21600 21600" draw:type="rectangle" draw:enhanced-path="M 0 0 L 21600 0 21600 21600 0 21600 0 0 Z N"/>
              </draw:custom-shape>
            </draw:g>
            <draw:g>
              <draw:custom-shape draw:style-name="gr40" draw:text-style-name="P25" draw:layer="layout" svg:width="0.5cm" svg:height="1cm" svg:x="25cm" svg:y="18.5cm">
                <text:p/>
                <draw:enhanced-geometry svg:viewBox="0 0 21600 21600" draw:type="rectangle" draw:enhanced-path="M 0 0 L 21600 0 21600 21600 0 21600 0 0 Z N"/>
              </draw:custom-shape>
              <draw:custom-shape draw:style-name="gr41" draw:text-style-name="P9" draw:layer="layout" svg:width="0.5cm" svg:height="0.268cm" svg:x="25cm" svg:y="18.5cm">
                <text:p/>
                <draw:enhanced-geometry svg:viewBox="0 0 21600 21600" draw:type="rectangle" draw:enhanced-path="M 0 0 L 21600 0 21600 21600 0 21600 0 0 Z N"/>
              </draw:custom-shape>
              <draw:custom-shape draw:style-name="gr41" draw:text-style-name="P9" draw:layer="layout" svg:width="0.5cm" svg:height="0.268cm" svg:x="25cm" svg:y="18.744cm">
                <text:p/>
                <draw:enhanced-geometry svg:viewBox="0 0 21600 21600" draw:type="rectangle" draw:enhanced-path="M 0 0 L 21600 0 21600 21600 0 21600 0 0 Z N"/>
              </draw:custom-shape>
              <draw:custom-shape draw:style-name="gr41" draw:text-style-name="P9" draw:layer="layout" svg:width="0.5cm" svg:height="0.268cm" svg:x="25cm" svg:y="18.988cm">
                <text:p/>
                <draw:enhanced-geometry svg:viewBox="0 0 21600 21600" draw:type="rectangle" draw:enhanced-path="M 0 0 L 21600 0 21600 21600 0 21600 0 0 Z N"/>
              </draw:custom-shape>
              <draw:custom-shape draw:style-name="gr41" draw:text-style-name="P9" draw:layer="layout" svg:width="0.5cm" svg:height="0.268cm" svg:x="25cm" svg:y="19.232cm">
                <text:p/>
                <draw:enhanced-geometry svg:viewBox="0 0 21600 21600" draw:type="rectangle" draw:enhanced-path="M 0 0 L 21600 0 21600 21600 0 21600 0 0 Z N"/>
              </draw:custom-shape>
            </draw:g>
          </draw:g>
          <draw:line draw:style-name="gr31" draw:text-style-name="P9" draw:layer="layout" svg:x1="20cm" svg:y1="16cm" svg:x2="16cm" svg:y2="16cm">
            <text:p/>
          </draw:line>
          <draw:frame draw:style-name="gr42" draw:text-style-name="P26" draw:layer="layout" svg:width="0.502cm" svg:height="1.195cm" svg:x="24.5cm" svg:y="11cm">
            <draw:text-box>
              <text:p/>
            </draw:text-box>
          </draw:frame>
          <draw:line draw:style-name="gr43" draw:text-style-name="P9" draw:layer="layout" svg:x1="7.5cm" svg:y1="21cm" svg:x2="7.5cm" svg:y2="15.5cm">
            <text:p/>
          </draw:line>
          <draw:line draw:style-name="gr44" draw:text-style-name="P9" draw:layer="layout" svg:x1="6.5cm" svg:y1="22cm" svg:x2="6.5cm" svg:y2="13cm">
            <text:p/>
          </draw:line>
          <draw:g>
            <draw:custom-shape draw:style-name="gr26" draw:text-style-name="P21" draw:layer="layout" svg:width="1cm" svg:height="1cm" svg:x="17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2" draw:layer="layout" svg:width="0.639cm" svg:height="0.64cm" svg:x="17.181cm" svg:y="13.5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3" draw:layer="layout" svg:width="0.799cm" svg:height="0.8cm" svg:x="17.101cm" svg:y="13.599cm">
              <text:p text:style-name="P4"><text:span text:style-name="T7">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5" draw:layer="layout" svg:width="0.5cm" svg:height="0.5cm" draw:transform="rotate (-1.5707963267949) translate (20cm 16.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9" draw:layer="layout" svg:width="1cm" svg:height="1cm" draw:transform="rotate (-3.14159265358979) translate (20.5cm 17.5cm)">
              <text:p/>
              <draw:enhanced-geometry svg:viewBox="0 0 21600 21600" draw:mirror-horizontal="false" draw:mirror-vertical="false" draw:type="rectangle" draw:enhanced-path="M 0 0 L 21600 0 21600 21600 0 21600 0 0 Z N"/>
            </draw:custom-shape>
            <draw:custom-shape draw:style-name="gr47" draw:text-style-name="P25" draw:layer="layout" svg:width="0.5cm" svg:height="0.5cm" draw:transform="rotate (-1.5707963267949) translate (20.5cm 16.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32" draw:text-style-name="P9" draw:layer="layout" svg:x1="6.5cm" svg:y1="13cm" svg:x2="8.5cm" svg:y2="13cm">
            <text:p/>
          </draw:line>
          <draw:g>
            <draw:line draw:style-name="gr17" draw:text-style-name="P16" draw:layer="layout" svg:x1="11cm" svg:y1="13.5cm" svg:x2="9cm" svg:y2="13.5cm">
              <text:p/>
            </draw:line>
            <draw:line draw:style-name="gr18" draw:text-style-name="P17" draw:layer="layout" svg:x1="11cm" svg:y1="14cm" svg:x2="9cm" svg:y2="14cm">
              <text:p/>
            </draw:line>
            <draw:line draw:style-name="gr17" draw:text-style-name="P16" draw:layer="layout" svg:x1="11cm" svg:y1="13.9cm" svg:x2="9cm" svg:y2="13.9cm">
              <text:p/>
            </draw:line>
            <draw:line draw:style-name="gr17" draw:text-style-name="P16" draw:layer="layout" svg:x1="11cm" svg:y1="13.8cm" svg:x2="9cm" svg:y2="13.8cm">
              <text:p/>
            </draw:line>
            <draw:line draw:style-name="gr17" draw:text-style-name="P16" draw:layer="layout" svg:x1="11cm" svg:y1="13.7cm" svg:x2="9cm" svg:y2="13.7cm">
              <text:p/>
            </draw:line>
            <draw:line draw:style-name="gr17" draw:text-style-name="P16" draw:layer="layout" svg:x1="11cm" svg:y1="13.6cm" svg:x2="9cm" svg:y2="13.6cm">
              <text:p/>
            </draw:line>
          </draw:g>
          <draw:frame draw:style-name="gr23" draw:text-style-name="P20" draw:layer="layout" svg:width="3cm" svg:height="0.607cm" svg:x="5cm" svg:y="10.393cm">
            <draw:text-box>
              <text:p text:style-name="P4"><text:span text:style-name="T6">Zonnecollectoren</text:span></text:p>
            </draw:text-box>
          </draw:frame>
          <draw:line draw:style-name="gr32" draw:text-style-name="P9" draw:layer="layout" svg:x1="9.5cm" svg:y1="15.5cm" svg:x2="9.5cm" svg:y2="19cm">
            <text:p/>
          </draw:line>
          <draw:line draw:style-name="gr30" draw:text-style-name="P9" draw:layer="layout" svg:x1="7.5cm" svg:y1="15.5cm" svg:x2="9cm" svg:y2="15.5cm">
            <text:p/>
          </draw:line>
          <draw:line draw:style-name="gr31" draw:text-style-name="P9" draw:layer="layout" svg:x1="16cm" svg:y1="12.5cm" svg:x2="16cm" svg:y2="22.5cm">
            <text:p/>
          </draw:line>
          <draw:g>
            <draw:custom-shape draw:style-name="gr45" draw:text-style-name="P25" draw:layer="layout" svg:width="0.5cm" svg:height="0.5cm" draw:transform="rotate (-1.5707963267949) translate (20cm 1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9" draw:layer="layout" svg:width="1cm" svg:height="1cm" draw:transform="rotate (-3.14159265358979) translate (20.5cm 16.5cm)">
              <text:p/>
              <draw:enhanced-geometry svg:viewBox="0 0 21600 21600" draw:mirror-horizontal="false" draw:mirror-vertical="false" draw:type="rectangle" draw:enhanced-path="M 0 0 L 21600 0 21600 21600 0 21600 0 0 Z N"/>
            </draw:custom-shape>
            <draw:custom-shape draw:style-name="gr47" draw:text-style-name="P25" draw:layer="layout" svg:width="0.5cm" svg:height="0.5cm" draw:transform="rotate (-1.5707963267949) translate (20.5cm 15.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30" draw:text-style-name="P9" draw:layer="layout" svg:x1="16cm" svg:y1="9.5cm" svg:x2="16cm" svg:y2="10cm">
            <text:p/>
          </draw:line>
          <draw:line draw:style-name="gr29" draw:text-style-name="P9" draw:layer="layout" svg:x1="13.5cm" svg:y1="7.5cm" svg:x2="13.5cm" svg:y2="21cm">
            <text:p/>
          </draw:line>
          <draw:line draw:style-name="gr29" draw:text-style-name="P9" draw:layer="layout" svg:x1="13.5cm" svg:y1="13.5cm" svg:x2="10cm" svg:y2="13.5cm">
            <text:p/>
          </draw:line>
          <draw:g>
            <draw:custom-shape draw:style-name="gr48" draw:text-style-name="P21" draw:layer="layout" svg:width="1cm" svg:height="1cm" svg:x="6cm" svg:y="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2" draw:layer="layout" svg:width="0.639cm" svg:height="0.64cm" svg:x="6.159cm" svg:y="16.09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23" draw:layer="layout" svg:width="0.799cm" svg:height="0.8cm" svg:x="6.077cm" svg:y="16.099cm">
              <text:p text:style-name="P4"><text:span text:style-name="T7">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21" draw:layer="layout" svg:width="1cm" svg:height="1cm" svg:x="12cm" svg:y="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2" draw:layer="layout" svg:width="0.639cm" svg:height="0.64cm" draw:transform="rotate (-1.5707963267949) translate (12.739cm 13.18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23" draw:layer="layout" svg:width="0.799cm" svg:height="0.8cm" svg:x="12.077cm" svg:y="13.099cm">
              <text:p text:style-name="P4"><text:span text:style-name="T7">F</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0" draw:text-style-name="P9" draw:layer="layout" svg:x1="10.5cm" svg:y1="14cm" svg:x2="6.5cm" svg:y2="14cm">
            <text:p/>
          </draw:line>
          <draw:line draw:style-name="gr51" draw:text-style-name="P9" draw:layer="layout" svg:x1="15cm" svg:y1="19.5cm" svg:x2="15cm" svg:y2="22cm">
            <text:p/>
          </draw:line>
          <draw:g>
            <draw:custom-shape draw:style-name="gr45" draw:text-style-name="P25" draw:layer="layout" svg:width="0.5cm" svg:height="0.5cm" draw:transform="rotate (-3.14159265358979) translate (15.25cm 21.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2" draw:text-style-name="P9" draw:layer="layout" svg:x1="14.75cm" svg:y1="21.25cm" svg:x2="15.25cm" svg:y2="21.25cm">
              <text:p/>
            </draw:line>
            <draw:custom-shape draw:style-name="gr46" draw:text-style-name="P9" draw:layer="layout" svg:width="1cm" svg:height="1cm" draw:transform="rotate (1.5707963267949) translate (14.5cm 21.5cm)">
              <text:p/>
              <draw:enhanced-geometry svg:viewBox="0 0 21600 21600" draw:mirror-horizontal="false" draw:type="rectangle" draw:enhanced-path="M 0 0 L 21600 0 21600 21600 0 21600 0 0 Z N"/>
            </draw:custom-shape>
          </draw:g>
          <draw:line draw:style-name="gr51" draw:text-style-name="P9" draw:layer="layout" svg:x1="15cm" svg:y1="19.5cm" svg:x2="16cm" svg:y2="19.5cm">
            <text:p/>
          </draw:line>
          <draw:g>
            <draw:custom-shape draw:style-name="gr48" draw:text-style-name="P21" draw:layer="layout" svg:width="1cm" svg:height="1cm" svg:x="9cm" svg:y="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2" draw:layer="layout" svg:width="0.639cm" svg:height="0.64cm" draw:transform="rotate (-3.14159265358979) translate (9.803cm 16.9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23" draw:layer="layout" svg:width="0.799cm" svg:height="0.8cm" svg:x="9.077cm" svg:y="16.099cm">
              <text:p text:style-name="P4"><text:span text:style-name="T7">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5" draw:layer="layout" svg:width="0.522cm" svg:height="0.522cm" draw:transform="rotate (-1.5707963267949) translate (9.522cm 15.2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 draw:text-style-name="P9" draw:layer="layout" svg:width="1.045cm" svg:height="1.045cm" draw:transform="rotate (-3.14159265358979) translate (10.045cm 16cm)">
              <text:p/>
              <draw:enhanced-geometry svg:viewBox="0 0 21600 21600" draw:mirror-horizontal="false" draw:mirror-vertical="false" draw:type="rectangle" draw:enhanced-path="M 0 0 L 21600 0 21600 21600 0 21600 0 0 Z N"/>
            </draw:custom-shape>
            <draw:custom-shape draw:style-name="gr54" draw:text-style-name="P25" draw:layer="layout" svg:width="0.522cm" svg:height="0.523cm" draw:transform="rotate (-1.5707963267949) translate (10.03cm 15.21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2" draw:text-style-name="P9" draw:layer="layout" svg:x1="9.522cm" svg:y1="16cm" svg:x2="9.522cm" svg:y2="14.955cm">
              <text:p/>
            </draw:line>
            <draw:custom-shape draw:style-name="gr53" draw:text-style-name="P9" draw:layer="layout" svg:width="1.045cm" svg:height="1.045cm" draw:transform="rotate (1.5707963267949) translate (9cm 16cm)">
              <text:p/>
              <draw:enhanced-geometry svg:viewBox="0 0 21600 21600" draw:mirror-horizontal="false" draw:mirror-vertical="false" draw:type="rectangle" draw:enhanced-path="M 0 0 L 21600 0 21600 21600 0 21600 0 0 Z N"/>
            </draw:custom-shape>
            <draw:custom-shape draw:style-name="gr55" draw:text-style-name="P25" draw:layer="layout" svg:width="0.522cm" svg:height="0.522cm" svg:x="9.261cm" svg:y="15.4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7" draw:layer="layout" svg:width="0.418cm" svg:height="0.418cm" svg:x="9.313cm" svg:y="14.853cm">
              <text:p text:style-name="P4"><text:span text:style-name="T10">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25" draw:layer="layout" svg:width="0.522cm" svg:height="0.522cm" draw:transform="rotate (-3.14159265358979) translate (13.783cm 17.4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 draw:text-style-name="P9" draw:layer="layout" svg:width="1.045cm" svg:height="1.045cm" draw:transform="rotate (1.5707963267949) translate (13cm 18cm)">
              <text:p/>
              <draw:enhanced-geometry svg:viewBox="0 0 21600 21600" draw:mirror-horizontal="false" draw:mirror-vertical="false" draw:type="rectangle" draw:enhanced-path="M 0 0 L 21600 0 21600 21600 0 21600 0 0 Z N"/>
            </draw:custom-shape>
            <draw:custom-shape draw:style-name="gr54" draw:text-style-name="P25" draw:layer="layout" svg:width="0.522cm" svg:height="0.523cm" svg:x="13.261cm" svg:y="17.46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2" draw:text-style-name="P9" draw:layer="layout" svg:x1="13cm" svg:y1="17.477cm" svg:x2="14.045cm" svg:y2="17.477cm">
              <text:p/>
            </draw:line>
            <draw:custom-shape draw:style-name="gr53" draw:text-style-name="P9" draw:layer="layout" svg:width="1.045cm" svg:height="1.045cm" svg:x="13cm" svg:y="16.955cm">
              <text:p/>
              <draw:enhanced-geometry svg:viewBox="0 0 21600 21600" draw:mirror-horizontal="false" draw:mirror-vertical="false" draw:type="rectangle" draw:enhanced-path="M 0 0 L 21600 0 21600 21600 0 21600 0 0 Z N"/>
            </draw:custom-shape>
            <draw:custom-shape draw:style-name="gr55" draw:text-style-name="P25" draw:layer="layout" svg:width="0.522cm" svg:height="0.522cm" draw:transform="rotate (1.5707963267949) translate (13cm 17.73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7" draw:layer="layout" svg:width="0.418cm" svg:height="0.418cm" draw:transform="rotate (1.5707963267949) translate (13.729cm 17.686cm)">
              <text:p text:style-name="P4"><text:span text:style-name="T10">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2" draw:text-style-name="P9" draw:layer="layout" svg:x1="17.5cm" svg:y1="15.5cm" svg:x2="10cm" svg:y2="15.5cm">
            <text:p/>
          </draw:line>
          <draw:line draw:style-name="gr29" draw:text-style-name="P9" draw:layer="layout" svg:x1="13cm" svg:y1="17.5cm" svg:x2="9.5cm" svg:y2="17.5cm">
            <text:p/>
          </draw:line>
          <draw:frame draw:style-name="gr57" draw:text-style-name="P20" draw:layer="layout" svg:width="1.5cm" svg:height="0.599cm" svg:x="10.5cm" svg:y="15.401cm">
            <draw:text-box>
              <text:p text:style-name="P4"><text:span text:style-name="T6">Zomer</text:span></text:p>
            </draw:text-box>
          </draw:frame>
          <draw:frame draw:style-name="gr57" draw:text-style-name="P20" draw:layer="layout" svg:width="4cm" svg:height="0.599cm" svg:x="10cm" svg:y="18cm">
            <draw:text-box>
              <text:p text:style-name="P4"><text:span text:style-name="T6">Lente, Zomer, herfst</text:span></text:p>
            </draw:text-box>
          </draw:frame>
          <draw:frame draw:style-name="gr57" draw:text-style-name="P20" draw:layer="layout" svg:width="1.5cm" svg:height="0.599cm" svg:x="11.5cm" svg:y="17cm">
            <draw:text-box>
              <text:p text:style-name="P4"><text:span text:style-name="T6">Winter</text:span></text:p>
            </draw:text-box>
          </draw:frame>
          <draw:frame draw:style-name="gr58" draw:text-style-name="P20" draw:layer="layout" svg:width="1.5cm" svg:height="0.947cm" svg:x="7.5cm" svg:y="15.5cm">
            <draw:text-box>
              <text:p text:style-name="P4"><text:span text:style-name="T6">Lente,</text:span><text:span text:style-name="T6"><text:line-break/></text:span><text:span text:style-name="T6">herfst</text:span></text:p>
            </draw:text-box>
          </draw:frame>
        </draw:g>
        <draw:frame draw:style-name="gr59" draw:text-style-name="P29" draw:layer="layout" svg:width="9cm" svg:height="11.245cm" svg:x="20.5cm" svg:y="4cm">
          <draw:text-box>
            <text:p text:style-name="P28"><text:span text:style-name="T11">Via zonnecollectoren wordt warmte gewonnen en opgeslagen. Als de zonnecollectoren te weinig warmte leveren, kan de warmtepomp bijverwarmen.</text:span></text:p>
            <text:p text:style-name="P28"><text:span text:style-name="T11"/></text:p>
            <text:p text:style-name="P28"><text:span text:style-name="T11">Pomp A stuwt water uit buffer4 naar de warmtepomp. Het afgekoelde water stroomt terug naar buffer4. Buffer4 wordt begrensd op 4°C minimaal.</text:span></text:p>
            <text:p text:style-name="P28"><text:span text:style-name="T11"/></text:p>
            <text:p text:style-name="P28"><text:span text:style-name="T11">Pomp B brengt de warmte vanaf de warmtepomp naar de bovenste spiraal in de boiler, om daarmee het water in de boiler te verwarmen.</text:span></text:p>
            <text:p text:style-name="P28"><text:span text:style-name="T11"/></text:p>
            <text:p text:style-name="P28"><text:span text:style-name="T11">Pomp C voert het water uit de boiler naar de collectoren. Vanaf de collectoren wordt de warmte uit de collectoren naar de onderste spiraal in de boiler gebracht, om daarmee het water in de boiler te verwarmen. De boiler wordt begrensd op 80°C maximaal.</text:span></text:p>
            <text:p text:style-name="P28"><text:span text:style-name="T11"/></text:p>
            <text:p text:style-name="P28"><text:span text:style-name="T11"/></text:p>
          </draw:text-box>
        </draw:frame>
        <draw:frame draw:style-name="gr60" draw:text-style-name="P31" draw:layer="layout" svg:width="7.4cm" svg:height="16.9cm" svg:x="30.5cm" svg:y="4cm">
          <draw:text-box>
            <text:p text:style-name="P30"><text:span text:style-name="T8">Pomp D voert water aan onder uit buffer23 naar de boiler. Dit wordt opgewarmd en stroomt terug naar buffer23. Buffer23 wordt begrensd op 60°C maximaal.</text:span></text:p>
            <text:p text:style-name="P30"><text:span text:style-name="T8"/></text:p>
            <text:p text:style-name="P30"><text:span text:style-name="T8">Pomp E voert warm water aan boven uit buffer23 om buffer1 te verwarmen, retour van buffer1 naar buffer23 is continu open. Op warme zomerdagen kan via een driewegklep worden omgeschakeld naar passieve koeling door koel water aan te voeren uit buffer4. De retour van buffer1 naar buffer4 is continu open.</text:span></text:p>
            <text:p text:style-name="P30"><text:span text:style-name="T8"/></text:p>
            <text:p text:style-name="P30"><text:span text:style-name="T8">Pomp F voert water uit buffer1 naar de vloerverwarming op de verdieping.</text:span></text:p>
            <text:p text:style-name="P30"><text:span text:style-name="T8"/></text:p>
            <text:p text:style-name="P30"><text:span text:style-name="T8">Buffer1 staat in direct contact met de woning en hoeft daarom niet erg warm te zijn om de woning op temperatuur te houden.</text:span></text:p>
            <text:p text:style-name="P30"><text:span text:style-name="T8"/></text:p>
            <text:p text:style-name="P30"><text:span text:style-name="T8">Buffer 4 staat in direct contact met de bodem en kan daardoor warmte uitwisselen met de bodem. In de zomer kan buffer4 daardoor extra koelte leveren, en in de winter extra warmte.</text:span></text:p>
            <text:p text:style-name="P30"><text:span text:style-name="T8">:</text:span></text:p>
          </draw:text-box>
        </draw:frame>
        <draw:frame draw:style-name="gr61" draw:text-style-name="P26" draw:layer="layout" svg:width="0.502cm" svg:height="1.187cm" svg:x="8cm" svg:y="16cm">
          <draw:text-box>
            <text:p/>
          </draw:text-box>
        </draw:frame>
        <draw:frame draw:style-name="gr62" draw:text-style-name="P32" draw:layer="layout" svg:width="10.8cm" svg:height="3.766cm" svg:x="5.5cm" svg:y="25.5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page>
      <draw:page draw:name="page2" draw:style-name="dp1" draw:master-page-name="Default">
        <draw:g>
          <draw:custom-shape draw:style-name="gr63" draw:text-style-name="P33" draw:layer="layout" svg:width="0.8cm" svg:height="0.798cm" svg:x="4.716cm" svg:y="7.511cm">
            <text:p text:style-name="P4"><text:span text:style-name="T13"><text:s text:c="5"/></text:span><text:span text:style-name="T13">Schuimbeton</text:span></text:p>
            <draw:enhanced-geometry svg:viewBox="0 0 21600 21600" draw:mirror-horizontal="true" draw:mirror-vertical="false" draw:type="rectangle" draw:enhanced-path="M 0 0 L 21600 0 21600 21600 0 21600 0 0 Z N"/>
          </draw:custom-shape>
          <draw:custom-shape draw:style-name="gr64" draw:text-style-name="P34" draw:layer="layout" svg:width="0.8cm" svg:height="0.8cm" svg:x="4.716cm" svg:y="8.509cm">
            <text:p text:style-name="P4"><text:span text:style-name="T13"><text:s text:c="5"/></text:span><text:span text:style-name="T13">Betongranulaat 20/40 met water</text:span></text:p>
            <draw:enhanced-geometry svg:viewBox="0 0 21600 21600" draw:mirror-horizontal="true" draw:mirror-vertical="false" draw:type="rectangle" draw:enhanced-path="M 0 0 L 21600 0 21600 21600 0 21600 0 0 Z N"/>
          </draw:custom-shape>
          <draw:custom-shape draw:style-name="gr65" draw:text-style-name="P35" draw:layer="layout" svg:width="0.8cm" svg:height="0.798cm" svg:x="4.7cm" svg:y="10.5cm">
            <text:p text:style-name="P4"><text:span text:style-name="T13"><text:s text:c="5"/></text:span><text:span text:style-name="T13">Gewapend beton</text:span></text:p>
            <draw:enhanced-geometry svg:viewBox="0 0 21600 21600" draw:mirror-horizontal="true" draw:mirror-vertical="false" draw:type="rectangle" draw:enhanced-path="M 0 0 L 21600 0 21600 21600 0 21600 0 0 Z N"/>
          </draw:custom-shape>
          <draw:custom-shape draw:style-name="gr66" draw:text-style-name="P36" draw:layer="layout" svg:width="0.8cm" svg:height="0.798cm" svg:x="4.7cm" svg:y="9.5cm">
            <text:p text:style-name="P4"><text:span text:style-name="T13"><text:s text:c="5"/></text:span><text:span text:style-name="T13">XPS</text:span></text:p>
            <draw:enhanced-geometry svg:viewBox="0 0 21600 21600" draw:mirror-horizontal="true" draw:mirror-vertical="false" draw:type="rectangle" draw:enhanced-path="M 0 0 L 21600 0 21600 21600 0 21600 0 0 Z N"/>
          </draw:custom-shape>
          <draw:custom-shape draw:style-name="gr63" draw:text-style-name="P33" draw:layer="layout" svg:width="0.8cm" svg:height="0.798cm" svg:x="4.7cm" svg:y="6.5cm">
            <text:p text:style-name="P4"><text:span text:style-name="T13"><text:s text:c="5"/></text:span><text:span text:style-name="T13">Schuimbeton isolerend</text:span></text:p>
            <draw:enhanced-geometry svg:viewBox="0 0 21600 21600" draw:mirror-horizontal="true" draw:mirror-vertical="false" draw:type="rectangle" draw:enhanced-path="M 0 0 L 21600 0 21600 21600 0 21600 0 0 Z N"/>
          </draw:custom-shape>
          <draw:frame draw:style-name="gr67" draw:text-style-name="P37" draw:layer="layout" svg:width="4.354cm" svg:height="1.347cm" svg:x="4.1cm" svg:y="3.3cm">
            <draw:text-box>
              <text:p><text:span text:style-name="T14">Legenda</text:span></text:p>
            </draw:text-box>
          </draw:frame>
          <draw:g>
            <draw:line draw:style-name="gr68" draw:text-style-name="P9" draw:layer="layout" svg:x1="4.7cm" svg:y1="11.7cm" svg:x2="4.7cm" svg:y2="12.5cm">
              <text:p/>
            </draw:line>
            <draw:line draw:style-name="gr69" draw:text-style-name="P9" draw:layer="layout" svg:x1="4.9cm" svg:y1="11.7cm" svg:x2="4.9cm" svg:y2="12.5cm">
              <text:p/>
            </draw:line>
            <draw:line draw:style-name="gr70" draw:text-style-name="P9" draw:layer="layout" svg:x1="5.1cm" svg:y1="11.7cm" svg:x2="5.1cm" svg:y2="12.5cm">
              <text:p/>
            </draw:line>
            <draw:line draw:style-name="gr71" draw:text-style-name="P9" draw:layer="layout" svg:x1="5.3cm" svg:y1="11.7cm" svg:x2="5.3cm" svg:y2="12.5cm">
              <text:p/>
            </draw:line>
            <draw:frame draw:style-name="gr72" draw:text-style-name="P39" draw:layer="layout" svg:width="11cm" svg:height="1cm" svg:x="5.5cm" svg:y="11.9cm">
              <draw:text-box>
                <text:p text:style-name="P38">Mantelbuis Electra/kabel/water/telecom 50mm</text:p>
              </draw:text-box>
            </draw:frame>
          </draw:g>
          <draw:frame draw:style-name="gr73" draw:text-style-name="P26" draw:layer="layout" svg:width="0.502cm" svg:height="0.954cm" svg:x="6.1cm" svg:y="12.1cm">
            <draw:text-box>
              <text:p/>
            </draw:text-box>
          </draw:frame>
          <draw:g>
            <draw:line draw:style-name="gr74" draw:text-style-name="P9" draw:layer="layout" svg:x1="5.3cm" svg:y1="13.7cm" svg:x2="5.3cm" svg:y2="12.9cm">
              <text:p/>
            </draw:line>
            <draw:frame draw:style-name="gr67" draw:text-style-name="P39" draw:layer="layout" svg:width="7.081cm" svg:height="0.798cm" svg:x="5.5cm" svg:y="13.102cm">
              <draw:text-box>
                <text:p text:style-name="P38">Afvoerbuis 125/110/70/50 mm</text:p>
              </draw:text-box>
            </draw:frame>
          </draw:g>
          <draw:g>
            <draw:line draw:style-name="gr75" draw:text-style-name="P9" draw:layer="layout" svg:x1="4.5cm" svg:y1="14.1cm" svg:x2="4.5cm" svg:y2="14.9cm">
              <text:p/>
            </draw:line>
            <draw:line draw:style-name="gr75" draw:text-style-name="P9" draw:layer="layout" svg:x1="4.494cm" svg:y1="14.7cm" svg:x2="4.894cm" svg:y2="14.7cm">
              <text:p/>
            </draw:line>
            <draw:g>
              <draw:ellipse draw:style-name="gr76" draw:text-style-name="P4" draw:layer="layout" svg:width="0.435cm" svg:height="0.4cm" svg:x="5.258cm" svg:y="14.5cm" draw:kind="arc" draw:start-angle="84.73" draw:end-angle="272.89">
                <text:p/>
              </draw:ellipse>
              <draw:line draw:style-name="gr77" draw:text-style-name="P9" draw:layer="layout" svg:x1="5.294cm" svg:y1="14.7cm" svg:x2="4.694cm" svg:y2="14.7cm">
                <text:p/>
              </draw:line>
              <draw:ellipse draw:style-name="gr76" draw:text-style-name="P4" draw:layer="layout" svg:width="0.29cm" svg:height="0.266cm" svg:x="5.331cm" svg:y="14.567cm" draw:kind="arc" draw:start-angle="84.84" draw:end-angle="272.76">
                <text:p/>
              </draw:ellipse>
              <draw:line draw:style-name="gr78" draw:text-style-name="P9" draw:layer="layout" svg:x1="5.186cm" svg:y1="14.5cm" svg:x2="5.186cm" svg:y2="14.9cm">
                <text:p/>
              </draw:line>
              <draw:line draw:style-name="gr78" draw:text-style-name="P9" draw:layer="layout" svg:x1="4.894cm" svg:y1="14.5cm" svg:x2="5.186cm" svg:y2="14.9cm">
                <text:p/>
              </draw:line>
              <draw:line draw:style-name="gr78" draw:text-style-name="P9" draw:layer="layout" svg:x1="4.802cm" svg:y1="14.5cm" svg:x2="5.094cm" svg:y2="14.9cm">
                <text:p/>
              </draw:line>
              <draw:line draw:style-name="gr78" draw:text-style-name="P9" draw:layer="layout" svg:x1="4.694cm" svg:y1="14.5cm" svg:x2="4.986cm" svg:y2="14.9cm">
                <text:p/>
              </draw:line>
            </draw:g>
            <draw:frame draw:style-name="gr79" draw:text-style-name="P39" draw:layer="layout" svg:width="7.2cm" svg:height="0.798cm" svg:x="5.5cm" svg:y="14.302cm">
              <draw:text-box>
                <text:p text:style-name="P38">Mantelbuis voor electra 40mm</text:p>
              </draw:text-box>
            </draw:frame>
          </draw:g>
          <draw:custom-shape draw:style-name="gr80" draw:text-style-name="P9" draw:layer="layout" svg:width="0.4cm" svg:height="0.4cm" svg:x="4.9cm" svg:y="6.698cm">
            <text:p/>
            <draw:enhanced-geometry svg:viewBox="0 0 21600 21600" draw:type="rectangle" draw:enhanced-path="M 0 0 L 21600 0 21600 21600 0 21600 0 0 Z N"/>
          </draw:custom-shape>
          <draw:line draw:style-name="gr81" draw:text-style-name="P9" draw:layer="layout" svg:x1="4.5cm" svg:y1="22.7cm" svg:x2="4.5cm" svg:y2="21.9cm">
            <text:p/>
          </draw:line>
          <draw:line draw:style-name="gr82" draw:text-style-name="P9" draw:layer="layout" svg:x1="4.5cm" svg:y1="19.5cm" svg:x2="4.5cm" svg:y2="20.3cm">
            <text:p/>
          </draw:line>
          <draw:line draw:style-name="gr83" draw:text-style-name="P9" draw:layer="layout" svg:x1="4.5cm" svg:y1="20.7cm" svg:x2="4.5cm" svg:y2="21.5cm">
            <text:p/>
          </draw:line>
          <draw:custom-shape draw:style-name="gr84" draw:text-style-name="P40" draw:layer="layout" svg:width="0.8cm" svg:height="0.2cm" svg:x="4.475cm" svg:y="17.5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85" draw:text-style-name="P40" draw:layer="layout" svg:width="0.8cm" svg:height="0.224cm" svg:x="4.475cm" svg:y="16.476cm">
            <text:p text:style-name="P4"><text:span text:style-name="T15">4</text:span></text:p>
            <draw:enhanced-geometry svg:viewBox="0 0 21600 21600" draw:mirror-horizontal="false" draw:mirror-vertical="false" draw:type="rectangle" draw:enhanced-path="M 0 0 L 21600 0 21600 21600 0 21600 0 0 Z N"/>
          </draw:custom-shape>
          <draw:frame draw:style-name="gr79" draw:text-style-name="P39" draw:layer="layout" svg:width="12.225cm" svg:height="0.798cm" svg:x="5.475cm" svg:y="16.302cm">
            <draw:text-box draw:corner-radius="0.2cm">
              <text:p text:style-name="P38">PP Drainagebuis 80mm met PP450 omhulling, SN8 </text:p>
            </draw:text-box>
          </draw:frame>
          <draw:frame draw:style-name="gr86" draw:text-style-name="P39" draw:layer="layout" svg:width="11.825cm" svg:height="0.798cm" svg:x="5.475cm" svg:y="17.302cm">
            <draw:text-box draw:corner-radius="0.2cm">
              <text:p text:style-name="P38">Aan/toevoerbuis warmtebuffers 80mm </text:p>
            </draw:text-box>
          </draw:frame>
          <draw:frame draw:style-name="gr86" draw:text-style-name="P39" draw:layer="layout" svg:width="6.225cm" svg:height="0.798cm" svg:x="5.475cm" svg:y="19.502cm">
            <draw:text-box draw:corner-radius="0.2cm">
              <text:p text:style-name="P38">Warm drinkwater</text:p>
            </draw:text-box>
          </draw:frame>
          <draw:frame draw:style-name="gr86" draw:text-style-name="P39" draw:layer="layout" svg:width="6.603cm" svg:height="0.798cm" svg:x="5.497cm" svg:y="20.744cm">
            <draw:text-box draw:corner-radius="0.2cm">
              <text:p text:style-name="P38">Koud leidingwater</text:p>
            </draw:text-box>
          </draw:frame>
          <draw:frame draw:style-name="gr87" draw:text-style-name="P39" draw:layer="layout" svg:width="9.025cm" svg:height="0.8cm" svg:x="5.475cm" svg:y="21.9cm">
            <draw:text-box draw:corner-radius="0.2cm">
              <text:p text:style-name="P38">Water voorverwarmd door douche wtw</text:p>
            </draw:text-box>
          </draw:frame>
          <draw:custom-shape draw:style-name="gr88" draw:text-style-name="P41" draw:layer="layout" svg:width="0.8cm" svg:height="0.3cm" svg:x="4.5cm" svg:y="18.6cm">
            <text:p text:style-name="P4"><text:span text:style-name="T15"><text:s text:c="3"/></text:span></text:p>
            <draw:enhanced-geometry svg:viewBox="0 0 21600 21600" draw:mirror-horizontal="false" draw:mirror-vertical="false" draw:type="rectangle" draw:enhanced-path="M 0 0 L 21600 0 21600 21600 0 21600 0 0 Z N"/>
          </draw:custom-shape>
          <draw:frame draw:style-name="gr87" draw:text-style-name="P39" draw:layer="layout" svg:width="9.025cm" svg:height="0.8cm" svg:x="5.475cm" svg:y="18.5cm">
            <draw:text-box draw:corner-radius="0.2cm">
              <text:p text:style-name="P38">Luchtaanvoer 160mm</text:p>
            </draw:text-box>
          </draw:frame>
        </draw:g>
        <draw:frame draw:style-name="gr62" draw:text-style-name="P32" draw:layer="layout" svg:width="10.8cm" svg:height="3.766cm" svg:x="5.5cm" svg:y="25.5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g>
          <draw:custom-shape draw:style-name="gr89" draw:text-style-name="P10" draw:layer="layout" svg:width="36cm" svg:height="22.4cm" svg:x="2.5cm" svg:y="2.5cm">
            <text:p/>
            <draw:enhanced-geometry svg:viewBox="0 0 21600 21600" draw:mirror-horizontal="false" draw:mirror-vertical="false" draw:type="rectangle" draw:enhanced-path="M 0 0 L 21600 0 21600 21600 0 21600 0 0 Z N"/>
          </draw:custom-shape>
        </draw:g>
        <draw:g>
          <draw:line draw:style-name="gr90" draw:text-style-name="P9" draw:layer="layout" svg:x1="4.5cm" svg:y1="15.3cm" svg:x2="4.5cm" svg:y2="16.1cm">
            <text:p/>
          </draw:line>
          <draw:frame draw:style-name="gr91" draw:text-style-name="P39" draw:layer="layout" svg:width="8.6cm" svg:height="1.345cm" svg:x="5.5cm" svg:y="15.302cm">
            <draw:text-box draw:corner-radius="0.2cm">
              <text:p text:style-name="P38">Mantelbuis voor sensors 40mm</text:p>
            </draw:text-box>
          </draw:frame>
        </draw:g>
      </draw:page>
      <draw:page draw:name="page3" draw:style-name="dp1" draw:master-page-name="Default">
        <draw:g>
          <draw:custom-shape draw:style-name="gr92" draw:text-style-name="P42" draw:layer="layout" svg:width="18.9cm" svg:height="1.8cm" svg:x="5.25cm" svg:y="6.1cm">
            <text:p/>
            <draw:enhanced-geometry svg:viewBox="0 0 21600 21600" draw:mirror-horizontal="true" draw:mirror-vertical="false" draw:type="rectangle" draw:enhanced-path="M 0 0 L 21600 0 21600 21600 0 21600 0 0 Z N"/>
          </draw:custom-shape>
          <draw:custom-shape draw:style-name="gr93" draw:text-style-name="P43" draw:layer="layout" svg:width="18.8cm" svg:height="1.8cm" svg:x="5.3cm" svg:y="6.1cm">
            <text:p/>
            <draw:enhanced-geometry svg:viewBox="0 0 21600 21600" draw:mirror-horizontal="true" draw:mirror-vertical="false" draw:type="rectangle" draw:enhanced-path="M 0 0 L 21600 0 21600 21600 0 21600 0 0 Z N"/>
          </draw:custom-shape>
          <draw:custom-shape draw:style-name="gr94" draw:text-style-name="P44" draw:layer="layout" svg:width="18cm" svg:height="1.2cm" svg:x="5.7cm" svg:y="6.1cm">
            <text:p/>
            <draw:enhanced-geometry svg:viewBox="0 0 21600 21600" draw:mirror-horizontal="true" draw:mirror-vertical="true" draw:type="rectangle" draw:enhanced-path="M 0 0 L 21600 0 21600 21600 0 21600 0 0 Z N"/>
          </draw:custom-shape>
          <draw:custom-shape draw:style-name="gr95" draw:text-style-name="P45" draw:layer="layout" svg:width="13.6cm" svg:height="1cm" svg:x="7.9cm" svg:y="6.3cm">
            <text:p/>
            <draw:enhanced-geometry svg:viewBox="0 0 21600 21600" draw:mirror-horizontal="true" draw:mirror-vertical="false" draw:type="rectangle" draw:enhanced-path="M 0 0 L 21600 0 21600 21600 0 21600 0 0 Z N"/>
          </draw:custom-shape>
          <draw:custom-shape draw:style-name="gr96" draw:text-style-name="P46" draw:layer="layout" svg:width="1cm" svg:height="1.6cm" draw:transform="rotate (1.5707963267949) translate (21.4cm 7.301cm)">
            <text:p/>
            <draw:enhanced-geometry svg:viewBox="0 0 21600 21600" draw:mirror-horizontal="true" draw:mirror-vertical="true" draw:type="rectangle" draw:enhanced-path="M 0 0 L 21600 0 21600 21600 0 21600 0 0 Z N"/>
          </draw:custom-shape>
          <draw:custom-shape draw:style-name="gr97" draw:text-style-name="P44" draw:layer="layout" svg:width="17.6cm" svg:height="0.2cm" svg:x="5.9cm" svg:y="11.1cm">
            <text:p/>
            <draw:enhanced-geometry svg:viewBox="0 0 21600 21600" draw:mirror-horizontal="true" draw:mirror-vertical="true" draw:type="rectangle" draw:enhanced-path="M 0 0 L 21600 0 21600 21600 0 21600 0 0 Z N"/>
          </draw:custom-shape>
          <draw:custom-shape draw:style-name="gr98" draw:text-style-name="P45" draw:layer="layout" svg:width="13.6cm" svg:height="3.2cm" svg:x="7.9cm" svg:y="7.9cm">
            <text:p/>
            <draw:enhanced-geometry svg:viewBox="0 0 21600 21600" draw:mirror-horizontal="true" draw:mirror-vertical="false" draw:type="rectangle" draw:enhanced-path="M 0 0 L 21600 0 21600 21600 0 21600 0 0 Z N"/>
          </draw:custom-shape>
          <draw:g>
            <draw:custom-shape draw:style-name="gr99" draw:text-style-name="P44" draw:layer="layout" svg:width="0.4cm" svg:height="3.2cm" svg:x="5.9cm" svg:y="7.9cm">
              <text:p/>
              <draw:enhanced-geometry svg:viewBox="0 0 21600 21600" draw:mirror-horizontal="true" draw:mirror-vertical="true" draw:type="rectangle" draw:enhanced-path="M 0 0 L 21600 0 21600 21600 0 21600 0 0 Z N"/>
            </draw:custom-shape>
            <draw:custom-shape draw:style-name="gr100" draw:text-style-name="P47" draw:layer="layout" svg:width="0.6cm" svg:height="0.6cm" svg:x="5.3cm" svg:y="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1" draw:text-style-name="P44" draw:layer="layout" svg:width="0.6cm" svg:height="0.2cm" svg:x="5.3cm" svg:y="7.9cm">
              <text:p/>
              <draw:enhanced-geometry svg:viewBox="0 0 21600 21600" draw:mirror-horizontal="true" draw:mirror-vertical="true" draw:type="rectangle" draw:enhanced-path="M 0 0 L 21600 0 21600 21600 0 21600 0 0 Z N"/>
            </draw:custom-shape>
          </draw:g>
          <draw:g>
            <draw:custom-shape draw:style-name="gr99" draw:text-style-name="P44" draw:layer="layout" svg:width="0.4cm" svg:height="3.2cm" svg:x="23.1cm" svg:y="7.9cm">
              <text:p/>
              <draw:enhanced-geometry svg:viewBox="0 0 21600 21600" draw:mirror-horizontal="false" draw:mirror-vertical="true" draw:type="rectangle" draw:enhanced-path="M 0 0 L 21600 0 21600 21600 0 21600 0 0 Z N"/>
            </draw:custom-shape>
            <draw:custom-shape draw:style-name="gr100" draw:text-style-name="P47" draw:layer="layout" svg:width="0.6cm" svg:height="0.6cm" svg:x="23.5cm" svg:y="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1" draw:text-style-name="P44" draw:layer="layout" svg:width="0.6cm" svg:height="0.2cm" svg:x="23.5cm" svg:y="7.9cm">
              <text:p/>
              <draw:enhanced-geometry svg:viewBox="0 0 21600 21600" draw:mirror-horizontal="false" draw:mirror-vertical="true" draw:type="rectangle" draw:enhanced-path="M 0 0 L 21600 0 21600 21600 0 21600 0 0 Z N"/>
            </draw:custom-shape>
          </draw:g>
          <draw:custom-shape draw:style-name="gr102" draw:text-style-name="P48" draw:layer="layout" svg:width="3.2cm" svg:height="1.6cm" draw:transform="rotate (1.5707963267949) translate (6.3cm 11.1cm)">
            <text:p text:style-name="P4"><text:span text:style-name="T16">Buffer4</text:span></text:p>
            <draw:enhanced-geometry svg:viewBox="0 0 21600 21600" draw:mirror-horizontal="false" draw:mirror-vertical="false" draw:type="rectangle" draw:enhanced-path="M 0 0 L 21600 0 21600 21600 0 21600 0 0 Z N"/>
          </draw:custom-shape>
          <draw:custom-shape draw:style-name="gr103" draw:text-style-name="P40" draw:layer="layout" svg:width="12cm" svg:height="1cm" draw:transform="rotate (-3.14159265358979) translate (20.7cm 7.3cm)">
            <text:p text:style-name="P4"><text:span text:style-name="T15">Buffer1</text:span></text:p>
            <draw:enhanced-geometry svg:viewBox="0 0 21600 21600" draw:mirror-horizontal="true" draw:mirror-vertical="true" draw:type="rectangle" draw:enhanced-path="M 0 0 L 21600 0 21600 21600 0 21600 0 0 Z N"/>
          </draw:custom-shape>
          <draw:custom-shape draw:style-name="gr96" draw:text-style-name="P46" draw:layer="layout" svg:width="1cm" svg:height="1.6cm" draw:transform="rotate (1.5707963267949) translate (6.4cm 7.3cm)">
            <text:p/>
            <draw:enhanced-geometry svg:viewBox="0 0 21600 21600" draw:mirror-horizontal="true" draw:mirror-vertical="true" draw:type="rectangle" draw:enhanced-path="M 0 0 L 21600 0 21600 21600 0 21600 0 0 Z N"/>
          </draw:custom-shape>
          <draw:custom-shape draw:style-name="gr104" draw:text-style-name="P40" draw:layer="layout" svg:width="12cm" svg:height="2.6cm" draw:transform="rotate (-3.14159265358979) translate (20.7cm 10.5cm)">
            <text:p text:style-name="P4"><text:span text:style-name="T15">Buffer23</text:span></text:p>
            <draw:enhanced-geometry svg:viewBox="0 0 21600 21600" draw:mirror-horizontal="true" draw:mirror-vertical="true" draw:type="rectangle" draw:enhanced-path="M 0 0 L 21600 0 21600 21600 0 21600 0 0 Z N"/>
          </draw:custom-shape>
          <draw:custom-shape draw:style-name="gr102" draw:text-style-name="P48" draw:layer="layout" svg:width="3.2cm" svg:height="1.6cm" draw:transform="rotate (1.5707963267949) translate (21.5cm 11.1cm)">
            <text:p text:style-name="P4"><text:span text:style-name="T16">Buffer4</text:span></text:p>
            <draw:enhanced-geometry svg:viewBox="0 0 21600 21600" draw:mirror-horizontal="true" draw:mirror-vertical="true" draw:type="rectangle" draw:enhanced-path="M 0 0 L 21600 0 21600 21600 0 21600 0 0 Z N"/>
          </draw:custom-shape>
          <draw:custom-shape draw:style-name="gr105" draw:text-style-name="P45" draw:layer="layout" svg:width="18cm" svg:height="0.7cm" svg:x="5.7cm" svg:y="7.2cm">
            <text:p/>
            <draw:enhanced-geometry svg:viewBox="0 0 21600 21600" draw:mirror-horizontal="true" draw:mirror-vertical="false" draw:type="rectangle" draw:enhanced-path="M 0 0 L 21600 0 21600 21600 0 21600 0 0 Z N"/>
          </draw:custom-shape>
          <draw:custom-shape draw:style-name="gr106" draw:text-style-name="P9" draw:layer="layout" svg:width="13.2cm" svg:height="3.2cm" svg:x="8.1cm" svg:y="7.7cm">
            <text:p/>
            <draw:enhanced-geometry svg:viewBox="0 0 21600 21600" draw:type="rectangle" draw:enhanced-path="M 0 0 L 21600 0 21600 21600 0 21600 0 0 Z N"/>
          </draw:custom-shape>
          <draw:custom-shape draw:style-name="gr107" draw:text-style-name="P9" draw:layer="layout" svg:width="12.4cm" svg:height="3cm" svg:x="8.5cm" svg:y="7.7cm">
            <text:p/>
            <draw:enhanced-geometry svg:viewBox="0 0 21600 21600" draw:type="rectangle" draw:enhanced-path="M 0 0 L 21600 0 21600 21600 0 21600 0 0 Z N"/>
          </draw:custom-shape>
          <draw:custom-shape draw:style-name="gr108" draw:text-style-name="P9" draw:layer="layout" svg:width="17.6cm" svg:height="0.4cm" svg:x="5.9cm" svg:y="7.3cm">
            <text:p/>
            <draw:enhanced-geometry svg:viewBox="0 0 21600 21600" draw:mirror-vertical="true" draw:type="rectangle" draw:enhanced-path="M 0 0 L 21600 0 21600 21600 0 21600 0 0 Z N"/>
          </draw:custom-shape>
        </draw:g>
        <draw:g>
          <draw:custom-shape draw:style-name="gr92" draw:text-style-name="P42" draw:layer="layout" svg:width="18.9cm" svg:height="1.8cm" svg:x="5.25cm" svg:y="14.1cm">
            <text:p/>
            <draw:enhanced-geometry svg:viewBox="0 0 21600 21600" draw:mirror-horizontal="true" draw:mirror-vertical="false" draw:type="rectangle" draw:enhanced-path="M 0 0 L 21600 0 21600 21600 0 21600 0 0 Z N"/>
          </draw:custom-shape>
          <draw:custom-shape draw:style-name="gr93" draw:text-style-name="P43" draw:layer="layout" svg:width="18.8cm" svg:height="1.8cm" svg:x="5.3cm" svg:y="14.1cm">
            <text:p/>
            <draw:enhanced-geometry svg:viewBox="0 0 21600 21600" draw:mirror-horizontal="true" draw:mirror-vertical="false" draw:type="rectangle" draw:enhanced-path="M 0 0 L 21600 0 21600 21600 0 21600 0 0 Z N"/>
          </draw:custom-shape>
          <draw:custom-shape draw:style-name="gr94" draw:text-style-name="P44" draw:layer="layout" svg:width="18cm" svg:height="1.2cm" svg:x="5.7cm" svg:y="14.1cm">
            <text:p/>
            <draw:enhanced-geometry svg:viewBox="0 0 21600 21600" draw:mirror-horizontal="true" draw:mirror-vertical="true" draw:type="rectangle" draw:enhanced-path="M 0 0 L 21600 0 21600 21600 0 21600 0 0 Z N"/>
          </draw:custom-shape>
          <draw:custom-shape draw:style-name="gr109" draw:text-style-name="P46" draw:layer="layout" svg:width="1cm" svg:height="3.5cm" draw:transform="rotate (1.5707963267949) translate (19.5cm 15.3cm)">
            <text:p/>
            <draw:enhanced-geometry svg:viewBox="0 0 21600 21600" draw:mirror-horizontal="true" draw:mirror-vertical="true" draw:type="rectangle" draw:enhanced-path="M 0 0 L 21600 0 21600 21600 0 21600 0 0 Z N"/>
          </draw:custom-shape>
          <draw:custom-shape draw:style-name="gr97" draw:text-style-name="P44" draw:layer="layout" svg:width="17.6cm" svg:height="0.2cm" svg:x="5.9cm" svg:y="19.1cm">
            <text:p/>
            <draw:enhanced-geometry svg:viewBox="0 0 21600 21600" draw:mirror-horizontal="true" draw:mirror-vertical="true" draw:type="rectangle" draw:enhanced-path="M 0 0 L 21600 0 21600 21600 0 21600 0 0 Z N"/>
          </draw:custom-shape>
          <draw:custom-shape draw:style-name="gr110" draw:text-style-name="P45" draw:layer="layout" svg:width="13.1cm" svg:height="4.8cm" svg:x="6.4cm" svg:y="14.3cm">
            <text:p/>
            <draw:enhanced-geometry svg:viewBox="0 0 21600 21600" draw:mirror-horizontal="true" draw:mirror-vertical="false" draw:type="rectangle" draw:enhanced-path="M 0 0 L 21600 0 21600 21600 0 21600 0 0 Z N"/>
          </draw:custom-shape>
          <draw:custom-shape draw:style-name="gr111" draw:text-style-name="P46" draw:layer="layout" svg:width="1cm" svg:height="2cm" draw:transform="rotate (1.5707963267949) translate (7.9cm 15.3cm)">
            <text:p/>
            <draw:enhanced-geometry svg:viewBox="0 0 21600 21600" draw:mirror-horizontal="true" draw:mirror-vertical="true" draw:type="rectangle" draw:enhanced-path="M 0 0 L 21600 0 21600 21600 0 21600 0 0 Z N"/>
          </draw:custom-shape>
          <draw:g>
            <draw:custom-shape draw:style-name="gr99" draw:text-style-name="P44" draw:layer="layout" svg:width="0.4cm" svg:height="3.2cm" svg:x="5.9cm" svg:y="15.9cm">
              <text:p/>
              <draw:enhanced-geometry svg:viewBox="0 0 21600 21600" draw:mirror-horizontal="true" draw:mirror-vertical="true" draw:type="rectangle" draw:enhanced-path="M 0 0 L 21600 0 21600 21600 0 21600 0 0 Z N"/>
            </draw:custom-shape>
            <draw:custom-shape draw:style-name="gr100" draw:text-style-name="P47" draw:layer="layout" svg:width="0.6cm" svg:height="0.6cm" svg:x="5.3cm" svg:y="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1" draw:text-style-name="P44" draw:layer="layout" svg:width="0.6cm" svg:height="0.2cm" svg:x="5.3cm" svg:y="15.9cm">
              <text:p/>
              <draw:enhanced-geometry svg:viewBox="0 0 21600 21600" draw:mirror-horizontal="true" draw:mirror-vertical="true" draw:type="rectangle" draw:enhanced-path="M 0 0 L 21600 0 21600 21600 0 21600 0 0 Z N"/>
            </draw:custom-shape>
          </draw:g>
          <draw:g>
            <draw:custom-shape draw:style-name="gr99" draw:text-style-name="P44" draw:layer="layout" svg:width="0.4cm" svg:height="3.2cm" svg:x="23.1cm" svg:y="15.9cm">
              <text:p/>
              <draw:enhanced-geometry svg:viewBox="0 0 21600 21600" draw:mirror-horizontal="false" draw:mirror-vertical="true" draw:type="rectangle" draw:enhanced-path="M 0 0 L 21600 0 21600 21600 0 21600 0 0 Z N"/>
            </draw:custom-shape>
            <draw:custom-shape draw:style-name="gr100" draw:text-style-name="P47" draw:layer="layout" svg:width="0.6cm" svg:height="0.6cm" svg:x="23.5cm" svg:y="1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1" draw:text-style-name="P44" draw:layer="layout" svg:width="0.6cm" svg:height="0.2cm" svg:x="23.5cm" svg:y="15.9cm">
              <text:p/>
              <draw:enhanced-geometry svg:viewBox="0 0 21600 21600" draw:mirror-horizontal="false" draw:mirror-vertical="true" draw:type="rectangle" draw:enhanced-path="M 0 0 L 21600 0 21600 21600 0 21600 0 0 Z N"/>
            </draw:custom-shape>
          </draw:g>
          <draw:custom-shape draw:style-name="gr112" draw:text-style-name="P48" draw:layer="layout" svg:width="3.2cm" svg:height="8cm" draw:transform="rotate (1.5707963267949) translate (6.3cm 19.1cm)">
            <text:p text:style-name="P4"><text:span text:style-name="T16">Buffer4</text:span></text:p>
            <draw:enhanced-geometry svg:viewBox="0 0 21600 21600" draw:mirror-horizontal="false" draw:mirror-vertical="true" draw:type="rectangle" draw:enhanced-path="M 0 0 L 21600 0 21600 21600 0 21600 0 0 Z N"/>
          </draw:custom-shape>
          <draw:custom-shape draw:style-name="gr113" draw:text-style-name="P49" draw:layer="layout" svg:width="8cm" svg:height="1cm" draw:transform="rotate (-3.14159265358979) translate (18.7cm 15.3cm)">
            <text:p text:style-name="P4"><text:span text:style-name="T16">kelder</text:span></text:p>
            <draw:enhanced-geometry svg:viewBox="0 0 21600 21600" draw:mirror-horizontal="true" draw:mirror-vertical="true" draw:type="rectangle" draw:enhanced-path="M 0 0 L 21600 0 21600 21600 0 21600 0 0 Z N"/>
          </draw:custom-shape>
          <draw:custom-shape draw:style-name="gr112" draw:text-style-name="P48" draw:layer="layout" svg:width="3.2cm" svg:height="8cm" draw:transform="rotate (1.5707963267949) translate (15.1cm 19.1cm)">
            <text:p text:style-name="P4"><text:span text:style-name="T16">Buffer4</text:span></text:p>
            <draw:enhanced-geometry svg:viewBox="0 0 21600 21600" draw:mirror-horizontal="true" draw:mirror-vertical="true" draw:type="rectangle" draw:enhanced-path="M 0 0 L 21600 0 21600 21600 0 21600 0 0 Z N"/>
          </draw:custom-shape>
          <draw:custom-shape draw:style-name="gr105" draw:text-style-name="P45" draw:layer="layout" svg:width="18cm" svg:height="0.7cm" svg:x="5.7cm" svg:y="15.2cm">
            <text:p/>
            <draw:enhanced-geometry svg:viewBox="0 0 21600 21600" draw:mirror-horizontal="true" draw:mirror-vertical="false" draw:type="rectangle" draw:enhanced-path="M 0 0 L 21600 0 21600 21600 0 21600 0 0 Z N"/>
          </draw:custom-shape>
          <draw:g>
            <draw:custom-shape draw:style-name="gr101" draw:text-style-name="P44" draw:layer="layout" svg:width="0.3cm" svg:height="0.4cm" svg:x="14.55cm" svg:y="19.3cm">
              <text:p/>
              <draw:enhanced-geometry svg:viewBox="0 0 21600 21600" draw:mirror-horizontal="true" draw:mirror-vertical="true" draw:type="rectangle" draw:enhanced-path="M 0 0 L 21600 0 21600 21600 0 21600 0 0 Z N"/>
            </draw:custom-shape>
            <draw:custom-shape draw:style-name="gr114" draw:text-style-name="P47" draw:layer="layout" svg:width="0.45cm" svg:height="0.3cm" svg:x="14.1cm" svg:y="19.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1" draw:text-style-name="P44" draw:layer="layout" svg:width="0.45cm" svg:height="0.1cm" svg:x="14.1cm" svg:y="19.3cm">
              <text:p/>
              <draw:enhanced-geometry svg:viewBox="0 0 21600 21600" draw:mirror-horizontal="true" draw:mirror-vertical="true" draw:type="rectangle" draw:enhanced-path="M 0 0 L 21600 0 21600 21600 0 21600 0 0 Z N"/>
            </draw:custom-shape>
            <draw:custom-shape draw:style-name="gr114" draw:text-style-name="P47" draw:layer="layout" svg:width="0.45cm" svg:height="0.3cm" svg:x="14.85cm" svg:y="1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1" draw:text-style-name="P44" draw:layer="layout" svg:width="0.45cm" svg:height="0.1cm" svg:x="14.85cm" svg:y="19.3cm">
              <text:p/>
              <draw:enhanced-geometry svg:viewBox="0 0 21600 21600" draw:mirror-horizontal="false" draw:mirror-vertical="true" draw:type="rectangle" draw:enhanced-path="M 0 0 L 21600 0 21600 21600 0 21600 0 0 Z N"/>
            </draw:custom-shape>
          </draw:g>
          <draw:custom-shape draw:style-name="gr108" draw:text-style-name="P9" draw:layer="layout" svg:width="17.6cm" svg:height="0.4cm" svg:x="5.9cm" svg:y="15.3cm">
            <text:p/>
            <draw:enhanced-geometry svg:viewBox="0 0 21600 21600" draw:type="rectangle" draw:enhanced-path="M 0 0 L 21600 0 21600 21600 0 21600 0 0 Z N"/>
          </draw:custom-shape>
        </draw:g>
        <draw:g>
          <draw:custom-shape draw:style-name="gr115" draw:text-style-name="P41" draw:layer="layout" svg:width="0.3cm" svg:height="0.3cm" svg:x="14.55cm" svg:y="19.3cm">
            <text:p text:style-name="P4"><text:span text:style-name="T15"><text:s text:c="3"/></text:span></text:p>
            <draw:enhanced-geometry svg:viewBox="0 0 21600 21600" draw:mirror-horizontal="false" draw:mirror-vertical="false" draw:type="rectangle" draw:enhanced-path="M 0 0 L 21600 0 21600 21600 0 21600 0 0 Z N"/>
          </draw:custom-shape>
          <draw:g>
            <draw:custom-shape draw:style-name="gr116" draw:text-style-name="P40" draw:layer="layout" svg:width="0.2cm" svg:height="1.4cm" svg:x="13.7cm" svg:y="14.9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117" draw:text-style-name="P40" draw:layer="layout" svg:width="0.2cm" svg:height="3.8cm" svg:x="15.3cm" svg:y="14.9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118" draw:text-style-name="P40" draw:layer="layout" svg:width="6.953cm" svg:height="0.224cm" svg:x="15.347cm" svg:y="18.476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118" draw:text-style-name="P40" draw:layer="layout" svg:width="6.953cm" svg:height="0.224cm" svg:x="6.9cm" svg:y="16.276cm">
              <text:p text:style-name="P4"><text:span text:style-name="T15">4</text:span></text:p>
              <draw:enhanced-geometry svg:viewBox="0 0 21600 21600" draw:mirror-horizontal="false" draw:mirror-vertical="false" draw:type="rectangle" draw:enhanced-path="M 0 0 L 21600 0 21600 21600 0 21600 0 0 Z N"/>
            </draw:custom-shape>
          </draw:g>
          <draw:custom-shape draw:style-name="gr119" draw:text-style-name="P40" draw:layer="layout" svg:width="1.4cm" svg:height="0.203cm" svg:x="9.7cm" svg:y="14.7cm">
            <text:p text:style-name="P4"><text:span text:style-name="T15"><text:s text:c="3"/></text:span><text:span text:style-name="T15">1</text:span></text:p>
            <draw:enhanced-geometry svg:viewBox="0 0 21600 21600" draw:mirror-horizontal="false" draw:mirror-vertical="false" draw:type="rectangle" draw:enhanced-path="M 0 0 L 21600 0 21600 21600 0 21600 0 0 Z N"/>
          </draw:custom-shape>
          <draw:line draw:style-name="gr120" draw:text-style-name="P9" draw:layer="layout" svg:x1="18.1cm" svg:y1="17.9cm" svg:x2="16.3cm" svg:y2="17.9cm">
            <text:p/>
          </draw:line>
          <draw:line draw:style-name="gr120" draw:text-style-name="P9" draw:layer="layout" svg:x1="13.3cm" svg:y1="17.1cm" svg:x2="11.5cm" svg:y2="17.1cm">
            <text:p/>
          </draw:line>
          <draw:line draw:style-name="gr120" draw:text-style-name="P9" draw:layer="layout" svg:x1="10.1cm" svg:y1="14.9cm" svg:x2="8.3cm" svg:y2="14.9cm">
            <text:p/>
          </draw:line>
          <draw:line draw:style-name="gr120" draw:text-style-name="P9" draw:layer="layout" svg:x1="21.7cm" svg:y1="14.9cm" svg:x2="19.9cm" svg:y2="14.9cm">
            <text:p/>
          </draw:line>
          <draw:custom-shape draw:style-name="gr119" draw:text-style-name="P40" draw:layer="layout" svg:width="1.4cm" svg:height="0.203cm" svg:x="18.3cm" svg:y="14.697cm">
            <text:p text:style-name="P4"><text:span text:style-name="T15"><text:s text:c="3"/></text:span><text:span text:style-name="T15">1</text:span></text:p>
            <draw:enhanced-geometry svg:viewBox="0 0 21600 21600" draw:mirror-horizontal="false" draw:mirror-vertical="false" draw:type="rectangle" draw:enhanced-path="M 0 0 L 21600 0 21600 21600 0 21600 0 0 Z N"/>
          </draw:custom-shape>
        </draw:g>
        <draw:g>
          <draw:line draw:style-name="gr68" draw:text-style-name="P9" draw:layer="layout" svg:x1="6.5cm" svg:y1="15.7cm" svg:x2="6.5cm" svg:y2="15.9cm">
            <text:p/>
          </draw:line>
          <draw:line draw:style-name="gr69" draw:text-style-name="P9" draw:layer="layout" svg:x1="6.7cm" svg:y1="15.7cm" svg:x2="6.7cm" svg:y2="15.9cm">
            <text:p/>
          </draw:line>
          <draw:line draw:style-name="gr70" draw:text-style-name="P9" draw:layer="layout" svg:x1="6.9cm" svg:y1="15.7cm" svg:x2="6.9cm" svg:y2="15.9cm">
            <text:p/>
          </draw:line>
          <draw:line draw:style-name="gr71" draw:text-style-name="P9" draw:layer="layout" svg:x1="7.1cm" svg:y1="15.7cm" svg:x2="7.1cm" svg:y2="15.9cm">
            <text:p/>
          </draw:line>
          <draw:line draw:style-name="gr74" draw:text-style-name="P9" draw:layer="layout" svg:x1="10.3cm" svg:y1="15.9cm" svg:x2="10.3cm" svg:y2="15.7cm">
            <text:p/>
          </draw:line>
        </draw:g>
        <draw:g>
          <draw:custom-shape draw:style-name="gr121" draw:text-style-name="P50" draw:layer="layout" svg:width="2cm" svg:height="1.999cm" svg:x="2.5cm" svg:y="4.468cm">
            <text:p text:style-name="P4"><text:span text:style-name="T17">Z</text:span><text:span text:style-name="T17"><text:line-break/></text:span><text:span text:style-name="T17">O <text:s text:c="2"/>W</text:span></text:p>
            <text:p text:style-name="P4"><text:span text:style-name="T17">N</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22" draw:text-style-name="P26" draw:layer="layout" svg:width="0.717cm" svg:height="1.703cm" svg:x="17.7cm" svg:y="26.067cm">
            <draw:text-box>
              <text:p/>
            </draw:text-box>
          </draw:frame>
          <draw:frame draw:style-name="gr123" draw:text-style-name="P2" draw:layer="layout" svg:width="13.2cm" svg:height="1.032cm" svg:x="5.697cm" svg:y="3.268cm">
            <draw:text-box>
              <text:p><text:span text:style-name="T1">Doorsnede fundament oost-west</text:span></text:p>
            </draw:text-box>
          </draw:frame>
          <draw:frame draw:style-name="gr42" draw:text-style-name="P26" draw:layer="layout" svg:width="0.502cm" svg:height="1.195cm" svg:x="22.3cm" svg:y="26.5cm">
            <draw:text-box>
              <text:p/>
            </draw:text-box>
          </draw:frame>
          <draw:custom-shape draw:style-name="gr124" draw:text-style-name="P10" draw:layer="layout" svg:width="36cm" svg:height="23cm" svg:x="2.5cm" svg:y="2.5cm">
            <text:p/>
            <draw:enhanced-geometry svg:viewBox="0 0 21600 21600" draw:mirror-horizontal="false" draw:mirror-vertical="false" draw:type="rectangle" draw:enhanced-path="M 0 0 L 21600 0 21600 21600 0 21600 0 0 Z N"/>
          </draw:custom-shape>
          <draw:measure draw:style-name="gr125" draw:text-style-name="P51" draw:layer="layout" svg:x1="5.3cm" svg:y1="11.3cm" svg:x2="5.3cm" svg:y2="6.1cm">
            <text:p text:style-name="P51"><text:span text:style-name="T18"><text:measure text:kind="gap"/></text:span><text:span text:style-name="T18"><text:measure text:kind="value">2.600</text:measure></text:span><text:span text:style-name="T18"><text:s/></text:span><text:span text:style-name="T18"><text:measure text:kind="unit">mm</text:measure></text:span><text:span text:style-name="T18"><text:measure text:kind="gap"/></text:span></text:p>
          </draw:measure>
          <draw:measure draw:style-name="gr126" draw:text-style-name="P52" draw:layer="layout" svg:x1="24.1cm" svg:y1="5.9cm" svg:x2="5.3cm" svg:y2="5.9cm">
            <text:p text:style-name="P52"><text:span text:style-name="T19"><text:measure text:kind="gap"/></text:span><text:span text:style-name="T19"><text:measure text:kind="value">9.400</text:measure></text:span><text:span text:style-name="T19"><text:s/></text:span><text:span text:style-name="T19"><text:measure text:kind="unit">mm</text:measure></text:span><text:span text:style-name="T19"><text:measure text:kind="gap"/></text:span></text:p>
          </draw:measure>
          <draw:measure draw:style-name="gr127" draw:text-style-name="P52" draw:layer="layout" svg:x1="23cm" svg:y1="5.1cm" svg:x2="6.4cm" svg:y2="5.1cm">
            <text:p text:style-name="P52"><text:span text:style-name="T19"><text:measure text:kind="gap"/></text:span><text:span text:style-name="T19"><text:measure text:kind="value">8.300</text:measure></text:span><text:span text:style-name="T19"><text:s/></text:span><text:span text:style-name="T19"><text:measure text:kind="unit">mm</text:measure></text:span><text:span text:style-name="T19"><text:measure text:kind="gap"/></text:span></text:p>
          </draw:measure>
          <draw:measure draw:style-name="gr128" draw:text-style-name="P51" draw:layer="layout" svg:x1="23.653cm" svg:y1="7.1cm" svg:x2="22.953cm" svg:y2="7.1cm">
            <text:p text:style-name="P51"><text:span text:style-name="T18"><text:measure text:kind="gap"/></text:span><text:span text:style-name="T18"><text:measure text:kind="value">350</text:measure></text:span><text:span text:style-name="T18"><text:s/></text:span><text:span text:style-name="T18"><text:measure text:kind="unit">mm</text:measure></text:span><text:span text:style-name="T18"><text:measure text:kind="gap"/></text:span></text:p>
          </draw:measure>
          <draw:measure draw:style-name="gr129" draw:text-style-name="P51" draw:layer="layout" svg:x1="17.9cm" svg:y1="11.1cm" svg:x2="17.9cm" svg:y2="7.9cm">
            <text:p text:style-name="P51"><text:span text:style-name="T18"><text:measure text:kind="gap"/></text:span><text:span text:style-name="T18"><text:measure text:kind="value">1.600</text:measure></text:span><text:span text:style-name="T18"><text:s/></text:span><text:span text:style-name="T18"><text:measure text:kind="unit">mm</text:measure></text:span><text:span text:style-name="T18"><text:measure text:kind="gap"/></text:span></text:p>
          </draw:measure>
          <draw:measure draw:style-name="gr129" draw:text-style-name="P51" draw:layer="layout" svg:x1="20.733cm" svg:y1="11.1cm" svg:x2="21.533cm" svg:y2="11.1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130" draw:text-style-name="P52" draw:layer="layout" svg:x1="23.5cm" svg:y1="19.7cm" svg:x2="5.9cm" svg:y2="19.7cm">
            <text:p text:style-name="P52"><text:span text:style-name="T19"><text:measure text:kind="gap"/></text:span><text:span text:style-name="T19"><text:measure text:kind="value">8.800</text:measure></text:span><text:span text:style-name="T19"><text:s/></text:span><text:span text:style-name="T19"><text:measure text:kind="unit">mm</text:measure></text:span><text:span text:style-name="T19"><text:measure text:kind="gap"/></text:span></text:p>
          </draw:measure>
          <draw:measure draw:style-name="gr131" draw:text-style-name="P52" draw:layer="layout" svg:x1="23.7cm" svg:y1="7.6cm" svg:x2="5.7cm" svg:y2="7.6cm">
            <text:p text:style-name="P52"><text:span text:style-name="T19"><text:measure text:kind="gap"/></text:span><text:span text:style-name="T19"><text:measure text:kind="value">9.000</text:measure></text:span><text:span text:style-name="T19"><text:s/></text:span><text:span text:style-name="T19"><text:measure text:kind="unit">mm</text:measure></text:span><text:span text:style-name="T19"><text:measure text:kind="gap"/></text:span></text:p>
          </draw:measure>
          <draw:frame draw:style-name="gr62" draw:text-style-name="P32" draw:layer="layout" svg:width="10.8cm" svg:height="3.766cm" svg:x="5.5cm" svg:y="25.5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measure draw:style-name="gr129" draw:text-style-name="P51" draw:layer="layout" svg:x1="8.764cm" svg:y1="11.1cm" svg:x2="8.764cm" svg:y2="6.3cm">
            <text:p text:style-name="P51"><text:span text:style-name="T18"><text:measure text:kind="gap"/></text:span><text:span text:style-name="T18"><text:measure text:kind="value">2.400</text:measure></text:span><text:span text:style-name="T18"><text:s/></text:span><text:span text:style-name="T18"><text:measure text:kind="unit">mm</text:measure></text:span><text:span text:style-name="T18"><text:measure text:kind="gap"/></text:span></text:p>
          </draw:measure>
          <draw:measure draw:style-name="gr132" draw:text-style-name="P51" draw:layer="layout" svg:x1="17.9cm" svg:y1="6.301cm" svg:x2="17.9cm" svg:y2="7.201cm">
            <text:p text:style-name="P51"><text:span text:style-name="T18"><text:measure text:kind="gap"/></text:span><text:span text:style-name="T18"><text:measure text:kind="value">450</text:measure></text:span><text:span text:style-name="T18"><text:s/></text:span><text:span text:style-name="T18"><text:measure text:kind="unit">mm</text:measure></text:span><text:span text:style-name="T18"><text:measure text:kind="gap"/></text:span></text:p>
          </draw:measure>
          <draw:measure draw:style-name="gr133" draw:text-style-name="P51" draw:layer="layout" svg:x1="12.7cm" svg:y1="10.5cm" svg:x2="12.7cm" svg:y2="11.3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129" draw:text-style-name="P51" draw:layer="layout" svg:x1="20.7cm" svg:y1="7.867cm" svg:x2="20.7cm" svg:y2="7.167cm">
            <text:p text:style-name="P51"><text:span text:style-name="T18"><text:measure text:kind="gap"/></text:span><text:span text:style-name="T18"><text:measure text:kind="value">350</text:measure></text:span><text:span text:style-name="T18"><text:s/></text:span><text:span text:style-name="T18"><text:measure text:kind="unit">mm</text:measure></text:span><text:span text:style-name="T18"><text:measure text:kind="gap"/></text:span></text:p>
          </draw:measure>
          <draw:measure draw:style-name="gr134" draw:text-style-name="P52" draw:layer="layout" svg:x1="7.9cm" svg:y1="11.3cm" svg:x2="6.3cm" svg:y2="11.3cm">
            <text:p text:style-name="P52"><text:span text:style-name="T19"><text:measure text:kind="gap"/></text:span><text:span text:style-name="T19"><text:measure text:kind="value">800</text:measure></text:span><text:span text:style-name="T19"><text:s/></text:span><text:span text:style-name="T19"><text:measure text:kind="unit">mm</text:measure></text:span><text:span text:style-name="T19"><text:measure text:kind="gap"/></text:span></text:p>
          </draw:measure>
          <draw:measure draw:style-name="gr135" draw:text-style-name="P52" draw:layer="layout" svg:x1="23.1cm" svg:y1="11.3cm" svg:x2="21.5cm" svg:y2="11.3cm">
            <text:p text:style-name="P52"><text:span text:style-name="T19"><text:measure text:kind="gap"/></text:span><text:span text:style-name="T19"><text:measure text:kind="value">800</text:measure></text:span><text:span text:style-name="T19"><text:s/></text:span><text:span text:style-name="T19"><text:measure text:kind="unit">mm</text:measure></text:span><text:span text:style-name="T19"><text:measure text:kind="gap"/></text:span></text:p>
          </draw:measure>
          <draw:measure draw:style-name="gr136" draw:text-style-name="P52" draw:layer="layout" svg:x1="20.7cm" svg:y1="11.3cm" svg:x2="8.7cm" svg:y2="11.3cm">
            <text:p text:style-name="P52"><text:span text:style-name="T19"><text:measure text:kind="gap"/></text:span><text:span text:style-name="T19"><text:measure text:kind="value">6.000</text:measure></text:span><text:span text:style-name="T19"><text:s/></text:span><text:span text:style-name="T19"><text:measure text:kind="unit">mm</text:measure></text:span><text:span text:style-name="T19"><text:measure text:kind="gap"/></text:span></text:p>
          </draw:measure>
          <draw:line draw:style-name="gr137" draw:text-style-name="P9" draw:layer="layout" svg:x1="22.5cm" svg:y1="4.5cm" svg:x2="22.5cm" svg:y2="22.5cm">
            <text:p/>
          </draw:line>
          <draw:line draw:style-name="gr137" draw:text-style-name="P9" draw:layer="layout" svg:x1="14.7cm" svg:y1="4.5cm" svg:x2="14.7cm" svg:y2="22.327cm">
            <text:p/>
          </draw:line>
        </draw:g>
      </draw:page>
      <draw:page draw:name="page4" draw:style-name="dp1" draw:master-page-name="Default">
        <draw:g>
          <draw:custom-shape draw:style-name="gr138" draw:text-style-name="P42" draw:layer="layout" svg:width="28.5cm" svg:height="1.8cm" svg:x="5.25cm" svg:y="6.1cm">
            <text:p/>
            <draw:enhanced-geometry svg:viewBox="0 0 21600 21600" draw:mirror-horizontal="true" draw:mirror-vertical="false" draw:type="rectangle" draw:enhanced-path="M 0 0 L 21600 0 21600 21600 0 21600 0 0 Z N"/>
          </draw:custom-shape>
          <draw:custom-shape draw:style-name="gr139" draw:text-style-name="P53" draw:layer="layout" svg:width="28.4cm" svg:height="1.8cm" svg:x="5.3cm" svg:y="6.1cm">
            <text:p/>
            <draw:enhanced-geometry svg:viewBox="0 0 21600 21600" draw:mirror-horizontal="true" draw:mirror-vertical="false" draw:type="rectangle" draw:enhanced-path="M 0 0 L 21600 0 21600 21600 0 21600 0 0 Z N"/>
          </draw:custom-shape>
          <draw:custom-shape draw:style-name="gr140" draw:text-style-name="P42" draw:layer="layout" svg:width="19.6cm" svg:height="3.2cm" svg:x="6.3cm" svg:y="7.9cm">
            <text:p/>
            <draw:enhanced-geometry svg:viewBox="0 0 21600 21600" draw:mirror-horizontal="true" draw:mirror-vertical="false" draw:type="rectangle" draw:enhanced-path="M 0 0 L 21600 0 21600 21600 0 21600 0 0 Z N"/>
          </draw:custom-shape>
          <draw:custom-shape draw:style-name="gr141" draw:text-style-name="P54" draw:layer="layout" svg:width="27.6cm" svg:height="1.2cm" svg:x="5.7cm" svg:y="6.1cm">
            <text:p/>
            <draw:enhanced-geometry svg:viewBox="0 0 21600 21600" draw:mirror-horizontal="true" draw:mirror-vertical="true" draw:type="rectangle" draw:enhanced-path="M 0 0 L 21600 0 21600 21600 0 21600 0 0 Z N"/>
          </draw:custom-shape>
          <draw:custom-shape draw:style-name="gr142" draw:text-style-name="P40" draw:layer="layout" svg:width="26.2cm" svg:height="1cm" draw:transform="rotate (-3.14159265358979) translate (32.6cm 7.3cm)">
            <text:p text:style-name="P4"><text:span text:style-name="T15">Buffer1</text:span></text:p>
            <draw:enhanced-geometry svg:viewBox="0 0 21600 21600" draw:mirror-horizontal="true" draw:mirror-vertical="true" draw:type="rectangle" draw:enhanced-path="M 0 0 L 21600 0 21600 21600 0 21600 0 0 Z N"/>
          </draw:custom-shape>
          <draw:custom-shape draw:style-name="gr143" draw:text-style-name="P42" draw:layer="layout" svg:width="13.8cm" svg:height="1cm" svg:x="12.1cm" svg:y="6.3cm">
            <text:p/>
            <draw:enhanced-geometry svg:viewBox="0 0 21600 21600" draw:mirror-horizontal="true" draw:mirror-vertical="false" draw:type="rectangle" draw:enhanced-path="M 0 0 L 21600 0 21600 21600 0 21600 0 0 Z N"/>
          </draw:custom-shape>
          <draw:custom-shape draw:style-name="gr144" draw:text-style-name="P54" draw:layer="layout" svg:width="27.2cm" svg:height="0.6cm" svg:x="5.9cm" svg:y="11.1cm">
            <text:p/>
            <draw:enhanced-geometry svg:viewBox="0 0 21600 21600" draw:mirror-horizontal="true" draw:mirror-vertical="true" draw:type="rectangle" draw:enhanced-path="M 0 0 L 21600 0 21600 21600 0 21600 0 0 Z N"/>
          </draw:custom-shape>
          <draw:g>
            <draw:custom-shape draw:style-name="gr99" draw:text-style-name="P54" draw:layer="layout" svg:width="0.4cm" svg:height="3.2cm" svg:x="5.9cm" svg:y="7.9cm">
              <text:p/>
              <draw:enhanced-geometry svg:viewBox="0 0 21600 21600" draw:mirror-horizontal="true" draw:mirror-vertical="true" draw:type="rectangle" draw:enhanced-path="M 0 0 L 21600 0 21600 21600 0 21600 0 0 Z N"/>
            </draw:custom-shape>
            <draw:custom-shape draw:style-name="gr100" draw:text-style-name="P55" draw:layer="layout" svg:width="0.6cm" svg:height="0.6cm" svg:x="5.3cm" svg:y="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1" draw:text-style-name="P54" draw:layer="layout" svg:width="0.6cm" svg:height="0.2cm" svg:x="5.3cm" svg:y="7.9cm">
              <text:p/>
              <draw:enhanced-geometry svg:viewBox="0 0 21600 21600" draw:mirror-horizontal="true" draw:mirror-vertical="true" draw:type="rectangle" draw:enhanced-path="M 0 0 L 21600 0 21600 21600 0 21600 0 0 Z N"/>
            </draw:custom-shape>
          </draw:g>
          <draw:g>
            <draw:custom-shape draw:style-name="gr99" draw:text-style-name="P54" draw:layer="layout" svg:width="0.4cm" svg:height="3.2cm" svg:x="32.7cm" svg:y="7.9cm">
              <text:p/>
              <draw:enhanced-geometry svg:viewBox="0 0 21600 21600" draw:mirror-horizontal="false" draw:mirror-vertical="true" draw:type="rectangle" draw:enhanced-path="M 0 0 L 21600 0 21600 21600 0 21600 0 0 Z N"/>
            </draw:custom-shape>
            <draw:custom-shape draw:style-name="gr100" draw:text-style-name="P55" draw:layer="layout" svg:width="0.6cm" svg:height="0.6cm" svg:x="33.1cm" svg:y="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1" draw:text-style-name="P54" draw:layer="layout" svg:width="0.6cm" svg:height="0.2cm" svg:x="33.1cm" svg:y="7.9cm">
              <text:p/>
              <draw:enhanced-geometry svg:viewBox="0 0 21600 21600" draw:mirror-horizontal="false" draw:mirror-vertical="true" draw:type="rectangle" draw:enhanced-path="M 0 0 L 21600 0 21600 21600 0 21600 0 0 Z N"/>
            </draw:custom-shape>
          </draw:g>
          <draw:custom-shape draw:style-name="gr145" draw:text-style-name="P40" draw:layer="layout" svg:width="6.8cm" svg:height="3.2cm" draw:transform="rotate (-3.14159265358979) translate (32.7cm 11.1cm)">
            <text:p text:style-name="P4"><text:span text:style-name="T15">Buffer4</text:span></text:p>
            <draw:enhanced-geometry svg:viewBox="0 0 21600 21600" draw:mirror-horizontal="true" draw:mirror-vertical="true" draw:type="rectangle" draw:enhanced-path="M 0 0 L 21600 0 21600 21600 0 21600 0 0 Z N"/>
          </draw:custom-shape>
          <draw:custom-shape draw:style-name="gr146" draw:text-style-name="P40" draw:layer="layout" svg:width="3.8cm" svg:height="1cm" draw:transform="rotate (-3.14159265358979) translate (16.7cm 7.3cm)">
            <text:p text:style-name="P4"><text:span text:style-name="T15">Buffer1</text:span></text:p>
            <draw:enhanced-geometry svg:viewBox="0 0 21600 21600" draw:mirror-horizontal="true" draw:mirror-vertical="true" draw:type="rectangle" draw:enhanced-path="M 0 0 L 21600 0 21600 21600 0 21600 0 0 Z N"/>
          </draw:custom-shape>
          <draw:custom-shape draw:style-name="gr147" draw:text-style-name="P41" draw:layer="layout" svg:width="1cm" svg:height="5.7cm" draw:transform="rotate (1.5707963267949) translate (6.4cm 7.3cm)">
            <text:p/>
            <draw:enhanced-geometry svg:viewBox="0 0 21600 21600" draw:mirror-horizontal="true" draw:mirror-vertical="true" draw:type="rectangle" draw:enhanced-path="M 0 0 L 21600 0 21600 21600 0 21600 0 0 Z N"/>
          </draw:custom-shape>
          <draw:custom-shape draw:style-name="gr146" draw:text-style-name="P40" draw:layer="layout" svg:width="3.8cm" svg:height="1cm" draw:transform="rotate (-3.14159265358979) translate (25.1cm 7.3cm)">
            <text:p text:style-name="P4"><text:span text:style-name="T15">Buffer1</text:span></text:p>
            <draw:enhanced-geometry svg:viewBox="0 0 21600 21600" draw:mirror-horizontal="true" draw:mirror-vertical="true" draw:type="rectangle" draw:enhanced-path="M 0 0 L 21600 0 21600 21600 0 21600 0 0 Z N"/>
          </draw:custom-shape>
          <draw:custom-shape draw:style-name="gr148" draw:text-style-name="P42" draw:layer="layout" svg:width="27.6cm" svg:height="0.7cm" svg:x="5.7cm" svg:y="7.2cm">
            <text:p/>
            <draw:enhanced-geometry svg:viewBox="0 0 21600 21600" draw:mirror-horizontal="true" draw:mirror-vertical="false" draw:type="rectangle" draw:enhanced-path="M 0 0 L 21600 0 21600 21600 0 21600 0 0 Z N"/>
          </draw:custom-shape>
          <draw:custom-shape draw:style-name="gr149" draw:text-style-name="P41" draw:layer="layout" svg:width="0.201cm" svg:height="2.9cm" draw:transform="rotate (1.5707963267949) translate (6.4cm 6.296cm)">
            <text:p/>
            <draw:enhanced-geometry svg:viewBox="0 0 21600 21600" draw:mirror-horizontal="false" draw:mirror-vertical="true" draw:type="rectangle" draw:enhanced-path="M 0 0 L 21600 0 21600 21600 0 21600 0 0 Z N"/>
          </draw:custom-shape>
          <draw:custom-shape draw:style-name="gr150" draw:text-style-name="P56" draw:layer="layout" svg:width="27.6cm" svg:height="0.2cm" svg:x="5.7cm" svg:y="11.3cm">
            <text:p/>
            <draw:enhanced-geometry svg:viewBox="0 0 21600 21600" draw:mirror-horizontal="true" draw:mirror-vertical="false" draw:type="rectangle" draw:enhanced-path="M 0 0 L 21600 0 21600 21600 0 21600 0 0 Z N"/>
          </draw:custom-shape>
          <draw:custom-shape draw:style-name="gr151" draw:text-style-name="P9" draw:layer="layout" svg:width="27.2cm" svg:height="0.4cm" svg:x="5.9cm" svg:y="7.3cm">
            <text:p/>
            <draw:enhanced-geometry svg:viewBox="0 0 21600 21600" draw:type="rectangle" draw:enhanced-path="M 0 0 L 21600 0 21600 21600 0 21600 0 0 Z N"/>
          </draw:custom-shape>
        </draw:g>
        <draw:g>
          <draw:custom-shape draw:style-name="gr138" draw:text-style-name="P42" draw:layer="layout" svg:width="28.5cm" svg:height="1.8cm" svg:x="5.25cm" svg:y="14.1cm">
            <text:p/>
            <draw:enhanced-geometry svg:viewBox="0 0 21600 21600" draw:mirror-horizontal="true" draw:mirror-vertical="false" draw:type="rectangle" draw:enhanced-path="M 0 0 L 21600 0 21600 21600 0 21600 0 0 Z N"/>
          </draw:custom-shape>
          <draw:custom-shape draw:style-name="gr139" draw:text-style-name="P53" draw:layer="layout" svg:width="28.4cm" svg:height="1.8cm" svg:x="5.3cm" svg:y="14.1cm">
            <text:p/>
            <draw:enhanced-geometry svg:viewBox="0 0 21600 21600" draw:mirror-horizontal="true" draw:mirror-vertical="false" draw:type="rectangle" draw:enhanced-path="M 0 0 L 21600 0 21600 21600 0 21600 0 0 Z N"/>
          </draw:custom-shape>
          <draw:custom-shape draw:style-name="gr152" draw:text-style-name="P42" draw:layer="layout" svg:width="17.2cm" svg:height="3.2cm" svg:x="8.7cm" svg:y="15.9cm">
            <text:p/>
            <draw:enhanced-geometry svg:viewBox="0 0 21600 21600" draw:mirror-horizontal="true" draw:mirror-vertical="false" draw:type="rectangle" draw:enhanced-path="M 0 0 L 21600 0 21600 21600 0 21600 0 0 Z N"/>
          </draw:custom-shape>
          <draw:custom-shape draw:style-name="gr141" draw:text-style-name="P54" draw:layer="layout" svg:width="27.6cm" svg:height="1.2cm" svg:x="5.7cm" svg:y="14.1cm">
            <text:p/>
            <draw:enhanced-geometry svg:viewBox="0 0 21600 21600" draw:mirror-horizontal="true" draw:mirror-vertical="true" draw:type="rectangle" draw:enhanced-path="M 0 0 L 21600 0 21600 21600 0 21600 0 0 Z N"/>
          </draw:custom-shape>
          <draw:custom-shape draw:style-name="gr142" draw:text-style-name="P40" draw:layer="layout" svg:width="26.2cm" svg:height="1cm" draw:transform="rotate (-3.14159265358979) translate (32.6cm 15.3cm)">
            <text:p text:style-name="P4"><text:span text:style-name="T15">Buffer1</text:span></text:p>
            <draw:enhanced-geometry svg:viewBox="0 0 21600 21600" draw:mirror-horizontal="true" draw:mirror-vertical="true" draw:type="rectangle" draw:enhanced-path="M 0 0 L 21600 0 21600 21600 0 21600 0 0 Z N"/>
          </draw:custom-shape>
          <draw:custom-shape draw:style-name="gr143" draw:text-style-name="P42" draw:layer="layout" svg:width="13.8cm" svg:height="1cm" svg:x="12.1cm" svg:y="14.3cm">
            <text:p/>
            <draw:enhanced-geometry svg:viewBox="0 0 21600 21600" draw:mirror-horizontal="true" draw:mirror-vertical="false" draw:type="rectangle" draw:enhanced-path="M 0 0 L 21600 0 21600 21600 0 21600 0 0 Z N"/>
          </draw:custom-shape>
          <draw:custom-shape draw:style-name="gr144" draw:text-style-name="P54" draw:layer="layout" svg:width="27.2cm" svg:height="0.2cm" svg:x="5.9cm" svg:y="19.1cm">
            <text:p/>
            <draw:enhanced-geometry svg:viewBox="0 0 21600 21600" draw:mirror-horizontal="true" draw:mirror-vertical="true" draw:type="rectangle" draw:enhanced-path="M 0 0 L 21600 0 21600 21600 0 21600 0 0 Z N"/>
          </draw:custom-shape>
          <draw:g>
            <draw:custom-shape draw:style-name="gr99" draw:text-style-name="P54" draw:layer="layout" svg:width="0.4cm" svg:height="3.2cm" svg:x="5.9cm" svg:y="15.9cm">
              <text:p/>
              <draw:enhanced-geometry svg:viewBox="0 0 21600 21600" draw:mirror-horizontal="true" draw:mirror-vertical="true" draw:type="rectangle" draw:enhanced-path="M 0 0 L 21600 0 21600 21600 0 21600 0 0 Z N"/>
            </draw:custom-shape>
            <draw:custom-shape draw:style-name="gr100" draw:text-style-name="P55" draw:layer="layout" svg:width="0.6cm" svg:height="0.6cm" svg:x="5.3cm" svg:y="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1" draw:text-style-name="P54" draw:layer="layout" svg:width="0.6cm" svg:height="0.2cm" svg:x="5.3cm" svg:y="15.9cm">
              <text:p/>
              <draw:enhanced-geometry svg:viewBox="0 0 21600 21600" draw:mirror-horizontal="true" draw:mirror-vertical="true" draw:type="rectangle" draw:enhanced-path="M 0 0 L 21600 0 21600 21600 0 21600 0 0 Z N"/>
            </draw:custom-shape>
          </draw:g>
          <draw:g>
            <draw:custom-shape draw:style-name="gr99" draw:text-style-name="P54" draw:layer="layout" svg:width="0.4cm" svg:height="3.2cm" svg:x="32.7cm" svg:y="15.9cm">
              <text:p/>
              <draw:enhanced-geometry svg:viewBox="0 0 21600 21600" draw:mirror-horizontal="false" draw:mirror-vertical="true" draw:type="rectangle" draw:enhanced-path="M 0 0 L 21600 0 21600 21600 0 21600 0 0 Z N"/>
            </draw:custom-shape>
            <draw:custom-shape draw:style-name="gr100" draw:text-style-name="P55" draw:layer="layout" svg:width="0.6cm" svg:height="0.6cm" svg:x="33.1cm" svg:y="1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1" draw:text-style-name="P54" draw:layer="layout" svg:width="0.6cm" svg:height="0.2cm" svg:x="33.1cm" svg:y="15.9cm">
              <text:p/>
              <draw:enhanced-geometry svg:viewBox="0 0 21600 21600" draw:mirror-horizontal="false" draw:mirror-vertical="true" draw:type="rectangle" draw:enhanced-path="M 0 0 L 21600 0 21600 21600 0 21600 0 0 Z N"/>
            </draw:custom-shape>
          </draw:g>
          <draw:custom-shape draw:style-name="gr145" draw:text-style-name="P40" draw:layer="layout" svg:width="6.8cm" svg:height="3.2cm" draw:transform="rotate (-3.14159265358979) translate (32.7cm 19.1cm)">
            <text:p text:style-name="P4"><text:span text:style-name="T15">Buffer4</text:span></text:p>
            <draw:enhanced-geometry svg:viewBox="0 0 21600 21600" draw:mirror-horizontal="true" draw:mirror-vertical="true" draw:type="rectangle" draw:enhanced-path="M 0 0 L 21600 0 21600 21600 0 21600 0 0 Z N"/>
          </draw:custom-shape>
          <draw:custom-shape draw:style-name="gr153" draw:text-style-name="P40" draw:layer="layout" svg:width="15.6cm" svg:height="2.6cm" draw:transform="rotate (-3.14159265358979) translate (25.1cm 18.5cm)">
            <text:p text:style-name="P4"><text:span text:style-name="T15">Buffer23</text:span></text:p>
            <draw:enhanced-geometry svg:viewBox="0 0 21600 21600" draw:mirror-horizontal="true" draw:mirror-vertical="true" draw:type="rectangle" draw:enhanced-path="M 0 0 L 21600 0 21600 21600 0 21600 0 0 Z N"/>
          </draw:custom-shape>
          <draw:custom-shape draw:style-name="gr146" draw:text-style-name="P40" draw:layer="layout" svg:width="3.8cm" svg:height="1cm" draw:transform="rotate (-3.14159265358979) translate (16.7cm 15.3cm)">
            <text:p text:style-name="P4"><text:span text:style-name="T15">Buffer1</text:span></text:p>
            <draw:enhanced-geometry svg:viewBox="0 0 21600 21600" draw:mirror-horizontal="true" draw:mirror-vertical="true" draw:type="rectangle" draw:enhanced-path="M 0 0 L 21600 0 21600 21600 0 21600 0 0 Z N"/>
          </draw:custom-shape>
          <draw:custom-shape draw:style-name="gr154" draw:text-style-name="P40" draw:layer="layout" svg:width="7.6cm" svg:height="1cm" draw:transform="rotate (-3.14159265358979) translate (25.1cm 15.3cm)">
            <text:p text:style-name="P4"><text:span text:style-name="T15">Buffer1</text:span></text:p>
            <draw:enhanced-geometry svg:viewBox="0 0 21600 21600" draw:mirror-horizontal="true" draw:mirror-vertical="true" draw:type="rectangle" draw:enhanced-path="M 0 0 L 21600 0 21600 21600 0 21600 0 0 Z N"/>
          </draw:custom-shape>
          <draw:custom-shape draw:style-name="gr148" draw:text-style-name="P42" draw:layer="layout" svg:width="27.6cm" svg:height="0.7cm" svg:x="5.7cm" svg:y="15.2cm">
            <text:p/>
            <draw:enhanced-geometry svg:viewBox="0 0 21600 21600" draw:mirror-horizontal="true" draw:mirror-vertical="false" draw:type="rectangle" draw:enhanced-path="M 0 0 L 21600 0 21600 21600 0 21600 0 0 Z N"/>
          </draw:custom-shape>
          <draw:custom-shape draw:style-name="gr155" draw:text-style-name="P40" draw:layer="layout" svg:width="2.4cm" svg:height="3.2cm" draw:transform="rotate (-3.14159265358979) translate (8.7cm 19.1cm)">
            <text:p text:style-name="P4"><text:span text:style-name="T15">Buffer4</text:span></text:p>
            <draw:enhanced-geometry svg:viewBox="0 0 21600 21600" draw:mirror-horizontal="true" draw:mirror-vertical="true" draw:type="rectangle" draw:enhanced-path="M 0 0 L 21600 0 21600 21600 0 21600 0 0 Z N"/>
          </draw:custom-shape>
          <draw:custom-shape draw:style-name="gr156" draw:text-style-name="P9" draw:layer="layout" svg:width="16.8cm" svg:height="3.2cm" svg:x="8.9cm" svg:y="15.7cm">
            <text:p/>
            <draw:enhanced-geometry svg:viewBox="0 0 21600 21600" draw:type="rectangle" draw:enhanced-path="M 0 0 L 21600 0 21600 21600 0 21600 0 0 Z N"/>
          </draw:custom-shape>
          <draw:custom-shape draw:style-name="gr151" draw:text-style-name="P9" draw:layer="layout" svg:width="27.2cm" svg:height="0.4cm" svg:x="5.9cm" svg:y="15.3cm">
            <text:p/>
            <draw:enhanced-geometry svg:viewBox="0 0 21600 21600" draw:mirror-vertical="true" draw:type="rectangle" draw:enhanced-path="M 0 0 L 21600 0 21600 21600 0 21600 0 0 Z N"/>
          </draw:custom-shape>
          <draw:custom-shape draw:style-name="gr157" draw:text-style-name="P9" draw:layer="layout" svg:width="16cm" svg:height="3cm" svg:x="9.3cm" svg:y="15.7cm">
            <text:p/>
            <draw:enhanced-geometry svg:viewBox="0 0 21600 21600" draw:type="rectangle" draw:enhanced-path="M 0 0 L 21600 0 21600 21600 0 21600 0 0 Z N"/>
          </draw:custom-shape>
        </draw:g>
        <draw:g>
          <draw:line draw:style-name="gr90" draw:text-style-name="P9" draw:layer="layout" svg:x1="20.7cm" svg:y1="10.1cm" svg:x2="11.1cm" svg:y2="8.1cm">
            <text:p/>
          </draw:line>
          <draw:line draw:style-name="gr90" draw:text-style-name="P9" draw:layer="layout" svg:x1="6.9cm" svg:y1="10.1cm" svg:x2="8.9cm" svg:y2="8.1cm">
            <text:p/>
          </draw:line>
          <draw:line draw:style-name="gr90" draw:text-style-name="P9" draw:layer="layout" svg:x1="8.9cm" svg:y1="6.9cm" svg:x2="8.9cm" svg:y2="8.1cm">
            <text:p/>
          </draw:line>
          <draw:line draw:style-name="gr90" draw:text-style-name="P9" draw:layer="layout" svg:x1="10.1cm" svg:y1="6.9cm" svg:x2="11.1cm" svg:y2="8.1cm">
            <text:p/>
          </draw:line>
          <draw:line draw:style-name="gr90" draw:text-style-name="P9" draw:layer="layout" svg:x1="10.9cm" svg:y1="6.9cm" svg:x2="11.9cm" svg:y2="7.7cm">
            <text:p/>
          </draw:line>
          <draw:line draw:style-name="gr90" draw:text-style-name="P9" draw:layer="layout" svg:x1="25.3cm" svg:y1="7.7cm" svg:x2="11.9cm" svg:y2="7.7cm">
            <text:p/>
          </draw:line>
          <draw:line draw:style-name="gr90" draw:text-style-name="P9" draw:layer="layout" svg:x1="25.1cm" svg:y1="7.5cm" svg:x2="12.1cm" svg:y2="7.5cm">
            <text:p/>
          </draw:line>
          <draw:line draw:style-name="gr90" draw:text-style-name="P9" draw:layer="layout" svg:x1="11.3cm" svg:y1="6.9cm" svg:x2="12.1cm" svg:y2="7.5cm">
            <text:p/>
          </draw:line>
          <draw:line draw:style-name="gr90" draw:text-style-name="P9" draw:layer="layout" svg:x1="25.5cm" svg:y1="6.9cm" svg:x2="25.1cm" svg:y2="7.5cm">
            <text:p/>
          </draw:line>
          <draw:line draw:style-name="gr90" draw:text-style-name="P9" draw:layer="layout" svg:x1="25.7cm" svg:y1="6.9cm" svg:x2="25.3cm" svg:y2="7.7cm">
            <text:p/>
          </draw:line>
          <draw:line draw:style-name="gr75" draw:text-style-name="P9" draw:layer="layout" svg:x1="17.1cm" svg:y1="5.7cm" svg:x2="17.1cm" svg:y2="7.3cm">
            <text:p/>
          </draw:line>
          <draw:line draw:style-name="gr75" draw:text-style-name="P9" draw:layer="layout" svg:x1="17.1cm" svg:y1="5.9cm" svg:x2="17.5cm" svg:y2="5.9cm">
            <text:p/>
          </draw:line>
          <draw:g>
            <draw:ellipse draw:style-name="gr76" draw:text-style-name="P4" draw:layer="layout" svg:width="0.435cm" svg:height="0.4cm" svg:x="17.864cm" svg:y="5.7cm" draw:kind="arc" draw:start-angle="84.73" draw:end-angle="272.89">
              <text:p/>
            </draw:ellipse>
            <draw:line draw:style-name="gr77" draw:text-style-name="P9" draw:layer="layout" svg:x1="17.9cm" svg:y1="5.9cm" svg:x2="17.3cm" svg:y2="5.9cm">
              <text:p/>
            </draw:line>
            <draw:ellipse draw:style-name="gr76" draw:text-style-name="P4" draw:layer="layout" svg:width="0.29cm" svg:height="0.266cm" svg:x="17.937cm" svg:y="5.767cm" draw:kind="arc" draw:start-angle="84.84" draw:end-angle="272.76">
              <text:p/>
            </draw:ellipse>
            <draw:line draw:style-name="gr78" draw:text-style-name="P9" draw:layer="layout" svg:x1="17.792cm" svg:y1="5.7cm" svg:x2="17.792cm" svg:y2="6.1cm">
              <text:p/>
            </draw:line>
            <draw:line draw:style-name="gr78" draw:text-style-name="P9" draw:layer="layout" svg:x1="17.5cm" svg:y1="5.7cm" svg:x2="17.792cm" svg:y2="6.1cm">
              <text:p/>
            </draw:line>
            <draw:line draw:style-name="gr78" draw:text-style-name="P9" draw:layer="layout" svg:x1="17.408cm" svg:y1="5.7cm" svg:x2="17.7cm" svg:y2="6.1cm">
              <text:p/>
            </draw:line>
            <draw:line draw:style-name="gr78" draw:text-style-name="P9" draw:layer="layout" svg:x1="17.3cm" svg:y1="5.7cm" svg:x2="17.592cm" svg:y2="6.1cm">
              <text:p/>
            </draw:line>
          </draw:g>
        </draw:g>
        <draw:g>
          <draw:line draw:style-name="gr158" draw:text-style-name="P9" draw:layer="layout" svg:x1="12.3cm" svg:y1="15.5cm" svg:x2="3.5cm" svg:y2="16.1cm">
            <text:p/>
          </draw:line>
          <draw:g>
            <draw:custom-shape draw:style-name="gr159" draw:text-style-name="P40" draw:layer="layout" svg:width="0.2cm" svg:height="0.2cm" svg:x="6.9cm" svg:y="14.703cm">
              <text:p text:style-name="P4"><text:span text:style-name="T15"><text:s text:c="3"/></text:span><text:span text:style-name="T15">1</text:span></text:p>
              <draw:enhanced-geometry svg:viewBox="0 0 21600 21600" draw:mirror-horizontal="false" draw:mirror-vertical="false" draw:type="rectangle" draw:enhanced-path="M 0 0 L 21600 0 21600 21600 0 21600 0 0 Z N"/>
            </draw:custom-shape>
            <draw:g>
              <draw:custom-shape draw:style-name="gr160" draw:text-style-name="P40" draw:layer="layout" svg:width="0.2cm" svg:height="3.8cm" svg:x="6.5cm" svg:y="14.903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161" draw:text-style-name="P40" draw:layer="layout" svg:width="0.2cm" svg:height="3.2cm" svg:x="10.5cm" svg:y="14.903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162" draw:text-style-name="P40" draw:layer="layout" svg:width="0.2cm" svg:height="1.6cm" svg:x="11.3cm" svg:y="14.903cm">
                <text:p text:style-name="P4"><text:span text:style-name="T15">2</text:span></text:p>
                <draw:enhanced-geometry svg:viewBox="0 0 21600 21600" draw:mirror-horizontal="false" draw:mirror-vertical="false" draw:type="rectangle" draw:enhanced-path="M 0 0 L 21600 0 21600 21600 0 21600 0 0 Z N"/>
              </draw:custom-shape>
            </draw:g>
          </draw:g>
          <draw:line draw:style-name="gr158" draw:text-style-name="P9" draw:layer="layout" svg:x1="12.3cm" svg:y1="15.503cm" svg:x2="12.7cm" svg:y2="14.503cm">
            <text:p/>
          </draw:line>
          <draw:custom-shape draw:style-name="gr118" draw:text-style-name="P40" draw:layer="layout" svg:width="6.953cm" svg:height="0.224cm" svg:x="10.547cm" svg:y="17.9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163" draw:text-style-name="P40" draw:layer="layout" svg:width="3.153cm" svg:height="0.224cm" svg:x="7.147cm" svg:y="14.7cm">
            <text:p text:style-name="P4"><text:span text:style-name="T15">1</text:span></text:p>
            <draw:enhanced-geometry svg:viewBox="0 0 21600 21600" draw:mirror-horizontal="false" draw:mirror-vertical="false" draw:type="rectangle" draw:enhanced-path="M 0 0 L 21600 0 21600 21600 0 21600 0 0 Z N"/>
          </draw:custom-shape>
          <draw:custom-shape draw:style-name="gr164" draw:text-style-name="P40" draw:layer="layout" svg:width="1.753cm" svg:height="0.224cm" svg:x="6.747cm" svg:y="18.476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118" draw:text-style-name="P40" draw:layer="layout" svg:width="6.953cm" svg:height="0.224cm" svg:x="11.547cm" svg:y="16.276cm">
            <text:p text:style-name="P4"><text:span text:style-name="T15">2</text:span></text:p>
            <draw:enhanced-geometry svg:viewBox="0 0 21600 21600" draw:mirror-horizontal="false" draw:mirror-vertical="false" draw:type="rectangle" draw:enhanced-path="M 0 0 L 21600 0 21600 21600 0 21600 0 0 Z N"/>
          </draw:custom-shape>
        </draw:g>
        <draw:g>
          <draw:custom-shape draw:style-name="gr121" draw:text-style-name="P50" draw:layer="layout" svg:width="2cm" svg:height="1.999cm" svg:x="2.5cm" svg:y="4.468cm">
            <text:p text:style-name="P4"><text:span text:style-name="T17">O</text:span><text:span text:style-name="T17"><text:line-break/></text:span><text:span text:style-name="T17">N <text:s text:c="2"/>Z</text:span></text:p>
            <text:p text:style-name="P4"><text:span text:style-name="T17">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22" draw:text-style-name="P26" draw:layer="layout" svg:width="0.717cm" svg:height="1.703cm" svg:x="17.7cm" svg:y="26.067cm">
            <draw:text-box>
              <text:p/>
            </draw:text-box>
          </draw:frame>
          <draw:frame draw:style-name="gr123" draw:text-style-name="P2" draw:layer="layout" svg:width="13.2cm" svg:height="1.032cm" svg:x="4.5cm" svg:y="3.068cm">
            <draw:text-box>
              <text:p><text:span text:style-name="T1">Doorsnede fundament noord-zuid</text:span></text:p>
            </draw:text-box>
          </draw:frame>
          <draw:frame draw:style-name="gr42" draw:text-style-name="P26" draw:layer="layout" svg:width="0.502cm" svg:height="1.195cm" svg:x="22.3cm" svg:y="26.5cm">
            <draw:text-box>
              <text:p/>
            </draw:text-box>
          </draw:frame>
          <draw:custom-shape draw:style-name="gr165" draw:text-style-name="P10" draw:layer="layout" svg:width="35cm" svg:height="23cm" svg:x="2.5cm" svg:y="2.5cm">
            <text:p/>
            <draw:enhanced-geometry svg:viewBox="0 0 21600 21600" draw:mirror-horizontal="false" draw:mirror-vertical="false" draw:type="rectangle" draw:enhanced-path="M 0 0 L 21600 0 21600 21600 0 21600 0 0 Z N"/>
          </draw:custom-shape>
          <draw:measure draw:style-name="gr166" draw:text-style-name="P52" draw:layer="layout" svg:x1="32.5cm" svg:y1="5.1cm" svg:x2="25.9cm" svg:y2="5.1cm">
            <text:p text:style-name="P52"><text:span text:style-name="T19"><text:measure text:kind="gap"/></text:span><text:span text:style-name="T19"><text:measure text:kind="value">3.300</text:measure></text:span><text:span text:style-name="T19"><text:s/></text:span><text:span text:style-name="T19"><text:measure text:kind="unit">mm</text:measure></text:span><text:span text:style-name="T19"><text:measure text:kind="gap"/></text:span></text:p>
          </draw:measure>
          <draw:measure draw:style-name="gr125" draw:text-style-name="P51" draw:layer="layout" svg:x1="5.3cm" svg:y1="11.3cm" svg:x2="5.3cm" svg:y2="6.1cm">
            <text:p text:style-name="P51"><text:span text:style-name="T18"><text:measure text:kind="gap"/></text:span><text:span text:style-name="T18"><text:measure text:kind="value">2.600</text:measure></text:span><text:span text:style-name="T18"><text:s/></text:span><text:span text:style-name="T18"><text:measure text:kind="unit">mm</text:measure></text:span><text:span text:style-name="T18"><text:measure text:kind="gap"/></text:span></text:p>
          </draw:measure>
          <draw:measure draw:style-name="gr167" draw:text-style-name="P52" draw:layer="layout" svg:x1="33.7cm" svg:y1="5.9cm" svg:x2="5.3cm" svg:y2="5.9cm">
            <text:p text:style-name="P52"><text:span text:style-name="T19"><text:measure text:kind="gap"/></text:span><text:span text:style-name="T19"><text:measure text:kind="value">14.200</text:measure></text:span><text:span text:style-name="T19"><text:s/></text:span><text:span text:style-name="T19"><text:measure text:kind="unit">mm</text:measure></text:span><text:span text:style-name="T19"><text:measure text:kind="gap"/></text:span></text:p>
          </draw:measure>
          <draw:measure draw:style-name="gr168" draw:text-style-name="P52" draw:layer="layout" svg:x1="25.1cm" svg:y1="5.1cm" svg:x2="6.5cm" svg:y2="5.1cm">
            <text:p text:style-name="P52"><text:span text:style-name="T19"><text:measure text:kind="gap"/></text:span><text:span text:style-name="T19"><text:measure text:kind="value">9.300</text:measure></text:span><text:span text:style-name="T19"><text:s/></text:span><text:span text:style-name="T19"><text:measure text:kind="unit">mm</text:measure></text:span><text:span text:style-name="T19"><text:measure text:kind="gap"/></text:span></text:p>
          </draw:measure>
          <draw:measure draw:style-name="gr169" draw:text-style-name="P51" draw:layer="layout" svg:x1="13.9cm" svg:y1="7.2cm" svg:x2="13.9cm" svg:y2="6.3cm">
            <text:p text:style-name="P51"><text:span text:style-name="T18"><text:measure text:kind="gap"/></text:span><text:span text:style-name="T18"><text:measure text:kind="value">450</text:measure></text:span><text:span text:style-name="T18"><text:s/></text:span><text:span text:style-name="T18"><text:measure text:kind="unit">mm</text:measure></text:span><text:span text:style-name="T18"><text:measure text:kind="gap"/></text:span></text:p>
          </draw:measure>
          <draw:measure draw:style-name="gr128" draw:text-style-name="P51" draw:layer="layout" svg:x1="6.359cm" svg:y1="7.1cm" svg:x2="5.259cm" svg:y2="7.1cm">
            <text:p text:style-name="P51"><text:span text:style-name="T18"><text:measure text:kind="gap"/></text:span><text:span text:style-name="T18"><text:measure text:kind="value">550</text:measure></text:span><text:span text:style-name="T18"><text:s/></text:span><text:span text:style-name="T18"><text:measure text:kind="unit">mm</text:measure></text:span><text:span text:style-name="T18"><text:measure text:kind="gap"/></text:span></text:p>
          </draw:measure>
          <draw:measure draw:style-name="gr129" draw:text-style-name="P51" draw:layer="layout" svg:x1="9.9cm" svg:y1="11.1cm" svg:x2="9.9cm" svg:y2="6.3cm">
            <text:p text:style-name="P51"><text:span text:style-name="T18"><text:measure text:kind="gap"/></text:span><text:span text:style-name="T18"><text:measure text:kind="value">2.400</text:measure></text:span><text:span text:style-name="T18"><text:s/></text:span><text:span text:style-name="T18"><text:measure text:kind="unit">mm</text:measure></text:span><text:span text:style-name="T18"><text:measure text:kind="gap"/></text:span></text:p>
          </draw:measure>
          <draw:measure draw:style-name="gr170" draw:text-style-name="P52" draw:layer="layout" svg:x1="25.1cm" svg:y1="19.3cm" svg:x2="9.5cm" svg:y2="19.3cm">
            <text:p text:style-name="P52"><text:span text:style-name="T19"><text:measure text:kind="gap"/></text:span><text:span text:style-name="T19"><text:measure text:kind="value">7.800</text:measure></text:span><text:span text:style-name="T19"><text:s/></text:span><text:span text:style-name="T19"><text:measure text:kind="unit">mm</text:measure></text:span><text:span text:style-name="T19"><text:measure text:kind="gap"/></text:span></text:p>
          </draw:measure>
          <draw:measure draw:style-name="gr171" draw:text-style-name="P52" draw:layer="layout" svg:x1="32.7cm" svg:y1="9.5cm" svg:x2="6.3cm" svg:y2="9.5cm">
            <text:p text:style-name="P52"><text:span text:style-name="T19"><text:measure text:kind="gap"/></text:span><text:span text:style-name="T19"><text:measure text:kind="value">13.200</text:measure></text:span><text:span text:style-name="T19"><text:s/></text:span><text:span text:style-name="T19"><text:measure text:kind="unit">mm</text:measure></text:span><text:span text:style-name="T19"><text:measure text:kind="gap"/></text:span></text:p>
          </draw:measure>
          <draw:measure draw:style-name="gr172" draw:text-style-name="P52" draw:layer="layout" svg:x1="8.7cm" svg:y1="19.3cm" svg:x2="6.3cm" svg:y2="19.3cm">
            <text:p text:style-name="P52"><text:span text:style-name="T19"><text:measure text:kind="gap"/></text:span><text:span text:style-name="T19"><text:measure text:kind="value">1.200</text:measure></text:span><text:span text:style-name="T19"><text:s/></text:span><text:span text:style-name="T19"><text:measure text:kind="unit">mm</text:measure></text:span><text:span text:style-name="T19"><text:measure text:kind="gap"/></text:span></text:p>
          </draw:measure>
          <draw:measure draw:style-name="gr173" draw:text-style-name="P52" draw:layer="layout" svg:x1="32.7cm" svg:y1="19.3cm" svg:x2="25.9cm" svg:y2="19.3cm">
            <text:p text:style-name="P52"><text:span text:style-name="T19"><text:measure text:kind="gap"/></text:span><text:span text:style-name="T19"><text:measure text:kind="value">3.400</text:measure></text:span><text:span text:style-name="T19"><text:s/></text:span><text:span text:style-name="T19"><text:measure text:kind="unit">mm</text:measure></text:span><text:span text:style-name="T19"><text:measure text:kind="gap"/></text:span></text:p>
          </draw:measure>
          <draw:frame draw:style-name="gr62" draw:text-style-name="P32" draw:layer="layout" svg:width="10.8cm" svg:height="3.766cm" svg:x="5.5cm" svg:y="25.5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measure draw:style-name="gr174" draw:text-style-name="P52" draw:layer="layout" svg:x1="33.074cm" svg:y1="11.688cm" svg:x2="5.874cm" svg:y2="11.688cm">
            <text:p text:style-name="P52"><text:span text:style-name="T19"><text:measure text:kind="gap"/></text:span><text:span text:style-name="T19"><text:measure text:kind="value">13.600</text:measure></text:span><text:span text:style-name="T19"><text:s/></text:span><text:span text:style-name="T19"><text:measure text:kind="unit">mm</text:measure></text:span><text:span text:style-name="T19"><text:measure text:kind="gap"/></text:span></text:p>
          </draw:measure>
          <draw:measure draw:style-name="gr129" draw:text-style-name="P51" draw:layer="layout" svg:x1="27.8cm" svg:y1="7.899cm" svg:x2="27.8cm" svg:y2="7.199cm">
            <text:p text:style-name="P51"><text:span text:style-name="T18"><text:measure text:kind="gap"/></text:span><text:span text:style-name="T18"><text:measure text:kind="value">350</text:measure></text:span><text:span text:style-name="T18"><text:s/></text:span><text:span text:style-name="T18"><text:measure text:kind="unit">mm</text:measure></text:span><text:span text:style-name="T18"><text:measure text:kind="gap"/></text:span></text:p>
          </draw:measure>
          <draw:line draw:style-name="gr137" draw:text-style-name="P9" draw:layer="layout" svg:x1="22.5cm" svg:y1="4.5cm" svg:x2="22.5cm" svg:y2="22.5cm">
            <text:p/>
          </draw:line>
          <draw:line draw:style-name="gr137" draw:text-style-name="P9" draw:layer="layout" svg:x1="7.9cm" svg:y1="4.5cm" svg:x2="7.9cm" svg:y2="22.327cm">
            <text:p/>
          </draw:line>
          <draw:measure draw:style-name="gr125" draw:text-style-name="P51" draw:layer="layout" svg:x1="5.3cm" svg:y1="19.3cm" svg:x2="5.3cm" svg:y2="14.1cm">
            <text:p text:style-name="P51"><text:span text:style-name="T18"><text:measure text:kind="gap"/></text:span><text:span text:style-name="T18"><text:measure text:kind="value">2.600</text:measure></text:span><text:span text:style-name="T18"><text:s/></text:span><text:span text:style-name="T18"><text:measure text:kind="unit">mm</text:measure></text:span><text:span text:style-name="T18"><text:measure text:kind="gap"/></text:span></text:p>
          </draw:measure>
          <draw:measure draw:style-name="gr129" draw:text-style-name="P51" draw:layer="layout" svg:x1="24.8cm" svg:y1="11.132cm" svg:x2="24.8cm" svg:y2="7.932cm">
            <text:p text:style-name="P51"><text:span text:style-name="T18"><text:measure text:kind="gap"/></text:span><text:span text:style-name="T18"><text:measure text:kind="value">1.600</text:measure></text:span><text:span text:style-name="T18"><text:s/></text:span><text:span text:style-name="T18"><text:measure text:kind="unit">mm</text:measure></text:span><text:span text:style-name="T18"><text:measure text:kind="gap"/></text:span></text:p>
          </draw:measure>
          <draw:measure draw:style-name="gr132" draw:text-style-name="P51" draw:layer="layout" svg:x1="24.8cm" svg:y1="6.333cm" svg:x2="24.8cm" svg:y2="7.233cm">
            <text:p text:style-name="P51"><text:span text:style-name="T18"><text:measure text:kind="gap"/></text:span><text:span text:style-name="T18"><text:measure text:kind="value">450</text:measure></text:span><text:span text:style-name="T18"><text:s/></text:span><text:span text:style-name="T18"><text:measure text:kind="unit">mm</text:measure></text:span><text:span text:style-name="T18"><text:measure text:kind="gap"/></text:span></text:p>
          </draw:measure>
          <draw:measure draw:style-name="gr132" draw:text-style-name="P51" draw:layer="layout" svg:x1="9.3cm" svg:y1="6.1cm" svg:x2="9.3cm" svg:y2="7.2cm">
            <text:p text:style-name="P51"><text:span text:style-name="T18"><text:measure text:kind="gap"/></text:span><text:span text:style-name="T18"><text:measure text:kind="value">550</text:measure></text:span><text:span text:style-name="T18"><text:s/></text:span><text:span text:style-name="T18"><text:measure text:kind="unit">mm</text:measure></text:span><text:span text:style-name="T18"><text:measure text:kind="gap"/></text:span></text:p>
          </draw:measure>
        </draw:g>
      </draw:page>
      <draw:page draw:name="page5" draw:style-name="dp1" draw:master-page-name="Default">
        <draw:g>
          <draw:custom-shape draw:style-name="gr175" draw:text-style-name="P43"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176" draw:text-style-name="P57"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177" draw:text-style-name="P58" draw:layer="layout" svg:width="8cm" svg:height="16.8cm" svg:x="24.7cm" svg:y="6.9cm">
            <text:p/>
            <draw:enhanced-geometry svg:viewBox="0 0 21600 21600" draw:mirror-horizontal="true" draw:mirror-vertical="true" draw:type="rectangle" draw:enhanced-path="M 0 0 L 21600 0 21600 21600 0 21600 0 0 Z N"/>
          </draw:custom-shape>
          <draw:custom-shape draw:style-name="gr178" draw:text-style-name="P57" draw:layer="layout" svg:width="16.2cm" svg:height="8cm" svg:x="6.3cm" svg:y="11.3cm">
            <text:p/>
            <draw:enhanced-geometry svg:viewBox="0 0 21600 21600" draw:mirror-horizontal="false" draw:mirror-vertical="true" draw:type="rectangle" draw:enhanced-path="M 0 0 L 21600 0 21600 21600 0 21600 0 0 Z N"/>
          </draw:custom-shape>
          <draw:custom-shape draw:style-name="gr179" draw:text-style-name="P57" draw:layer="layout" svg:width="6.8cm" svg:height="6cm" svg:x="7.1cm" svg:y="12.1cm">
            <text:p/>
            <draw:enhanced-geometry svg:viewBox="0 0 21600 21600" draw:mirror-horizontal="false" draw:mirror-vertical="true" draw:type="rectangle" draw:enhanced-path="M 0 0 L 21600 0 21600 21600 0 21600 0 0 Z N"/>
          </draw:custom-shape>
          <draw:custom-shape draw:style-name="gr180" draw:text-style-name="P57" draw:layer="layout" svg:width="0.8cm" svg:height="10.2cm" svg:x="28.7cm" svg:y="10.1cm">
            <text:p/>
            <draw:enhanced-geometry svg:viewBox="0 0 21600 21600" draw:mirror-horizontal="true" draw:mirror-vertical="true" draw:type="rectangle" draw:enhanced-path="M 0 0 L 21600 0 21600 21600 0 21600 0 0 Z N"/>
          </draw:custom-shape>
          <draw:custom-shape draw:style-name="gr181" draw:text-style-name="P46" draw:layer="layout" svg:width="12cm" svg:height="4.2cm" draw:transform="rotate (1.5707963267949) translate (25.3cm 21.3cm)">
            <text:p/>
            <draw:enhanced-geometry svg:viewBox="0 0 21600 21600" draw:mirror-horizontal="false" draw:mirror-vertical="false" draw:type="rectangle" draw:enhanced-path="M 0 0 L 21600 0 21600 21600 0 21600 0 0 Z N"/>
          </draw:custom-shape>
          <draw:custom-shape draw:style-name="gr182" draw:text-style-name="P57" draw:layer="layout" svg:width="7.2cm" svg:height="16cm" svg:x="25.1cm" svg:y="7.3cm">
            <text:p/>
            <draw:enhanced-geometry svg:viewBox="0 0 21600 21600" draw:mirror-horizontal="false" draw:mirror-vertical="true" draw:type="rectangle" draw:enhanced-path="M 0 0 L 21600 0 21600 21600 0 21600 0 0 Z N"/>
          </draw:custom-shape>
          <draw:custom-shape draw:style-name="gr183" draw:text-style-name="P59" draw:layer="layout" svg:width="1.6cm" svg:height="1cm" svg:x="11.3cm" svg:y="6.9cm">
            <text:p text:style-name="P4"><text:span text:style-name="T20">MK</text:span></text:p>
            <draw:enhanced-geometry svg:viewBox="0 0 21600 21600" draw:mirror-horizontal="true" draw:mirror-vertical="false" draw:type="rectangle" draw:enhanced-path="M 0 0 L 21600 0 21600 21600 0 21600 0 0 Z N"/>
          </draw:custom-shape>
        </draw:g>
        <draw:g>
          <draw:g>
            <draw:custom-shape draw:style-name="gr184" draw:text-style-name="P25" draw:layer="layout" svg:width="4.4cm" svg:height="8cm" svg:x="6.3cm" svg:y="11.5cm">
              <text:p/>
              <draw:enhanced-geometry svg:viewBox="0 0 21600 21600" draw:type="rectangle" draw:enhanced-path="M 0 0 L 21600 0 21600 21600 0 21600 0 0 Z N"/>
            </draw:custom-shape>
            <draw:custom-shape draw:style-name="gr185" draw:text-style-name="P25" draw:layer="layout" svg:width="5.6cm" svg:height="5.6cm" draw:transform="rotate (1.5707963267949) translate (6.3cm 1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186" draw:text-style-name="P60" draw:layer="layout" svg:width="3.96cm" svg:height="1.838cm" draw:transform="rotate (2.35619449019234) translate (10.6cm 15.1cm)">
                <text:p/>
                <draw:enhanced-geometry svg:viewBox="0 0 21600 21600" draw:mirror-horizontal="true" draw:mirror-vertical="false" draw:type="rectangle" draw:enhanced-path="M 0 0 L 21600 0 21600 21600 0 21600 0 0 Z N"/>
              </draw:custom-shape>
              <draw:custom-shape draw:style-name="gr187" draw:text-style-name="P61" draw:layer="layout" svg:width="1.556cm" svg:height="1.556cm" draw:transform="rotate (0.785398163397448) translate (9.7cm 12.2cm)">
                <text:p/>
                <draw:enhanced-geometry svg:viewBox="0 0 21600 21600" draw:mirror-horizontal="true" draw:mirror-vertical="false" draw:type="rectangle" draw:enhanced-path="M 0 0 L 21600 0 21600 21600 0 21600 0 0 Z N"/>
              </draw:custom-shape>
            </draw:g>
            <draw:custom-shape draw:style-name="gr188" draw:text-style-name="P62" draw:layer="layout" svg:width="5.8cm" svg:height="1.4cm" svg:x="6.3cm" svg:y="18.1cm">
              <text:p/>
              <draw:enhanced-geometry svg:viewBox="0 0 21600 21600" draw:type="rectangle" draw:enhanced-path="M 0 0 L 21600 0 21600 21600 0 21600 0 0 Z N"/>
            </draw:custom-shape>
            <draw:custom-shape draw:style-name="gr189" draw:text-style-name="P62" draw:layer="layout" svg:width="5.8cm" svg:height="5.8cm" draw:transform="rotate (1.5707963267949) translate (6.3cm 1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90" draw:text-style-name="P63" draw:layer="layout" svg:width="1.2cm" svg:height="1.2cm" svg:x="7.1cm" svg:y="11.7cm">
              <text:p text:style-name="P4"><text:span text:style-name="T21">was-</text:span></text:p>
              <text:p text:style-name="P4"><text:span text:style-name="T21">machine</text:span></text:p>
              <draw:enhanced-geometry svg:viewBox="0 0 21600 21600" draw:mirror-horizontal="false" draw:mirror-vertical="false" draw:type="rectangle" draw:enhanced-path="M 0 0 L 21600 0 21600 21600 0 21600 0 0 Z N"/>
            </draw:custom-shape>
            <draw:measure draw:style-name="gr128" draw:text-style-name="P51" draw:layer="layout" svg:x1="12.1cm" svg:y1="17.9cm" svg:x2="6.3cm" svg:y2="17.9cm">
              <text:p text:style-name="P51"><text:span text:style-name="T18"><text:measure text:kind="gap"/></text:span><text:span text:style-name="T18"><text:measure text:kind="value">2.900</text:measure></text:span><text:span text:style-name="T18"><text:s/></text:span><text:span text:style-name="T18"><text:measure text:kind="unit">mm</text:measure></text:span><text:span text:style-name="T18"><text:measure text:kind="gap"/></text:span></text:p>
            </draw:measure>
            <draw:measure draw:style-name="gr191" draw:text-style-name="P51" draw:layer="layout" svg:x1="9.4cm" svg:y1="11.5cm" svg:x2="9.4cm" svg:y2="19.5cm">
              <text:p text:style-name="P51"><text:span text:style-name="T18"><text:measure text:kind="gap"/></text:span><text:span text:style-name="T18"><text:measure text:kind="value">4.000</text:measure></text:span><text:span text:style-name="T18"><text:s/></text:span><text:span text:style-name="T18"><text:measure text:kind="unit">mm</text:measure></text:span><text:span text:style-name="T18"><text:measure text:kind="gap"/></text:span></text:p>
            </draw:measure>
            <draw:g>
              <draw:custom-shape draw:style-name="gr192" draw:text-style-name="P9" draw:layer="layout" svg:width="1.6cm" svg:height="1.6cm" svg:x="6.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4" draw:layer="layout" svg:width="0.02cm" svg:height="0.02cm" svg:x="7.3cm" svg:y="15.5cm">
                <text:p text:style-name="P4"><text:span text:style-name="T22">boiler</text:span></text:p>
                <draw:enhanced-geometry svg:viewBox="0 0 21600 21600" draw:mirror-horizontal="false" draw:mirror-vertical="false" draw:type="rectangle" draw:enhanced-path="M 0 0 L 21600 0 21600 21600 0 21600 0 0 Z N"/>
              </draw:custom-shape>
            </draw:g>
            <draw:custom-shape draw:style-name="gr194" draw:text-style-name="P65" draw:layer="layout" svg:width="1.4cm" svg:height="1.4cm" svg:x="6.9cm" svg:y="13.1cm">
              <text:p text:style-name="P4"><text:span text:style-name="T8">warmte</text:span></text:p>
              <text:p text:style-name="P4"><text:span text:style-name="T8">pomp</text:span></text:p>
              <draw:enhanced-geometry svg:viewBox="0 0 21600 21600" draw:mirror-horizontal="false" draw:mirror-vertical="false" draw:type="rectangle" draw:enhanced-path="M 0 0 L 21600 0 21600 21600 0 21600 0 0 Z N"/>
            </draw:custom-shape>
            <draw:g>
              <draw:custom-shape draw:style-name="gr195" draw:text-style-name="P66" draw:layer="layout" svg:width="1cm" svg:height="8.8cm" svg:x="5.3cm" svg:y="10.3cm">
                <text:p/>
                <draw:enhanced-geometry svg:viewBox="0 0 21600 21600" draw:mirror-horizontal="false" draw:mirror-vertical="true" draw:type="rectangle" draw:enhanced-path="M 0 0 L 21600 0 21600 21600 0 21600 0 0 Z N"/>
              </draw:custom-shape>
              <draw:custom-shape draw:style-name="gr196" draw:text-style-name="P67" draw:layer="layout" svg:width="1cm" svg:height="1cm" svg:x="5.3cm" svg:y="14.8cm">
                <text:p/>
                <draw:enhanced-geometry svg:viewBox="0 0 21600 21600" draw:mirror-horizontal="false" draw:mirror-vertical="false" draw:type="rectangle" draw:enhanced-path="M 0 0 L 21600 0 21600 21600 0 21600 0 0 Z N"/>
              </draw:custom-shape>
              <draw:custom-shape draw:style-name="gr197" draw:text-style-name="P68" draw:layer="layout" svg:width="1cm" svg:height="0.2cm" draw:transform="rotate (1.5707963267949) translate (5.5cm 15.8cm)">
                <text:p/>
                <draw:enhanced-geometry svg:viewBox="0 0 21600 21600" draw:mirror-horizontal="false" draw:mirror-vertical="true" draw:type="rectangle" draw:enhanced-path="M 0 0 L 21600 0 21600 21600 0 21600 0 0 Z N"/>
              </draw:custom-shape>
            </draw:g>
          </draw:g>
        </draw:g>
        <draw:g>
          <draw:line draw:style-name="gr74" draw:text-style-name="P9" draw:layer="layout" svg:x1="19.5cm" svg:y1="7.1cm" svg:x2="18.5cm" svg:y2="8.1cm">
            <text:p/>
          </draw:line>
          <draw:line draw:style-name="gr74" draw:text-style-name="P9" draw:layer="layout" svg:x1="13.3cm" svg:y1="8.1cm" svg:x2="14.1cm" svg:y2="7.3cm">
            <text:p/>
          </draw:line>
          <draw:line draw:style-name="gr74" draw:text-style-name="P9" draw:layer="layout" svg:x1="9.1cm" svg:y1="11.3cm" svg:x2="8.7cm" svg:y2="10.9cm">
            <text:p/>
          </draw:line>
          <draw:line draw:style-name="gr74" draw:text-style-name="P9" draw:layer="layout" svg:x1="6.9cm" svg:y1="22.9cm" svg:x2="6.7cm" svg:y2="22.7cm">
            <text:p/>
          </draw:line>
          <draw:line draw:style-name="gr74" draw:text-style-name="P9" draw:layer="layout" svg:x1="9.5cm" svg:y1="10.9cm" svg:x2="13.1cm" svg:y2="7.3cm">
            <text:p/>
          </draw:line>
          <draw:line draw:style-name="gr74" draw:text-style-name="P9" draw:layer="layout" svg:x1="18.5cm" svg:y1="8.1cm" svg:x2="12.5cm" svg:y2="8.1cm">
            <text:p/>
          </draw:line>
          <draw:line draw:style-name="gr74" draw:text-style-name="P9" draw:layer="layout" svg:x1="6.7cm" svg:y1="19.5cm" svg:x2="6.7cm" svg:y2="22.7cm">
            <text:p/>
          </draw:line>
          <draw:line draw:style-name="gr74" draw:text-style-name="P9" draw:layer="layout" svg:x1="6.9cm" svg:y1="20.3cm" svg:x2="6.7cm" svg:y2="20.3cm">
            <text:p/>
          </draw:line>
          <draw:line draw:style-name="gr74" draw:text-style-name="P9" draw:layer="layout" svg:x1="12.3cm" svg:y1="19.5cm" svg:x2="12.3cm" svg:y2="10.9cm">
            <text:p/>
          </draw:line>
          <draw:line draw:style-name="gr74" draw:text-style-name="P9" draw:layer="layout" svg:x1="12.3cm" svg:y1="19.5cm" svg:x2="6.7cm" svg:y2="19.5cm">
            <text:p/>
          </draw:line>
          <draw:line draw:style-name="gr74" draw:text-style-name="P9" draw:layer="layout" svg:x1="9.1cm" svg:y1="11.3cm" svg:x2="8.9cm" svg:y2="11.5cm">
            <text:p/>
          </draw:line>
          <draw:line draw:style-name="gr74" draw:text-style-name="P9" draw:layer="layout" svg:x1="7.7cm" svg:y1="10.9cm" svg:x2="8.3cm" svg:y2="11.5cm">
            <text:p/>
          </draw:line>
          <draw:line draw:style-name="gr74" draw:text-style-name="P9" draw:layer="layout" svg:x1="12.3cm" svg:y1="10.9cm" svg:x2="3.5cm" svg:y2="10.9cm">
            <text:p/>
          </draw:line>
        </draw:g>
        <draw:custom-shape draw:style-name="gr121" draw:text-style-name="P50" draw:layer="layout" svg:width="2cm" svg:height="1.999cm" svg:x="2.5cm" svg:y="4.668cm">
          <text:p text:style-name="P4"><text:span text:style-name="T17">O</text:span><text:span text:style-name="T17"><text:line-break/></text:span><text:span text:style-name="T17">N <text:s text:c="2"/>Z</text:span></text:p>
          <text:p text:style-name="P4"><text:span text:style-name="T17">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22" draw:text-style-name="P26" draw:layer="layout" svg:width="0.717cm" svg:height="1.703cm" svg:x="17.7cm" svg:y="26.067cm">
          <draw:text-box>
            <text:p/>
          </draw:text-box>
        </draw:frame>
        <draw:frame draw:style-name="gr1" draw:text-style-name="P2" draw:layer="layout" svg:width="13.2cm" svg:height="1.673cm" svg:x="5.697cm" svg:y="3.468cm">
          <draw:text-box>
            <text:p><text:span text:style-name="T1">Vloer begane grond</text:span></text:p>
          </draw:text-box>
        </draw:frame>
        <draw:frame draw:style-name="gr42" draw:text-style-name="P26" draw:layer="layout" svg:width="0.502cm" svg:height="1.195cm" svg:x="22.3cm" svg:y="26.5cm">
          <draw:text-box>
            <text:p/>
          </draw:text-box>
        </draw:frame>
        <draw:g>
          <draw:custom-shape draw:style-name="gr89" draw:text-style-name="P10"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198" draw:text-style-name="P52" draw:layer="layout" svg:x1="32.7cm" svg:y1="5.094cm" svg:x2="24.9cm" svg:y2="5.094cm">
            <text:p text:style-name="P52"><text:span text:style-name="T19"><text:measure text:kind="gap"/></text:span><text:span text:style-name="T19"><text:measure text:kind="value">3.900</text:measure></text:span><text:span text:style-name="T19"><text:s/></text:span><text:span text:style-name="T19"><text:measure text:kind="unit">mm</text:measure></text:span><text:span text:style-name="T19"><text:measure text:kind="gap"/></text:span></text:p>
          </draw:measure>
          <draw:measure draw:style-name="gr199" draw:text-style-name="P51" draw:layer="layout" svg:x1="5.3cm" svg:y1="24.694cm" svg:x2="5.2cm" svg:y2="5.894cm">
            <text:p text:style-name="P51"><text:span text:style-name="T18"><text:measure text:kind="gap"/></text:span><text:span text:style-name="T18"><text:measure text:kind="value">9.400</text:measure></text:span><text:span text:style-name="T18"><text:s/></text:span><text:span text:style-name="T18"><text:measure text:kind="unit">mm</text:measure></text:span><text:span text:style-name="T18"><text:measure text:kind="gap"/></text:span></text:p>
          </draw:measure>
          <draw:measure draw:style-name="gr200" draw:text-style-name="P52" draw:layer="layout" svg:x1="33.7cm" svg:y1="5.894cm" svg:x2="5.3cm" svg:y2="5.894cm">
            <text:p text:style-name="P52"><text:span text:style-name="T19"><text:measure text:kind="gap"/></text:span><text:span text:style-name="T19"><text:measure text:kind="value">14.200</text:measure></text:span><text:span text:style-name="T19"><text:s/></text:span><text:span text:style-name="T19"><text:measure text:kind="unit">mm</text:measure></text:span><text:span text:style-name="T19"><text:measure text:kind="gap"/></text:span></text:p>
          </draw:measure>
          <draw:measure draw:style-name="gr201" draw:text-style-name="P52" draw:layer="layout" svg:x1="24.9cm" svg:y1="5.094cm" svg:x2="6.3cm" svg:y2="5.094cm">
            <text:p text:style-name="P52"><text:span text:style-name="T19"><text:measure text:kind="gap"/></text:span><text:span text:style-name="T19"><text:measure text:kind="value">9.300</text:measure></text:span><text:span text:style-name="T19"><text:s/></text:span><text:span text:style-name="T19"><text:measure text:kind="unit">mm</text:measure></text:span><text:span text:style-name="T19"><text:measure text:kind="gap"/></text:span></text:p>
          </draw:measure>
          <draw:measure draw:style-name="gr202" draw:text-style-name="P51" draw:layer="layout" svg:x1="32.3cm" svg:y1="9.094cm" svg:x2="25.1cm" svg:y2="9.09cm">
            <text:p text:style-name="P51"><text:span text:style-name="T18"><text:measure text:kind="gap"/></text:span><text:span text:style-name="T18"><text:measure text:kind="value">3.600</text:measure></text:span><text:span text:style-name="T18"><text:s/></text:span><text:span text:style-name="T18"><text:measure text:kind="unit">mm</text:measure></text:span><text:span text:style-name="T18"><text:measure text:kind="gap"/></text:span></text:p>
          </draw:measure>
          <draw:measure draw:style-name="gr132" draw:text-style-name="P51" draw:layer="layout" svg:x1="23.5cm" svg:y1="24.294cm" svg:x2="23.5cm" svg:y2="6.294cm">
            <text:p text:style-name="P51"><text:span text:style-name="T18"><text:measure text:kind="gap"/></text:span><text:span text:style-name="T18"><text:measure text:kind="value">9.000</text:measure></text:span><text:span text:style-name="T18"><text:s/></text:span><text:span text:style-name="T18"><text:measure text:kind="unit">mm</text:measure></text:span><text:span text:style-name="T18"><text:measure text:kind="gap"/></text:span></text:p>
          </draw:measure>
          <draw:measure draw:style-name="gr202" draw:text-style-name="P51" draw:layer="layout" svg:x1="24.7cm" svg:y1="9.09cm" svg:x2="5.7cm" svg:y2="9.09cm">
            <text:p text:style-name="P51"><text:span text:style-name="T18"><text:measure text:kind="gap"/></text:span><text:span text:style-name="T18"><text:measure text:kind="value">9.500</text:measure></text:span><text:span text:style-name="T18"><text:s/></text:span><text:span text:style-name="T18"><text:measure text:kind="unit">mm</text:measure></text:span><text:span text:style-name="T18"><text:measure text:kind="gap"/></text:span></text:p>
          </draw:measure>
          <draw:measure draw:style-name="gr202" draw:text-style-name="P51" draw:layer="layout" svg:x1="25.1cm" svg:y1="10.094cm" svg:x2="24.7cm" svg:y2="10.094cm">
            <text:p text:style-name="P51"><text:span text:style-name="T18"><text:measure text:kind="gap"/></text:span><text:span text:style-name="T18"><text:measure text:kind="value">200</text:measure></text:span><text:span text:style-name="T18"><text:s/></text:span><text:span text:style-name="T18"><text:measure text:kind="unit">mm</text:measure></text:span><text:span text:style-name="T18"><text:measure text:kind="gap"/></text:span></text:p>
          </draw:measure>
          <draw:measure draw:style-name="gr132" draw:text-style-name="P51" draw:layer="layout" svg:x1="31.3cm" svg:y1="23.294cm" svg:x2="31.3cm" svg:y2="7.294cm">
            <text:p text:style-name="P51"><text:span text:style-name="T18"><text:measure text:kind="gap"/></text:span><text:span text:style-name="T18"><text:measure text:kind="value">8.000</text:measure></text:span><text:span text:style-name="T18"><text:s/></text:span><text:span text:style-name="T18"><text:measure text:kind="unit">mm</text:measure></text:span><text:span text:style-name="T18"><text:measure text:kind="gap"/></text:span></text:p>
          </draw:measure>
          <draw:measure draw:style-name="gr202" draw:text-style-name="P51" draw:layer="layout" svg:x1="17.5cm" svg:y1="10.894cm" svg:x2="17.5cm" svg:y2="24.294cm">
            <text:p text:style-name="P51"><text:span text:style-name="T18"><text:measure text:kind="gap"/></text:span><text:span text:style-name="T18"><text:measure text:kind="value">6.700</text:measure></text:span><text:span text:style-name="T18"><text:s/></text:span><text:span text:style-name="T18"><text:measure text:kind="unit">mm</text:measure></text:span><text:span text:style-name="T18"><text:measure text:kind="gap"/></text:span></text:p>
          </draw:measure>
          <draw:measure draw:style-name="gr202" draw:text-style-name="P51" draw:layer="layout" svg:x1="24.7cm" svg:y1="11.494cm" svg:x2="17.5cm" svg:y2="11.49cm">
            <text:p text:style-name="P51"><text:span text:style-name="T18"><text:measure text:kind="gap"/></text:span><text:span text:style-name="T18"><text:measure text:kind="value">3.600</text:measure></text:span><text:span text:style-name="T18"><text:s/></text:span><text:span text:style-name="T18"><text:measure text:kind="unit">mm</text:measure></text:span><text:span text:style-name="T18"><text:measure text:kind="gap"/></text:span></text:p>
          </draw:measure>
          <draw:measure draw:style-name="gr202" draw:text-style-name="P51" draw:layer="layout" svg:x1="32.333cm" svg:y1="9.098cm" svg:x2="33.333cm" svg:y2="9.098cm">
            <text:p text:style-name="P51"><text:span text:style-name="T18"><text:measure text:kind="gap"/></text:span><text:span text:style-name="T18"><text:measure text:kind="value">500</text:measure></text:span><text:span text:style-name="T18"><text:s/></text:span><text:span text:style-name="T18"><text:measure text:kind="unit">mm</text:measure></text:span><text:span text:style-name="T18"><text:measure text:kind="gap"/></text:span></text:p>
          </draw:measure>
          <draw:measure draw:style-name="gr202" draw:text-style-name="P51" draw:layer="layout" svg:x1="33.3cm" svg:y1="11.494cm" svg:x2="24.7cm" svg:y2="11.49cm">
            <text:p text:style-name="P51"><text:span text:style-name="T18"><text:measure text:kind="gap"/></text:span><text:span text:style-name="T18"><text:measure text:kind="value">4.300</text:measure></text:span><text:span text:style-name="T18"><text:s/></text:span><text:span text:style-name="T18"><text:measure text:kind="unit">mm</text:measure></text:span><text:span text:style-name="T18"><text:measure text:kind="gap"/></text:span></text:p>
          </draw:measure>
          <draw:g>
            <draw:line draw:style-name="gr137" draw:text-style-name="P9" draw:layer="layout" svg:x1="3.5cm" svg:y1="15.3cm" svg:x2="35.5cm" svg:y2="15.3cm">
              <text:p/>
            </draw:line>
            <draw:line draw:style-name="gr137" draw:text-style-name="P9" draw:layer="layout" svg:x1="3.5cm" svg:y1="10.3cm" svg:x2="35.5cm" svg:y2="10.3cm">
              <text:p/>
            </draw:line>
            <draw:line draw:style-name="gr137" draw:text-style-name="P9" draw:layer="layout" svg:x1="22.5cm" svg:y1="4.3cm" svg:x2="22.5cm" svg:y2="25.1cm">
              <text:p/>
            </draw:line>
            <draw:line draw:style-name="gr137" draw:text-style-name="P9" draw:layer="layout" svg:x1="7.9cm" svg:y1="4.3cm" svg:x2="7.9cm" svg:y2="24.9cm">
              <text:p/>
            </draw:line>
          </draw:g>
        </draw:g>
        <draw:frame draw:style-name="gr203" draw:text-style-name="P32" draw:layer="layout" svg:width="9.58cm" svg:height="4.016cm" svg:x="5.717cm" svg:y="24.884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g>
          <draw:ellipse draw:style-name="gr76" draw:text-style-name="P4" draw:layer="layout" svg:width="0.435cm" svg:height="0.4cm" draw:transform="rotate (1.5707963267949) translate (17.3cm 10.537cm)" draw:kind="arc" draw:start-angle="84.73" draw:end-angle="272.89">
            <text:p/>
          </draw:ellipse>
          <draw:line draw:style-name="gr77" draw:text-style-name="P9" draw:layer="layout" svg:x1="17.5cm" svg:y1="10.501cm" svg:x2="17.5cm" svg:y2="11.101cm">
            <text:p/>
          </draw:line>
          <draw:ellipse draw:style-name="gr76" draw:text-style-name="P4" draw:layer="layout" svg:width="0.29cm" svg:height="0.266cm" draw:transform="rotate (1.5707963267949) translate (17.367cm 10.464cm)" draw:kind="arc" draw:start-angle="84.84" draw:end-angle="272.76">
            <text:p/>
          </draw:ellipse>
          <draw:line draw:style-name="gr78" draw:text-style-name="P9" draw:layer="layout" svg:x1="17.3cm" svg:y1="10.609cm" svg:x2="17.7cm" svg:y2="10.609cm">
            <text:p/>
          </draw:line>
          <draw:line draw:style-name="gr78" draw:text-style-name="P9" draw:layer="layout" svg:x1="17.3cm" svg:y1="10.901cm" svg:x2="17.7cm" svg:y2="10.609cm">
            <text:p/>
          </draw:line>
          <draw:line draw:style-name="gr78" draw:text-style-name="P9" draw:layer="layout" svg:x1="17.3cm" svg:y1="10.993cm" svg:x2="17.7cm" svg:y2="10.701cm">
            <text:p/>
          </draw:line>
          <draw:line draw:style-name="gr78" draw:text-style-name="P9" draw:layer="layout" svg:x1="17.3cm" svg:y1="11.101cm" svg:x2="17.7cm" svg:y2="10.809cm">
            <text:p/>
          </draw:line>
        </draw:g>
        <draw:g>
          <draw:line draw:style-name="gr83" draw:text-style-name="P9" draw:layer="layout" svg:x1="8.9cm" svg:y1="10.7cm" svg:x2="14.9cm" svg:y2="10.7cm">
            <text:p/>
          </draw:line>
          <draw:line draw:style-name="gr83" draw:text-style-name="P9" draw:layer="layout" svg:x1="6.7cm" svg:y1="19.7cm" svg:x2="6.9cm" svg:y2="19.7cm">
            <text:p/>
          </draw:line>
          <draw:line draw:style-name="gr83" draw:text-style-name="P9" draw:layer="layout" svg:x1="19.7cm" svg:y1="7.3cm" svg:x2="19.7cm" svg:y2="6.7cm">
            <text:p/>
          </draw:line>
          <draw:line draw:style-name="gr83" draw:text-style-name="P9" draw:layer="layout" svg:x1="14.9cm" svg:y1="10.7cm" svg:x2="14.9cm" svg:y2="7.3cm">
            <text:p/>
          </draw:line>
          <draw:line draw:style-name="gr68" draw:text-style-name="P9" draw:layer="layout" svg:x1="3.5cm" svg:y1="7.1cm" svg:x2="12.1cm" svg:y2="7.1cm">
            <text:p/>
          </draw:line>
          <draw:line draw:style-name="gr83" draw:text-style-name="P9" draw:layer="layout" svg:x1="13.7cm" svg:y1="7.3cm" svg:x2="20.5cm" svg:y2="7.3cm">
            <text:p/>
          </draw:line>
          <draw:line draw:style-name="gr83" draw:text-style-name="P9" draw:layer="layout" svg:x1="15.3cm" svg:y1="7.3cm" svg:x2="15.3cm" svg:y2="7.1cm">
            <text:p/>
          </draw:line>
          <draw:line draw:style-name="gr83" draw:text-style-name="P9" draw:layer="layout" svg:x1="12.5cm" svg:y1="7.3cm" svg:x2="13.7cm" svg:y2="7.3cm">
            <text:p/>
          </draw:line>
          <draw:line draw:style-name="gr83" draw:text-style-name="P9" draw:layer="layout" svg:x1="20.5cm" svg:y1="7.3cm" svg:x2="20.5cm" svg:y2="6.7cm">
            <text:p/>
          </draw:line>
          <draw:line draw:style-name="gr83" draw:text-style-name="P9" draw:layer="layout" svg:x1="8.9cm" svg:y1="11.1cm" svg:x2="8.9cm" svg:y2="10.7cm">
            <text:p/>
          </draw:line>
          <draw:line draw:style-name="gr81" draw:text-style-name="P9" draw:layer="layout" svg:x1="6.7cm" svg:y1="22.3cm" svg:x2="6.7cm" svg:y2="11.3cm">
            <text:p/>
          </draw:line>
          <draw:line draw:style-name="gr81" draw:text-style-name="P9" draw:layer="layout" svg:x1="8.9cm" svg:y1="11.3cm" svg:x2="6.7cm" svg:y2="11.3cm">
            <text:p/>
          </draw:line>
          <draw:line draw:style-name="gr81" draw:text-style-name="P9" draw:layer="layout" svg:x1="7.125cm" svg:y1="15.1cm" svg:x2="6.725cm" svg:y2="15.1cm">
            <text:p/>
          </draw:line>
          <draw:line draw:style-name="gr83" draw:text-style-name="P9" draw:layer="layout" svg:x1="7.9cm" svg:y1="11.1cm" svg:x2="9.1cm" svg:y2="11.1cm">
            <text:p/>
          </draw:line>
          <draw:line draw:style-name="gr83" draw:text-style-name="P9" draw:layer="layout" svg:x1="14.7cm" svg:y1="10.1cm" svg:x2="14.7cm" svg:y2="10.7cm">
            <text:p/>
          </draw:line>
          <draw:line draw:style-name="gr81" draw:text-style-name="P9" draw:layer="layout" svg:x1="9.1cm" svg:y1="11.1cm" svg:x2="8.9cm" svg:y2="11.3cm">
            <text:p/>
          </draw:line>
          <draw:line draw:style-name="gr69" draw:text-style-name="P9" draw:layer="layout" svg:x1="3.5cm" svg:y1="7.3cm" svg:x2="11.5cm" svg:y2="7.3cm">
            <text:p/>
          </draw:line>
          <draw:line draw:style-name="gr70" draw:text-style-name="P9" draw:layer="layout" svg:x1="3.5cm" svg:y1="7.5cm" svg:x2="11.7cm" svg:y2="7.5cm">
            <text:p/>
          </draw:line>
          <draw:line draw:style-name="gr71" draw:text-style-name="P9" draw:layer="layout" svg:x1="3.5cm" svg:y1="7.7cm" svg:x2="11.5cm" svg:y2="7.7cm">
            <text:p/>
          </draw:line>
          <draw:line draw:style-name="gr83" draw:text-style-name="P9" draw:layer="layout" svg:x1="12.3cm" svg:y1="7.5cm" svg:x2="12.5cm" svg:y2="7.3cm">
            <text:p/>
          </draw:line>
          <draw:line draw:style-name="gr83" draw:text-style-name="P9" draw:layer="layout" svg:x1="13.7cm" svg:y1="7.3cm" svg:x2="13.7cm" svg:y2="7.1cm">
            <text:p/>
          </draw:line>
          <draw:line draw:style-name="gr83" draw:text-style-name="P9" draw:layer="layout" svg:x1="13.3cm" svg:y1="7.3cm" svg:x2="13.3cm" svg:y2="7.1cm">
            <text:p/>
          </draw:line>
          <draw:line draw:style-name="gr82" draw:text-style-name="P9" draw:layer="layout" svg:x1="9.3cm" svg:y1="11.1cm" svg:x2="9.3cm" svg:y2="10.9cm">
            <text:p/>
          </draw:line>
          <draw:line draw:style-name="gr82" draw:text-style-name="P9" draw:layer="layout" svg:x1="6.5cm" svg:y1="22.5cm" svg:x2="6.5cm" svg:y2="10.9cm">
            <text:p/>
          </draw:line>
          <draw:line draw:style-name="gr82" draw:text-style-name="P9" draw:layer="layout" svg:x1="15.1cm" svg:y1="10.9cm" svg:x2="6.5cm" svg:y2="10.9cm">
            <text:p/>
          </draw:line>
          <draw:line draw:style-name="gr82" draw:text-style-name="P9" draw:layer="layout" svg:x1="6.5cm" svg:y1="20.5cm" svg:x2="6.9cm" svg:y2="20.5cm">
            <text:p/>
          </draw:line>
          <draw:line draw:style-name="gr82" draw:text-style-name="P9" draw:layer="layout" svg:x1="6.5cm" svg:y1="22.5cm" svg:x2="6.9cm" svg:y2="22.9cm">
            <text:p/>
          </draw:line>
          <draw:line draw:style-name="gr82" draw:text-style-name="P9" draw:layer="layout" svg:x1="19.3cm" svg:y1="7.1cm" svg:x2="19.3cm" svg:y2="6.7cm">
            <text:p/>
          </draw:line>
          <draw:line draw:style-name="gr82" draw:text-style-name="P9" draw:layer="layout" svg:x1="15.1cm" svg:y1="10.9cm" svg:x2="15.1cm" svg:y2="7.1cm">
            <text:p/>
          </draw:line>
          <draw:line draw:style-name="gr82" draw:text-style-name="P9" draw:layer="layout" svg:x1="19.3cm" svg:y1="7.1cm" svg:x2="15.1cm" svg:y2="7.1cm">
            <text:p/>
          </draw:line>
          <draw:line draw:style-name="gr82" draw:text-style-name="P9" draw:layer="layout" svg:x1="6.5cm" svg:y1="15.5cm" svg:x2="7.1cm" svg:y2="15.5cm">
            <text:p/>
          </draw:line>
          <draw:line draw:style-name="gr82" draw:text-style-name="P9" draw:layer="layout" svg:x1="6.5cm" svg:y1="12.1cm" svg:x2="6.9cm" svg:y2="12.1cm">
            <text:p/>
          </draw:line>
          <draw:line draw:style-name="gr82" draw:text-style-name="P9" draw:layer="layout" svg:x1="14.5cm" svg:y1="10.3cm" svg:x2="14.5cm" svg:y2="10.9cm">
            <text:p/>
          </draw:line>
          <draw:line draw:style-name="gr75" draw:text-style-name="P9" draw:layer="layout" svg:x1="17.125cm" svg:y1="7.5cm" svg:x2="12.725cm" svg:y2="7.5cm">
            <text:p/>
          </draw:line>
          <draw:line draw:style-name="gr75" draw:text-style-name="P9" draw:layer="layout" svg:x1="17.125cm" svg:y1="7.5cm" svg:x2="17.125cm" svg:y2="10.9cm">
            <text:p/>
          </draw:line>
          <draw:line draw:style-name="gr75" draw:text-style-name="P9" draw:layer="layout" svg:x1="17.525cm" svg:y1="10.9cm" svg:x2="17.125cm" svg:y2="10.9cm">
            <text:p/>
          </draw:line>
          <draw:line draw:style-name="gr90" draw:text-style-name="P9" draw:layer="layout" svg:x1="12.525cm" svg:y1="14.1cm" svg:x2="25.5cm" svg:y2="8.9cm">
            <text:p/>
          </draw:line>
          <draw:line draw:style-name="gr204" draw:text-style-name="P9" draw:layer="layout" svg:x1="12.5cm" svg:y1="14.1cm" svg:x2="11.7cm" svg:y2="13.5cm">
            <text:p/>
          </draw:line>
          <draw:line draw:style-name="gr90" draw:text-style-name="P9" draw:layer="layout" svg:x1="12.125cm" svg:y1="14.3cm" svg:x2="25.5cm" svg:y2="21.3cm">
            <text:p/>
          </draw:line>
          <draw:line draw:style-name="gr204" draw:text-style-name="P9" draw:layer="layout" svg:x1="10.9cm" svg:y1="15.3cm" svg:x2="10.1cm" svg:y2="15.3cm">
            <text:p/>
          </draw:line>
          <draw:line draw:style-name="gr83" draw:text-style-name="P9" draw:layer="layout" svg:x1="6.7cm" svg:y1="22.3cm" svg:x2="7.1cm" svg:y2="22.7cm">
            <text:p/>
          </draw:line>
          <draw:line draw:style-name="gr204" draw:text-style-name="P9" draw:layer="layout" svg:x1="12.125cm" svg:y1="14.3cm" svg:x2="11.325cm" svg:y2="13.7cm">
            <text:p/>
          </draw:line>
          <draw:line draw:style-name="gr204" draw:text-style-name="P9" draw:layer="layout" svg:x1="9.3cm" svg:y1="15.3cm" svg:x2="9.9cm" svg:y2="15.3cm">
            <text:p/>
          </draw:line>
        </draw:g>
        <draw:g>
          <draw:custom-shape draw:style-name="gr205" draw:text-style-name="P40" draw:layer="layout" svg:width="0.2cm" svg:height="1.6cm" svg:x="6.9cm" svg:y="18.3cm">
            <text:p text:style-name="P4"><text:span text:style-name="T15"><text:s text:c="3"/></text:span><text:span text:style-name="T15">1</text:span></text:p>
            <draw:enhanced-geometry svg:viewBox="0 0 21600 21600" draw:mirror-horizontal="false" draw:mirror-vertical="false" draw:type="rectangle" draw:enhanced-path="M 0 0 L 21600 0 21600 21600 0 21600 0 0 Z N"/>
          </draw:custom-shape>
          <draw:custom-shape draw:style-name="gr206" draw:text-style-name="P40" draw:layer="layout" svg:width="0.2cm" svg:height="1.4cm" svg:x="6.5cm" svg:y="9.9cm">
            <text:p text:style-name="P4"><text:span text:style-name="T15"><text:s text:c="3"/></text:span><text:span text:style-name="T15">1</text:span></text:p>
            <draw:enhanced-geometry svg:viewBox="0 0 21600 21600" draw:mirror-horizontal="false" draw:mirror-vertical="false" draw:type="rectangle" draw:enhanced-path="M 0 0 L 21600 0 21600 21600 0 21600 0 0 Z N"/>
          </draw:custom-shape>
          <draw:g>
            <draw:custom-shape draw:style-name="gr207" draw:text-style-name="P40" draw:layer="layout" svg:width="0.2cm" svg:height="0.2cm" svg:x="6.5cm" svg:y="16.1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6.5cm" svg:y="14.3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6.1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4.3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4.3cm">
              <text:p text:style-name="P4"><text:span text:style-name="T15">2</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6.1cm">
              <text:p text:style-name="P4"><text:span text:style-name="T15">2</text:span></text:p>
              <draw:enhanced-geometry svg:viewBox="0 0 21600 21600" draw:mirror-horizontal="false" draw:mirror-vertical="false" draw:type="rectangle" draw:enhanced-path="M 0 0 L 21600 0 21600 21600 0 21600 0 0 Z N"/>
            </draw:custom-shape>
          </draw:g>
        </draw:g>
        <draw:g>
          <draw:custom-shape draw:style-name="gr208" draw:text-style-name="P69" draw:layer="layout" svg:width="1.6cm" svg:height="1cm" svg:x="11.3cm" svg:y="6.9cm">
            <text:p text:style-name="P4"><text:span text:style-name="T20">MK</text:span></text:p>
            <draw:enhanced-geometry svg:viewBox="0 0 21600 21600" draw:mirror-horizontal="true" draw:mirror-vertical="false" draw:type="rectangle" draw:enhanced-path="M 0 0 L 21600 0 21600 21600 0 21600 0 0 Z N"/>
          </draw:custom-shape>
          <draw:g>
            <draw:line draw:style-name="gr209" draw:text-style-name="P70" draw:layer="layout" svg:x1="12.3cm" svg:y1="9.025cm" svg:x2="11.5cm" svg:y2="8.225cm">
              <text:p/>
            </draw:line>
            <draw:line draw:style-name="gr210" draw:text-style-name="P70" draw:layer="layout" svg:x1="12.3cm" svg:y1="9.025cm" svg:x2="11.275cm" svg:y2="8.425cm">
              <text:p/>
            </draw:line>
          </draw:g>
          <draw:custom-shape draw:style-name="gr211" draw:text-style-name="P69" draw:layer="layout" svg:width="0.625cm" svg:height="0.6cm" svg:x="12.9cm" svg:y="6.9cm">
            <text:p/>
            <draw:enhanced-geometry svg:viewBox="0 0 21600 21600" draw:mirror-horizontal="false" draw:mirror-vertical="false" draw:type="rectangle" draw:enhanced-path="M 0 0 L 21600 0 21600 21600 0 21600 0 0 Z N"/>
          </draw:custom-shape>
          <draw:custom-shape draw:style-name="gr212" draw:text-style-name="P69" draw:layer="layout" svg:width="0.6cm" svg:height="0.6cm" svg:x="14.71cm" svg:y="6.9cm">
            <text:p/>
            <draw:enhanced-geometry svg:viewBox="0 0 21600 21600" draw:mirror-horizontal="false" draw:mirror-vertical="false" draw:type="rectangle" draw:enhanced-path="M 0 0 L 21600 0 21600 21600 0 21600 0 0 Z N"/>
          </draw:custom-shape>
          <draw:custom-shape draw:style-name="gr213" draw:text-style-name="P69" draw:layer="layout" svg:width="0.2cm" svg:height="4.2cm" svg:x="15.1cm" svg:y="7.5cm">
            <text:p/>
            <draw:enhanced-geometry svg:viewBox="0 0 21600 21600" draw:mirror-horizontal="false" draw:mirror-vertical="false" draw:type="rectangle" draw:enhanced-path="M 0 0 L 21600 0 21600 21600 0 21600 0 0 Z N"/>
          </draw:custom-shape>
          <draw:custom-shape draw:style-name="gr214" draw:text-style-name="P69" draw:layer="layout" svg:width="0.2cm" svg:height="1cm" svg:x="11.1cm" svg:y="6.9cm">
            <text:p/>
            <draw:enhanced-geometry svg:viewBox="0 0 21600 21600" draw:mirror-horizontal="false" draw:mirror-vertical="false" draw:type="rectangle" draw:enhanced-path="M 0 0 L 21600 0 21600 21600 0 21600 0 0 Z N"/>
          </draw:custom-shape>
          <draw:custom-shape draw:style-name="gr215" draw:text-style-name="P69" draw:layer="layout" svg:width="0.2cm" svg:height="1.2cm" svg:x="12.9cm" svg:y="7.5cm">
            <text:p/>
            <draw:enhanced-geometry svg:viewBox="0 0 21600 21600" draw:mirror-horizontal="false" draw:mirror-vertical="false" draw:type="rectangle" draw:enhanced-path="M 0 0 L 21600 0 21600 21600 0 21600 0 0 Z N"/>
          </draw:custom-shape>
          <draw:custom-shape draw:style-name="gr216" draw:text-style-name="P69" draw:layer="layout" svg:width="0.2cm" svg:height="1.706cm" draw:transform="rotate (0.785398163397448) translate (11.147cm 8.041cm)">
            <text:p/>
            <draw:enhanced-geometry svg:viewBox="0 0 21600 21600" draw:mirror-horizontal="false" draw:mirror-vertical="false" draw:type="rectangle" draw:enhanced-path="M 0 0 L 21600 0 21600 21600 0 21600 0 0 Z N"/>
          </draw:custom-shape>
          <draw:custom-shape draw:style-name="gr217" draw:text-style-name="P69" draw:layer="layout" svg:width="0.2cm" svg:height="5.592cm" draw:transform="rotate (0.785398163397448) translate (17.853cm 14.748cm)">
            <text:p/>
            <draw:enhanced-geometry svg:viewBox="0 0 21600 21600" draw:mirror-horizontal="false" draw:mirror-vertical="false" draw:type="rectangle" draw:enhanced-path="M 0 0 L 21600 0 21600 21600 0 21600 0 0 Z N"/>
          </draw:custom-shape>
          <draw:custom-shape draw:style-name="gr218" draw:text-style-name="P69" draw:layer="layout" svg:width="2.4cm" svg:height="0.2cm" svg:x="21.9cm" svg:y="18.5cm">
            <text:p/>
            <draw:enhanced-geometry svg:viewBox="0 0 21600 21600" draw:mirror-horizontal="false" draw:mirror-vertical="false" draw:type="rectangle" draw:enhanced-path="M 0 0 L 21600 0 21600 21600 0 21600 0 0 Z N"/>
          </draw:custom-shape>
          <draw:custom-shape draw:style-name="gr219" draw:text-style-name="P69" draw:layer="layout" svg:width="0.2cm" svg:height="8.627cm" draw:transform="rotate (0.785398163397448) translate (11.9cm 12.241cm)">
            <text:p/>
            <draw:enhanced-geometry svg:viewBox="0 0 21600 21600" draw:mirror-horizontal="false" draw:mirror-vertical="false" draw:type="rectangle" draw:enhanced-path="M 0 0 L 21600 0 21600 21600 0 21600 0 0 Z N"/>
          </draw:custom-shape>
          <draw:custom-shape draw:style-name="gr220" draw:text-style-name="P69" draw:layer="layout" svg:width="0.2cm" svg:height="3.011cm" draw:transform="rotate (0.785398163397448) translate (19.429cm 19.771cm)">
            <text:p/>
            <draw:enhanced-geometry svg:viewBox="0 0 21600 21600" draw:mirror-horizontal="false" draw:mirror-vertical="false" draw:type="rectangle" draw:enhanced-path="M 0 0 L 21600 0 21600 21600 0 21600 0 0 Z N"/>
          </draw:custom-shape>
          <draw:custom-shape draw:style-name="gr221" draw:text-style-name="P69" draw:layer="layout" svg:width="0.2cm" svg:height="3.468cm" draw:transform="rotate (0.785398163397448) translate (13.9cm 10.795cm)">
            <text:p/>
            <draw:enhanced-geometry svg:viewBox="0 0 21600 21600" draw:mirror-horizontal="false" draw:mirror-vertical="false" draw:type="rectangle" draw:enhanced-path="M 0 0 L 21600 0 21600 21600 0 21600 0 0 Z N"/>
          </draw:custom-shape>
          <draw:custom-shape draw:style-name="gr222" draw:text-style-name="P69" draw:layer="layout" svg:width="0.2cm" svg:height="3.2cm" svg:x="24.3cm" svg:y="6.9cm">
            <text:p/>
            <draw:enhanced-geometry svg:viewBox="0 0 21600 21600" draw:mirror-horizontal="false" draw:mirror-vertical="false" draw:type="rectangle" draw:enhanced-path="M 0 0 L 21600 0 21600 21600 0 21600 0 0 Z N"/>
          </draw:custom-shape>
          <draw:custom-shape draw:style-name="gr222" draw:text-style-name="P69" draw:layer="layout" svg:width="0.2cm" svg:height="3.2cm" svg:x="24.7cm" svg:y="6.9cm">
            <text:p/>
            <draw:enhanced-geometry svg:viewBox="0 0 21600 21600" draw:mirror-horizontal="false" draw:mirror-vertical="false" draw:type="rectangle" draw:enhanced-path="M 0 0 L 21600 0 21600 21600 0 21600 0 0 Z N"/>
          </draw:custom-shape>
          <draw:custom-shape draw:style-name="gr223" draw:text-style-name="P69" draw:layer="layout" svg:width="0.2cm" svg:height="4.8cm" svg:x="24.3cm" svg:y="14.5cm">
            <text:p/>
            <draw:enhanced-geometry svg:viewBox="0 0 21600 21600" draw:mirror-horizontal="false" draw:mirror-vertical="false" draw:type="rectangle" draw:enhanced-path="M 0 0 L 21600 0 21600 21600 0 21600 0 0 Z N"/>
          </draw:custom-shape>
          <draw:custom-shape draw:style-name="gr223" draw:text-style-name="P69" draw:layer="layout" svg:width="0.2cm" svg:height="4.8cm" svg:x="24.7cm" svg:y="14.5cm">
            <text:p/>
            <draw:enhanced-geometry svg:viewBox="0 0 21600 21600" draw:mirror-horizontal="false" draw:mirror-vertical="false" draw:type="rectangle" draw:enhanced-path="M 0 0 L 21600 0 21600 21600 0 21600 0 0 Z N"/>
          </draw:custom-shape>
          <draw:custom-shape draw:style-name="gr224" draw:text-style-name="P69" draw:layer="layout" svg:width="0.2cm" svg:height="1.8cm" svg:x="21.5cm" svg:y="21.9cm">
            <text:p/>
            <draw:enhanced-geometry svg:viewBox="0 0 21600 21600" draw:mirror-horizontal="false" draw:mirror-vertical="false" draw:type="rectangle" draw:enhanced-path="M 0 0 L 21600 0 21600 21600 0 21600 0 0 Z N"/>
          </draw:custom-shape>
          <draw:custom-shape draw:style-name="gr225" draw:text-style-name="P69" draw:layer="layout" svg:width="0.199cm" svg:height="7.82cm" draw:transform="rotate (0.785398163397448) translate (6.418cm 12.241cm)">
            <text:p/>
            <draw:enhanced-geometry svg:viewBox="0 0 21600 21600" draw:mirror-horizontal="true" draw:mirror-vertical="false" draw:type="rectangle" draw:enhanced-path="M 0 0 L 21600 0 21600 21600 0 21600 0 0 Z N"/>
          </draw:custom-shape>
          <draw:custom-shape draw:style-name="gr226" draw:text-style-name="P69" draw:layer="layout" svg:width="4.2cm" svg:height="0.2cm" svg:x="6.3cm" svg:y="10.5cm">
            <text:p/>
            <draw:enhanced-geometry svg:viewBox="0 0 21600 21600" draw:mirror-horizontal="false" draw:mirror-vertical="false" draw:type="rectangle" draw:enhanced-path="M 0 0 L 21600 0 21600 21600 0 21600 0 0 Z N"/>
          </draw:custom-shape>
          <draw:custom-shape draw:style-name="gr227" draw:text-style-name="P69" draw:layer="layout" svg:width="0.2cm" svg:height="0.32cm" draw:transform="rotate (0.785398163397448) translate (10.306cm 10.641cm)">
            <text:p/>
            <draw:enhanced-geometry svg:viewBox="0 0 21600 21600" draw:mirror-horizontal="false" draw:mirror-vertical="false" draw:type="rectangle" draw:enhanced-path="M 0 0 L 21600 0 21600 21600 0 21600 0 0 Z N"/>
          </draw:custom-shape>
          <draw:custom-shape draw:style-name="gr228" draw:text-style-name="P69" draw:layer="layout" svg:width="0.199cm" svg:height="0.753cm" draw:transform="rotate (0.785398163397448) translate (12.422cm 8.641cm)">
            <text:p/>
            <draw:enhanced-geometry svg:viewBox="0 0 21600 21600" draw:mirror-horizontal="true" draw:mirror-vertical="false" draw:type="rectangle" draw:enhanced-path="M 0 0 L 21600 0 21600 21600 0 21600 0 0 Z N"/>
          </draw:custom-shape>
          <draw:custom-shape draw:style-name="gr224" draw:text-style-name="P69" draw:layer="layout" svg:width="0.2cm" svg:height="1.8cm" svg:x="24.7cm" svg:y="21.9cm">
            <text:p/>
            <draw:enhanced-geometry svg:viewBox="0 0 21600 21600" draw:mirror-horizontal="false" draw:mirror-vertical="false" draw:type="rectangle" draw:enhanced-path="M 0 0 L 21600 0 21600 21600 0 21600 0 0 Z N"/>
          </draw:custom-shape>
          <draw:custom-shape draw:style-name="gr224" draw:text-style-name="P69" draw:layer="layout" svg:width="0.2cm" svg:height="1.8cm" svg:x="24.3cm" svg:y="21.9cm">
            <text:p/>
            <draw:enhanced-geometry svg:viewBox="0 0 21600 21600" draw:mirror-horizontal="false" draw:mirror-vertical="false" draw:type="rectangle" draw:enhanced-path="M 0 0 L 21600 0 21600 21600 0 21600 0 0 Z N"/>
          </draw:custom-shape>
        </draw:g>
        <draw:frame draw:style-name="gr229" draw:text-style-name="P71" draw:layer="layout" svg:width="0.502cm" svg:height="0.722cm" svg:x="14.932cm" svg:y="19.225cm">
          <draw:text-box>
            <text:p text:style-name="P51"><text:span text:style-name="T18"/></text:p>
          </draw:text-box>
        </draw:frame>
      </draw:page>
      <draw:page draw:name="page6" draw:style-name="dp1" draw:master-page-name="Default">
        <draw:g>
          <draw:custom-shape draw:style-name="gr175" draw:text-style-name="P43"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230" draw:text-style-name="P44"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231" draw:text-style-name="P46" draw:layer="layout" svg:width="16.6cm" svg:height="26.2cm" draw:transform="rotate (1.5707963267949) translate (6.4cm 23.6cm)">
            <text:p/>
            <draw:enhanced-geometry svg:viewBox="0 0 21600 21600" draw:mirror-horizontal="true" draw:mirror-vertical="true" draw:type="rectangle" draw:enhanced-path="M 0 0 L 21600 0 21600 21600 0 21600 0 0 Z N"/>
          </draw:custom-shape>
          <draw:custom-shape draw:style-name="gr232" draw:text-style-name="P45" draw:layer="layout" svg:width="0.8cm" svg:height="8.6cm" svg:x="16.7cm" svg:y="7cm">
            <text:p/>
            <draw:enhanced-geometry svg:viewBox="0 0 21600 21600" draw:mirror-horizontal="true" draw:mirror-vertical="false" draw:type="rectangle" draw:enhanced-path="M 0 0 L 21600 0 21600 21600 0 21600 0 0 Z N"/>
          </draw:custom-shape>
          <draw:custom-shape draw:style-name="gr233" draw:text-style-name="P45" draw:layer="layout" svg:width="10.4cm" svg:height="1.6cm" svg:x="6.4cm" svg:y="7cm">
            <text:p/>
            <draw:enhanced-geometry svg:viewBox="0 0 21600 21600" draw:mirror-horizontal="true" draw:mirror-vertical="false" draw:type="rectangle" draw:enhanced-path="M 0 0 L 21600 0 21600 21600 0 21600 0 0 Z N"/>
          </draw:custom-shape>
          <draw:custom-shape draw:style-name="gr234" draw:text-style-name="P45" draw:layer="layout" svg:width="6.6cm" svg:height="8.8cm" svg:x="6.3cm" svg:y="10.5cm">
            <text:p/>
            <draw:enhanced-geometry svg:viewBox="0 0 21600 21600" draw:mirror-horizontal="false" draw:mirror-vertical="true" draw:type="rectangle" draw:enhanced-path="M 0 0 L 21600 0 21600 21600 0 21600 0 0 Z N"/>
          </draw:custom-shape>
          <draw:custom-shape draw:style-name="gr179" draw:text-style-name="P57" draw:layer="layout" svg:width="6.8cm" svg:height="6cm" svg:x="7.1cm" svg:y="12.1cm">
            <text:p/>
            <draw:enhanced-geometry svg:viewBox="0 0 21600 21600" draw:mirror-horizontal="false" draw:mirror-vertical="true" draw:type="rectangle" draw:enhanced-path="M 0 0 L 21600 0 21600 21600 0 21600 0 0 Z N"/>
          </draw:custom-shape>
          <draw:custom-shape draw:style-name="gr235" draw:text-style-name="P45" draw:layer="layout" svg:width="23.3cm" svg:height="13.4cm" svg:x="6.4cm" svg:y="8.6cm">
            <text:p/>
            <draw:enhanced-geometry svg:viewBox="0 0 21600 21600" draw:mirror-horizontal="true" draw:mirror-vertical="true" draw:type="rectangle" draw:enhanced-path="M 0 0 L 21600 0 21600 21600 0 21600 0 0 Z N"/>
          </draw:custom-shape>
          <draw:custom-shape draw:style-name="gr183" draw:text-style-name="P59" draw:layer="layout" svg:width="1.6cm" svg:height="1cm" svg:x="11.3cm" svg:y="6.9cm">
            <text:p text:style-name="P4"><text:span text:style-name="T20">MK</text:span></text:p>
            <draw:enhanced-geometry svg:viewBox="0 0 21600 21600" draw:mirror-horizontal="true" draw:mirror-vertical="false" draw:type="rectangle" draw:enhanced-path="M 0 0 L 21600 0 21600 21600 0 21600 0 0 Z N"/>
          </draw:custom-shape>
          <draw:custom-shape draw:style-name="gr236" draw:text-style-name="P46" draw:layer="layout" svg:width="2.2cm" svg:height="5.7cm" draw:transform="rotate (1.5707963267949) translate (6.4cm 22.1cm)">
            <text:p/>
            <draw:enhanced-geometry svg:viewBox="0 0 21600 21600" draw:mirror-horizontal="true" draw:mirror-vertical="true" draw:type="rectangle" draw:enhanced-path="M 0 0 L 21600 0 21600 21600 0 21600 0 0 Z N"/>
          </draw:custom-shape>
          <draw:custom-shape draw:style-name="gr237" draw:text-style-name="P46" draw:layer="layout" svg:width="5.6cm" svg:height="3.8cm" draw:transform="rotate (1.5707963267949) translate (12.9cm 15.7cm)">
            <text:p/>
            <draw:enhanced-geometry svg:viewBox="0 0 21600 21600" draw:mirror-horizontal="true" draw:mirror-vertical="true" draw:type="rectangle" draw:enhanced-path="M 0 0 L 21600 0 21600 21600 0 21600 0 0 Z N"/>
          </draw:custom-shape>
          <draw:custom-shape draw:style-name="gr238" draw:text-style-name="P46" draw:layer="layout" svg:width="5.6cm" svg:height="8.4cm" draw:transform="rotate (1.5707963267949) translate (12.9cm 21.3cm)">
            <text:p/>
            <draw:enhanced-geometry svg:viewBox="0 0 21600 21600" draw:mirror-horizontal="true" draw:mirror-vertical="true" draw:type="rectangle" draw:enhanced-path="M 0 0 L 21600 0 21600 21600 0 21600 0 0 Z N"/>
          </draw:custom-shape>
          <draw:custom-shape draw:style-name="gr239" draw:text-style-name="P46" draw:layer="layout" svg:width="12cm" svg:height="3.8cm" draw:transform="rotate (1.5707963267949) translate (21.3cm 21.3cm)">
            <text:p/>
            <draw:enhanced-geometry svg:viewBox="0 0 21600 21600" draw:mirror-horizontal="true" draw:mirror-vertical="true" draw:type="rectangle" draw:enhanced-path="M 0 0 L 21600 0 21600 21600 0 21600 0 0 Z N"/>
          </draw:custom-shape>
          <draw:custom-shape draw:style-name="gr240" draw:text-style-name="P46" draw:layer="layout" svg:width="6.4cm" svg:height="3.8cm" draw:transform="rotate (1.5707963267949) translate (17.5cm 14.9cm)">
            <text:p/>
            <draw:enhanced-geometry svg:viewBox="0 0 21600 21600" draw:mirror-horizontal="true" draw:mirror-vertical="true" draw:type="rectangle" draw:enhanced-path="M 0 0 L 21600 0 21600 21600 0 21600 0 0 Z N"/>
          </draw:custom-shape>
          <draw:custom-shape draw:style-name="gr239" draw:text-style-name="P46" draw:layer="layout" svg:width="12cm" svg:height="3.8cm" draw:transform="rotate (1.5707963267949) translate (25.9cm 21.3cm)">
            <text:p/>
            <draw:enhanced-geometry svg:viewBox="0 0 21600 21600" draw:mirror-horizontal="true" draw:mirror-vertical="true" draw:type="rectangle" draw:enhanced-path="M 0 0 L 21600 0 21600 21600 0 21600 0 0 Z N"/>
          </draw:custom-shape>
          <draw:custom-shape draw:style-name="gr241" draw:text-style-name="P46" draw:layer="layout" svg:width="2cm" svg:height="10.3cm" draw:transform="rotate (1.5707963267949) translate (6.4cm 10.5cm)">
            <text:p/>
            <draw:enhanced-geometry svg:viewBox="0 0 21600 21600" draw:mirror-horizontal="true" draw:mirror-vertical="true" draw:type="rectangle" draw:enhanced-path="M 0 0 L 21600 0 21600 21600 0 21600 0 0 Z N"/>
          </draw:custom-shape>
        </draw:g>
        <draw:custom-shape draw:style-name="gr121" draw:text-style-name="P50" draw:layer="layout" svg:width="2cm" svg:height="1.999cm" svg:x="2.5cm" svg:y="4.668cm">
          <text:p text:style-name="P4"><text:span text:style-name="T17">O</text:span><text:span text:style-name="T17"><text:line-break/></text:span><text:span text:style-name="T17">N <text:s text:c="2"/>Z</text:span></text:p>
          <text:p text:style-name="P4"><text:span text:style-name="T17">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22" draw:text-style-name="P26" draw:layer="layout" svg:width="0.717cm" svg:height="1.703cm" svg:x="17.7cm" svg:y="26.067cm">
          <draw:text-box>
            <text:p/>
          </draw:text-box>
        </draw:frame>
        <draw:frame draw:style-name="gr1" draw:text-style-name="P2" draw:layer="layout" svg:width="13.2cm" svg:height="1.673cm" svg:x="5.697cm" svg:y="3.468cm">
          <draw:text-box>
            <text:p><text:span text:style-name="T1">Buffer 1</text:span></text:p>
          </draw:text-box>
        </draw:frame>
        <draw:frame draw:style-name="gr42" draw:text-style-name="P26" draw:layer="layout" svg:width="0.502cm" svg:height="1.195cm" svg:x="22.3cm" svg:y="26.5cm">
          <draw:text-box>
            <text:p/>
          </draw:text-box>
        </draw:frame>
        <draw:g>
          <draw:g>
            <draw:custom-shape draw:style-name="gr184" draw:text-style-name="P25" draw:layer="layout" svg:width="4.4cm" svg:height="8cm" svg:x="6.3cm" svg:y="11.5cm">
              <text:p/>
              <draw:enhanced-geometry svg:viewBox="0 0 21600 21600" draw:type="rectangle" draw:enhanced-path="M 0 0 L 21600 0 21600 21600 0 21600 0 0 Z N"/>
            </draw:custom-shape>
            <draw:custom-shape draw:style-name="gr185" draw:text-style-name="P25" draw:layer="layout" svg:width="5.6cm" svg:height="5.6cm" draw:transform="rotate (1.5707963267949) translate (6.3cm 1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186" draw:text-style-name="P60" draw:layer="layout" svg:width="3.96cm" svg:height="1.838cm" draw:transform="rotate (2.35619449019234) translate (10.6cm 15.1cm)">
                <text:p/>
                <draw:enhanced-geometry svg:viewBox="0 0 21600 21600" draw:mirror-horizontal="true" draw:mirror-vertical="false" draw:type="rectangle" draw:enhanced-path="M 0 0 L 21600 0 21600 21600 0 21600 0 0 Z N"/>
              </draw:custom-shape>
              <draw:custom-shape draw:style-name="gr242" draw:text-style-name="P61" draw:layer="layout" svg:width="1.556cm" svg:height="1.556cm" draw:transform="rotate (0.785398163397448) translate (9.7cm 12.2cm)">
                <text:p/>
                <draw:enhanced-geometry svg:viewBox="0 0 21600 21600" draw:mirror-horizontal="true" draw:mirror-vertical="false" draw:type="rectangle" draw:enhanced-path="M 0 0 L 21600 0 21600 21600 0 21600 0 0 Z N"/>
              </draw:custom-shape>
            </draw:g>
            <draw:custom-shape draw:style-name="gr188" draw:text-style-name="P62" draw:layer="layout" svg:width="5.8cm" svg:height="1.4cm" svg:x="6.3cm" svg:y="18.1cm">
              <text:p/>
              <draw:enhanced-geometry svg:viewBox="0 0 21600 21600" draw:type="rectangle" draw:enhanced-path="M 0 0 L 21600 0 21600 21600 0 21600 0 0 Z N"/>
            </draw:custom-shape>
            <draw:custom-shape draw:style-name="gr189" draw:text-style-name="P62" draw:layer="layout" svg:width="5.8cm" svg:height="5.8cm" draw:transform="rotate (1.5707963267949) translate (6.3cm 1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190" draw:text-style-name="P63" draw:layer="layout" svg:width="1.2cm" svg:height="1.2cm" svg:x="7.1cm" svg:y="11.7cm">
              <text:p text:style-name="P4"><text:span text:style-name="T21">was-</text:span></text:p>
              <text:p text:style-name="P4"><text:span text:style-name="T21">machine</text:span></text:p>
              <draw:enhanced-geometry svg:viewBox="0 0 21600 21600" draw:mirror-horizontal="false" draw:mirror-vertical="false" draw:type="rectangle" draw:enhanced-path="M 0 0 L 21600 0 21600 21600 0 21600 0 0 Z N"/>
            </draw:custom-shape>
            <draw:measure draw:style-name="gr128" draw:text-style-name="P51" draw:layer="layout" svg:x1="12.1cm" svg:y1="17.9cm" svg:x2="6.3cm" svg:y2="17.9cm">
              <text:p text:style-name="P51"><text:span text:style-name="T18"><text:measure text:kind="gap"/></text:span><text:span text:style-name="T18"><text:measure text:kind="value">2.900</text:measure></text:span><text:span text:style-name="T18"><text:s/></text:span><text:span text:style-name="T18"><text:measure text:kind="unit">mm</text:measure></text:span><text:span text:style-name="T18"><text:measure text:kind="gap"/></text:span></text:p>
            </draw:measure>
            <draw:measure draw:style-name="gr191" draw:text-style-name="P51" draw:layer="layout" svg:x1="9.4cm" svg:y1="11.5cm" svg:x2="9.4cm" svg:y2="19.5cm">
              <text:p text:style-name="P51"><text:span text:style-name="T18"><text:measure text:kind="gap"/></text:span><text:span text:style-name="T18"><text:measure text:kind="value">4.000</text:measure></text:span><text:span text:style-name="T18"><text:s/></text:span><text:span text:style-name="T18"><text:measure text:kind="unit">mm</text:measure></text:span><text:span text:style-name="T18"><text:measure text:kind="gap"/></text:span></text:p>
            </draw:measure>
            <draw:g>
              <draw:custom-shape draw:style-name="gr192" draw:text-style-name="P9" draw:layer="layout" svg:width="1.6cm" svg:height="1.6cm" svg:x="6.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4" draw:layer="layout" svg:width="0.02cm" svg:height="0.02cm" svg:x="7.3cm" svg:y="15.5cm">
                <text:p text:style-name="P4"><text:span text:style-name="T22">boiler</text:span></text:p>
                <draw:enhanced-geometry svg:viewBox="0 0 21600 21600" draw:mirror-horizontal="false" draw:mirror-vertical="false" draw:type="rectangle" draw:enhanced-path="M 0 0 L 21600 0 21600 21600 0 21600 0 0 Z N"/>
              </draw:custom-shape>
            </draw:g>
            <draw:custom-shape draw:style-name="gr194" draw:text-style-name="P65" draw:layer="layout" svg:width="1.4cm" svg:height="1.4cm" svg:x="6.9cm" svg:y="13.1cm">
              <text:p text:style-name="P4"><text:span text:style-name="T8">warmte</text:span></text:p>
              <text:p text:style-name="P4"><text:span text:style-name="T8">pomp</text:span></text:p>
              <draw:enhanced-geometry svg:viewBox="0 0 21600 21600" draw:mirror-horizontal="false" draw:mirror-vertical="false" draw:type="rectangle" draw:enhanced-path="M 0 0 L 21600 0 21600 21600 0 21600 0 0 Z N"/>
            </draw:custom-shape>
          </draw:g>
        </draw:g>
        <draw:g>
          <draw:line draw:style-name="gr74" draw:text-style-name="P9" draw:layer="layout" svg:x1="19.5cm" svg:y1="7.1cm" svg:x2="18.5cm" svg:y2="8.1cm">
            <text:p/>
          </draw:line>
          <draw:line draw:style-name="gr74" draw:text-style-name="P9" draw:layer="layout" svg:x1="13.3cm" svg:y1="8.1cm" svg:x2="14.1cm" svg:y2="7.3cm">
            <text:p/>
          </draw:line>
          <draw:line draw:style-name="gr74" draw:text-style-name="P9" draw:layer="layout" svg:x1="9.1cm" svg:y1="11.3cm" svg:x2="8.7cm" svg:y2="10.9cm">
            <text:p/>
          </draw:line>
          <draw:line draw:style-name="gr74" draw:text-style-name="P9" draw:layer="layout" svg:x1="6.9cm" svg:y1="22.9cm" svg:x2="6.7cm" svg:y2="22.7cm">
            <text:p/>
          </draw:line>
          <draw:line draw:style-name="gr74" draw:text-style-name="P9" draw:layer="layout" svg:x1="9.5cm" svg:y1="10.9cm" svg:x2="13.1cm" svg:y2="7.3cm">
            <text:p/>
          </draw:line>
          <draw:line draw:style-name="gr74" draw:text-style-name="P9" draw:layer="layout" svg:x1="18.5cm" svg:y1="8.1cm" svg:x2="12.5cm" svg:y2="8.1cm">
            <text:p/>
          </draw:line>
          <draw:line draw:style-name="gr74" draw:text-style-name="P9" draw:layer="layout" svg:x1="6.7cm" svg:y1="19.5cm" svg:x2="6.7cm" svg:y2="22.7cm">
            <text:p/>
          </draw:line>
          <draw:line draw:style-name="gr74" draw:text-style-name="P9" draw:layer="layout" svg:x1="6.9cm" svg:y1="20.3cm" svg:x2="6.7cm" svg:y2="20.3cm">
            <text:p/>
          </draw:line>
          <draw:line draw:style-name="gr74" draw:text-style-name="P9" draw:layer="layout" svg:x1="12.3cm" svg:y1="19.5cm" svg:x2="12.3cm" svg:y2="10.9cm">
            <text:p/>
          </draw:line>
          <draw:line draw:style-name="gr74" draw:text-style-name="P9" draw:layer="layout" svg:x1="12.3cm" svg:y1="19.5cm" svg:x2="6.7cm" svg:y2="19.5cm">
            <text:p/>
          </draw:line>
          <draw:line draw:style-name="gr74" draw:text-style-name="P9" draw:layer="layout" svg:x1="9.1cm" svg:y1="11.3cm" svg:x2="8.9cm" svg:y2="11.5cm">
            <text:p/>
          </draw:line>
          <draw:line draw:style-name="gr74" draw:text-style-name="P9" draw:layer="layout" svg:x1="7.1cm" svg:y1="10.9cm" svg:x2="7.5cm" svg:y2="11.3cm">
            <text:p/>
          </draw:line>
          <draw:line draw:style-name="gr74" draw:text-style-name="P9" draw:layer="layout" svg:x1="12.3cm" svg:y1="10.9cm" svg:x2="3.5cm" svg:y2="10.9cm">
            <text:p/>
          </draw:line>
        </draw:g>
        <draw:frame draw:style-name="gr203" draw:text-style-name="P32" draw:layer="layout" svg:width="9.58cm" svg:height="4.016cm" svg:x="5.717cm" svg:y="24.884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line draw:style-name="gr120" draw:text-style-name="P9" draw:layer="layout" svg:x1="11.1cm" svg:y1="10.1cm" svg:x2="12.9cm" svg:y2="10.1cm">
          <text:p/>
        </draw:line>
        <draw:line draw:style-name="gr120" draw:text-style-name="P9" draw:layer="layout" svg:x1="11.3cm" svg:y1="20.9cm" svg:x2="9.5cm" svg:y2="20.9cm">
          <text:p/>
        </draw:line>
        <draw:g>
          <draw:ellipse draw:style-name="gr76" draw:text-style-name="P4" draw:layer="layout" svg:width="0.435cm" svg:height="0.4cm" draw:transform="rotate (1.5707963267949) translate (17.3cm 10.537cm)" draw:kind="arc" draw:start-angle="84.73" draw:end-angle="272.89">
            <text:p/>
          </draw:ellipse>
          <draw:line draw:style-name="gr77" draw:text-style-name="P9" draw:layer="layout" svg:x1="17.5cm" svg:y1="10.501cm" svg:x2="17.5cm" svg:y2="11.101cm">
            <text:p/>
          </draw:line>
          <draw:ellipse draw:style-name="gr76" draw:text-style-name="P4" draw:layer="layout" svg:width="0.29cm" svg:height="0.266cm" draw:transform="rotate (1.5707963267949) translate (17.367cm 10.464cm)" draw:kind="arc" draw:start-angle="84.84" draw:end-angle="272.76">
            <text:p/>
          </draw:ellipse>
          <draw:line draw:style-name="gr78" draw:text-style-name="P9" draw:layer="layout" svg:x1="17.3cm" svg:y1="10.609cm" svg:x2="17.7cm" svg:y2="10.609cm">
            <text:p/>
          </draw:line>
          <draw:line draw:style-name="gr78" draw:text-style-name="P9" draw:layer="layout" svg:x1="17.3cm" svg:y1="10.901cm" svg:x2="17.7cm" svg:y2="10.609cm">
            <text:p/>
          </draw:line>
          <draw:line draw:style-name="gr78" draw:text-style-name="P9" draw:layer="layout" svg:x1="17.3cm" svg:y1="10.993cm" svg:x2="17.7cm" svg:y2="10.701cm">
            <text:p/>
          </draw:line>
          <draw:line draw:style-name="gr78" draw:text-style-name="P9" draw:layer="layout" svg:x1="17.3cm" svg:y1="11.101cm" svg:x2="17.7cm" svg:y2="10.809cm">
            <text:p/>
          </draw:line>
        </draw:g>
        <draw:g>
          <draw:custom-shape draw:style-name="gr205" draw:text-style-name="P40" draw:layer="layout" svg:width="0.2cm" svg:height="1.6cm" svg:x="6.9cm" svg:y="18.5cm">
            <text:p text:style-name="P4"><text:span text:style-name="T15"><text:s text:c="3"/></text:span><text:span text:style-name="T15">1</text:span></text:p>
            <draw:enhanced-geometry svg:viewBox="0 0 21600 21600" draw:mirror-horizontal="false" draw:mirror-vertical="false" draw:type="rectangle" draw:enhanced-path="M 0 0 L 21600 0 21600 21600 0 21600 0 0 Z N"/>
          </draw:custom-shape>
          <draw:custom-shape draw:style-name="gr206" draw:text-style-name="P40" draw:layer="layout" svg:width="0.2cm" svg:height="1.4cm" svg:x="6.5cm" svg:y="10.1cm">
            <text:p text:style-name="P4"><text:span text:style-name="T15"><text:s text:c="3"/></text:span><text:span text:style-name="T15">1</text:span></text:p>
            <draw:enhanced-geometry svg:viewBox="0 0 21600 21600" draw:mirror-horizontal="false" draw:mirror-vertical="false" draw:type="rectangle" draw:enhanced-path="M 0 0 L 21600 0 21600 21600 0 21600 0 0 Z N"/>
          </draw:custom-shape>
          <draw:g>
            <draw:custom-shape draw:style-name="gr207" draw:text-style-name="P40" draw:layer="layout" svg:width="0.2cm" svg:height="0.2cm" svg:x="6.5cm" svg:y="16.1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6.5cm" svg:y="14.3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6.1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4.3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4.3cm">
              <text:p text:style-name="P4"><text:span text:style-name="T15">2</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6.1cm">
              <text:p text:style-name="P4"><text:span text:style-name="T15">2</text:span></text:p>
              <draw:enhanced-geometry svg:viewBox="0 0 21600 21600" draw:mirror-horizontal="false" draw:mirror-vertical="false" draw:type="rectangle" draw:enhanced-path="M 0 0 L 21600 0 21600 21600 0 21600 0 0 Z N"/>
            </draw:custom-shape>
          </draw:g>
        </draw:g>
        <draw:g>
          <draw:custom-shape draw:style-name="gr89" draw:text-style-name="P10"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43" draw:text-style-name="P52" draw:layer="layout" svg:x1="32.7cm" svg:y1="5.1cm" svg:x2="24.9cm" svg:y2="5.1cm">
            <text:p text:style-name="P52"><text:span text:style-name="T19"><text:measure text:kind="gap"/></text:span><text:span text:style-name="T19"><text:measure text:kind="value">3.900</text:measure></text:span><text:span text:style-name="T19"><text:s/></text:span><text:span text:style-name="T19"><text:measure text:kind="unit">mm</text:measure></text:span><text:span text:style-name="T19"><text:measure text:kind="gap"/></text:span></text:p>
          </draw:measure>
          <draw:measure draw:style-name="gr199" draw:text-style-name="P51" draw:layer="layout" svg:x1="5.3cm" svg:y1="24.7cm" svg:x2="5.2cm" svg:y2="5.9cm">
            <text:p text:style-name="P51"><text:span text:style-name="T18"><text:measure text:kind="gap"/></text:span><text:span text:style-name="T18"><text:measure text:kind="value">9.400</text:measure></text:span><text:span text:style-name="T18"><text:s/></text:span><text:span text:style-name="T18"><text:measure text:kind="unit">mm</text:measure></text:span><text:span text:style-name="T18"><text:measure text:kind="gap"/></text:span></text:p>
          </draw:measure>
          <draw:measure draw:style-name="gr244" draw:text-style-name="P52" draw:layer="layout" svg:x1="33.7cm" svg:y1="5.9cm" svg:x2="5.3cm" svg:y2="5.9cm">
            <text:p text:style-name="P52"><text:span text:style-name="T19"><text:measure text:kind="gap"/></text:span><text:span text:style-name="T19"><text:measure text:kind="value">14.200</text:measure></text:span><text:span text:style-name="T19"><text:s/></text:span><text:span text:style-name="T19"><text:measure text:kind="unit">mm</text:measure></text:span><text:span text:style-name="T19"><text:measure text:kind="gap"/></text:span></text:p>
          </draw:measure>
          <draw:measure draw:style-name="gr245" draw:text-style-name="P52" draw:layer="layout" svg:x1="24.9cm" svg:y1="5.1cm" svg:x2="6.3cm" svg:y2="5.1cm">
            <text:p text:style-name="P52"><text:span text:style-name="T19"><text:measure text:kind="gap"/></text:span><text:span text:style-name="T19"><text:measure text:kind="value">9.300</text:measure></text:span><text:span text:style-name="T19"><text:s/></text:span><text:span text:style-name="T19"><text:measure text:kind="unit">mm</text:measure></text:span><text:span text:style-name="T19"><text:measure text:kind="gap"/></text:span></text:p>
          </draw:measure>
          <draw:measure draw:style-name="gr202" draw:text-style-name="P51" draw:layer="layout" svg:x1="23.1cm" svg:y1="21.3cm" svg:x2="23.1cm" svg:y2="22.1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246" draw:text-style-name="P51" draw:layer="layout" svg:x1="15.4cm" svg:y1="8.5cm" svg:x2="15.4cm" svg:y2="6.9cm">
            <text:p text:style-name="P51"><text:span text:style-name="T18"><text:measure text:kind="gap"/></text:span><text:span text:style-name="T18"><text:measure text:kind="value">800</text:measure></text:span><text:span text:style-name="T18"><text:s/></text:span><text:span text:style-name="T18"><text:measure text:kind="unit">mm</text:measure></text:span><text:span text:style-name="T18"><text:measure text:kind="gap"/></text:span></text:p>
          </draw:measure>
          <draw:measure draw:style-name="gr128" draw:text-style-name="P51" draw:layer="layout" svg:x1="22cm" svg:y1="9.3cm" svg:x2="22cm" svg:y2="21.3cm">
            <text:p text:style-name="P51"><text:span text:style-name="T18"><text:measure text:kind="gap"/></text:span><text:span text:style-name="T18"><text:measure text:kind="value">6.000</text:measure></text:span><text:span text:style-name="T18"><text:s/></text:span><text:span text:style-name="T18"><text:measure text:kind="unit">mm</text:measure></text:span><text:span text:style-name="T18"><text:measure text:kind="gap"/></text:span></text:p>
          </draw:measure>
          <draw:measure draw:style-name="gr129" draw:text-style-name="P51" draw:layer="layout" svg:x1="6.3cm" svg:y1="9.1cm" svg:x2="15.5cm" svg:y2="9.1cm">
            <text:p text:style-name="P51"><text:span text:style-name="T18"><text:measure text:kind="gap"/></text:span><text:span text:style-name="T18"><text:measure text:kind="value">4.600</text:measure></text:span><text:span text:style-name="T18"><text:s/></text:span><text:span text:style-name="T18"><text:measure text:kind="unit">mm</text:measure></text:span><text:span text:style-name="T18"><text:measure text:kind="gap"/></text:span></text:p>
          </draw:measure>
          <draw:measure draw:style-name="gr132" draw:text-style-name="P51" draw:layer="layout" svg:x1="33.7cm" svg:y1="9.7cm" svg:x2="32.7cm" svg:y2="9.7cm">
            <text:p text:style-name="P51"><text:span text:style-name="T18"><text:measure text:kind="gap"/></text:span><text:span text:style-name="T18"><text:measure text:kind="value">500</text:measure></text:span><text:span text:style-name="T18"><text:s/></text:span><text:span text:style-name="T18"><text:measure text:kind="unit">mm</text:measure></text:span><text:span text:style-name="T18"><text:measure text:kind="gap"/></text:span></text:p>
          </draw:measure>
          <draw:measure draw:style-name="gr247" draw:text-style-name="P51" draw:layer="layout" svg:x1="9.1cm" svg:y1="23.7cm" svg:x2="9.1cm" svg:y2="19.9cm">
            <text:p text:style-name="P51"><text:span text:style-name="T18"><text:measure text:kind="gap"/></text:span><text:span text:style-name="T18"><text:measure text:kind="value">1.900</text:measure></text:span><text:span text:style-name="T18"><text:s/></text:span><text:span text:style-name="T18"><text:measure text:kind="unit">mm</text:measure></text:span><text:span text:style-name="T18"><text:measure text:kind="gap"/></text:span></text:p>
          </draw:measure>
          <draw:measure draw:style-name="gr133" draw:text-style-name="P51" draw:layer="layout" svg:x1="25.9cm" svg:y1="10.5cm" svg:x2="29.7cm" svg:y2="10.5cm">
            <text:p text:style-name="P51"><text:span text:style-name="T18"><text:measure text:kind="gap"/></text:span><text:span text:style-name="T18"><text:measure text:kind="value">1.900</text:measure></text:span><text:span text:style-name="T18"><text:s/></text:span><text:span text:style-name="T18"><text:measure text:kind="unit">mm</text:measure></text:span><text:span text:style-name="T18"><text:measure text:kind="gap"/></text:span></text:p>
          </draw:measure>
          <draw:measure draw:style-name="gr133" draw:text-style-name="P51" draw:layer="layout" svg:x1="16.7cm" svg:y1="13.6cm" svg:x2="12.9cm" svg:y2="13.6cm">
            <text:p text:style-name="P51"><text:span text:style-name="T18"><text:measure text:kind="gap"/></text:span><text:span text:style-name="T18"><text:measure text:kind="value">1.900</text:measure></text:span><text:span text:style-name="T18"><text:s/></text:span><text:span text:style-name="T18"><text:measure text:kind="unit">mm</text:measure></text:span><text:span text:style-name="T18"><text:measure text:kind="gap"/></text:span></text:p>
          </draw:measure>
          <draw:measure draw:style-name="gr128" draw:text-style-name="P51" draw:layer="layout" svg:x1="29.7cm" svg:y1="8.5cm" svg:x2="21.3cm" svg:y2="8.5cm">
            <text:p text:style-name="P51"><text:span text:style-name="T18"><text:measure text:kind="gap"/></text:span><text:span text:style-name="T18"><text:measure text:kind="value">4.200</text:measure></text:span><text:span text:style-name="T18"><text:s/></text:span><text:span text:style-name="T18"><text:measure text:kind="unit">mm</text:measure></text:span><text:span text:style-name="T18"><text:measure text:kind="gap"/></text:span></text:p>
          </draw:measure>
          <draw:measure draw:style-name="gr128" draw:text-style-name="P51" draw:layer="layout" svg:x1="16.3cm" svg:y1="15.7cm" svg:x2="16.3cm" svg:y2="8.5cm">
            <text:p text:style-name="P51"><text:span text:style-name="T18"><text:measure text:kind="gap"/></text:span><text:span text:style-name="T18"><text:measure text:kind="value">3.600</text:measure></text:span><text:span text:style-name="T18"><text:s/></text:span><text:span text:style-name="T18"><text:measure text:kind="unit">mm</text:measure></text:span><text:span text:style-name="T18"><text:measure text:kind="gap"/></text:span></text:p>
          </draw:measure>
          <draw:measure draw:style-name="gr133" draw:text-style-name="P51" draw:layer="layout" svg:x1="32.7cm" svg:y1="22.5cm" svg:x2="17.5cm" svg:y2="22.5cm">
            <text:p text:style-name="P51"><text:span text:style-name="T18"><text:measure text:kind="gap"/></text:span><text:span text:style-name="T18"><text:measure text:kind="value">7.600</text:measure></text:span><text:span text:style-name="T18"><text:s/></text:span><text:span text:style-name="T18"><text:measure text:kind="unit">mm</text:measure></text:span><text:span text:style-name="T18"><text:measure text:kind="gap"/></text:span></text:p>
          </draw:measure>
          <draw:measure draw:style-name="gr128" draw:text-style-name="P51" draw:layer="layout" svg:x1="15.5cm" svg:y1="10.5cm" svg:x2="15.5cm" svg:y2="8.5cm">
            <text:p text:style-name="P51"><text:span text:style-name="T18"><text:measure text:kind="gap"/></text:span><text:span text:style-name="T18"><text:measure text:kind="value">1.000</text:measure></text:span><text:span text:style-name="T18"><text:s/></text:span><text:span text:style-name="T18"><text:measure text:kind="unit">mm</text:measure></text:span><text:span text:style-name="T18"><text:measure text:kind="gap"/></text:span></text:p>
          </draw:measure>
          <draw:measure draw:style-name="gr133" draw:text-style-name="P51" draw:layer="layout" svg:x1="29.7cm" svg:y1="22.1cm" svg:x2="32.7cm" svg:y2="22.1cm">
            <text:p text:style-name="P51"><text:span text:style-name="T18"><text:measure text:kind="gap"/></text:span><text:span text:style-name="T18"><text:measure text:kind="value">1.500</text:measure></text:span><text:span text:style-name="T18"><text:s/></text:span><text:span text:style-name="T18"><text:measure text:kind="unit">mm</text:measure></text:span><text:span text:style-name="T18"><text:measure text:kind="gap"/></text:span></text:p>
          </draw:measure>
          <draw:measure draw:style-name="gr132" draw:text-style-name="P51" draw:layer="layout" svg:x1="17.5cm" svg:y1="15.2cm" svg:x2="16.7cm" svg:y2="15.2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133" draw:text-style-name="P51" draw:layer="layout" svg:x1="21.3cm" svg:y1="10.5cm" svg:x2="25.1cm" svg:y2="10.5cm">
            <text:p text:style-name="P51"><text:span text:style-name="T18"><text:measure text:kind="gap"/></text:span><text:span text:style-name="T18"><text:measure text:kind="value">1.900</text:measure></text:span><text:span text:style-name="T18"><text:s/></text:span><text:span text:style-name="T18"><text:measure text:kind="unit">mm</text:measure></text:span><text:span text:style-name="T18"><text:measure text:kind="gap"/></text:span></text:p>
          </draw:measure>
          <draw:measure draw:style-name="gr133" draw:text-style-name="P51" draw:layer="layout" svg:x1="17.5cm" svg:y1="14.4cm" svg:x2="21.3cm" svg:y2="14.4cm">
            <text:p text:style-name="P51"><text:span text:style-name="T18"><text:measure text:kind="gap"/></text:span><text:span text:style-name="T18"><text:measure text:kind="value">1.900</text:measure></text:span><text:span text:style-name="T18"><text:s/></text:span><text:span text:style-name="T18"><text:measure text:kind="unit">mm</text:measure></text:span><text:span text:style-name="T18"><text:measure text:kind="gap"/></text:span></text:p>
          </draw:measure>
          <draw:measure draw:style-name="gr128" draw:text-style-name="P51" draw:layer="layout" svg:x1="17.1cm" svg:y1="23.7cm" svg:x2="17.1cm" svg:y2="14.9cm">
            <text:p text:style-name="P51"><text:span text:style-name="T18"><text:measure text:kind="gap"/></text:span><text:span text:style-name="T18"><text:measure text:kind="value">4.400</text:measure></text:span><text:span text:style-name="T18"><text:s/></text:span><text:span text:style-name="T18"><text:measure text:kind="unit">mm</text:measure></text:span><text:span text:style-name="T18"><text:measure text:kind="gap"/></text:span></text:p>
          </draw:measure>
          <draw:measure draw:style-name="gr133" draw:text-style-name="P51" draw:layer="layout" svg:x1="6.3cm" svg:y1="23.3cm" svg:x2="16.7cm" svg:y2="23.3cm">
            <text:p text:style-name="P51"><text:span text:style-name="T18"><text:measure text:kind="gap"/></text:span><text:span text:style-name="T18"><text:measure text:kind="value">5.200</text:measure></text:span><text:span text:style-name="T18"><text:s/></text:span><text:span text:style-name="T18"><text:measure text:kind="unit">mm</text:measure></text:span><text:span text:style-name="T18"><text:measure text:kind="gap"/></text:span></text:p>
          </draw:measure>
          <draw:measure draw:style-name="gr132" draw:text-style-name="P51" draw:layer="layout" svg:x1="25.867cm" svg:y1="15.4cm" svg:x2="25.067cm" svg:y2="15.4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133" draw:text-style-name="P51" draw:layer="layout" svg:x1="21.3cm" svg:y1="14.4cm" svg:x2="25.1cm" svg:y2="14.4cm">
            <text:p text:style-name="P51"><text:span text:style-name="T18"><text:measure text:kind="gap"/></text:span><text:span text:style-name="T18"><text:measure text:kind="value">1.900</text:measure></text:span><text:span text:style-name="T18"><text:s/></text:span><text:span text:style-name="T18"><text:measure text:kind="unit">mm</text:measure></text:span><text:span text:style-name="T18"><text:measure text:kind="gap"/></text:span></text:p>
          </draw:measure>
          <draw:measure draw:style-name="gr128" draw:text-style-name="P51" draw:layer="layout" svg:x1="6.4cm" svg:y1="9.6cm" svg:x2="5.3cm" svg:y2="9.6cm">
            <text:p text:style-name="P51"><text:span text:style-name="T18"><text:measure text:kind="gap"/></text:span><text:span text:style-name="T18"><text:measure text:kind="value">550</text:measure></text:span><text:span text:style-name="T18"><text:s/></text:span><text:span text:style-name="T18"><text:measure text:kind="unit">mm</text:measure></text:span><text:span text:style-name="T18"><text:measure text:kind="gap"/></text:span></text:p>
          </draw:measure>
          <draw:line draw:style-name="gr137" draw:text-style-name="P9" draw:layer="layout" svg:x1="22.5cm" svg:y1="4.3cm" svg:x2="22.5cm" svg:y2="25.1cm">
            <text:p/>
          </draw:line>
          <draw:line draw:style-name="gr137" draw:text-style-name="P9" draw:layer="layout" svg:x1="7.9cm" svg:y1="4.3cm" svg:x2="7.9cm" svg:y2="24.9cm">
            <text:p/>
          </draw:line>
          <draw:g>
            <draw:line draw:style-name="gr137" draw:text-style-name="P9" draw:layer="layout" svg:x1="3.5cm" svg:y1="15.3cm" svg:x2="35.5cm" svg:y2="15.3cm">
              <text:p/>
            </draw:line>
            <draw:line draw:style-name="gr137" draw:text-style-name="P9" draw:layer="layout" svg:x1="3.5cm" svg:y1="10.3cm" svg:x2="35.5cm" svg:y2="10.3cm">
              <text:p/>
            </draw:line>
          </draw:g>
        </draw:g>
        <draw:g>
          <draw:line draw:style-name="gr83" draw:text-style-name="P9" draw:layer="layout" svg:x1="8.9cm" svg:y1="10.7cm" svg:x2="14.9cm" svg:y2="10.7cm">
            <text:p/>
          </draw:line>
          <draw:line draw:style-name="gr83" draw:text-style-name="P9" draw:layer="layout" svg:x1="6.7cm" svg:y1="19.7cm" svg:x2="6.9cm" svg:y2="19.7cm">
            <text:p/>
          </draw:line>
          <draw:line draw:style-name="gr83" draw:text-style-name="P9" draw:layer="layout" svg:x1="19.7cm" svg:y1="7.3cm" svg:x2="19.7cm" svg:y2="6.7cm">
            <text:p/>
          </draw:line>
          <draw:line draw:style-name="gr83" draw:text-style-name="P9" draw:layer="layout" svg:x1="14.9cm" svg:y1="10.7cm" svg:x2="14.9cm" svg:y2="7.3cm">
            <text:p/>
          </draw:line>
          <draw:line draw:style-name="gr68" draw:text-style-name="P9" draw:layer="layout" svg:x1="3.5cm" svg:y1="7.1cm" svg:x2="12.1cm" svg:y2="7.1cm">
            <text:p/>
          </draw:line>
          <draw:line draw:style-name="gr83" draw:text-style-name="P9" draw:layer="layout" svg:x1="13.7cm" svg:y1="7.3cm" svg:x2="20.5cm" svg:y2="7.3cm">
            <text:p/>
          </draw:line>
          <draw:line draw:style-name="gr83" draw:text-style-name="P9" draw:layer="layout" svg:x1="15.3cm" svg:y1="7.3cm" svg:x2="15.3cm" svg:y2="7.1cm">
            <text:p/>
          </draw:line>
          <draw:line draw:style-name="gr83" draw:text-style-name="P9" draw:layer="layout" svg:x1="12.5cm" svg:y1="7.3cm" svg:x2="13.7cm" svg:y2="7.3cm">
            <text:p/>
          </draw:line>
          <draw:line draw:style-name="gr83" draw:text-style-name="P9" draw:layer="layout" svg:x1="20.5cm" svg:y1="7.3cm" svg:x2="20.5cm" svg:y2="6.7cm">
            <text:p/>
          </draw:line>
          <draw:line draw:style-name="gr83" draw:text-style-name="P9" draw:layer="layout" svg:x1="8.9cm" svg:y1="11.1cm" svg:x2="8.9cm" svg:y2="10.7cm">
            <text:p/>
          </draw:line>
          <draw:line draw:style-name="gr81" draw:text-style-name="P9" draw:layer="layout" svg:x1="6.7cm" svg:y1="22.3cm" svg:x2="6.7cm" svg:y2="11.3cm">
            <text:p/>
          </draw:line>
          <draw:line draw:style-name="gr81" draw:text-style-name="P9" draw:layer="layout" svg:x1="8.9cm" svg:y1="11.3cm" svg:x2="6.7cm" svg:y2="11.3cm">
            <text:p/>
          </draw:line>
          <draw:line draw:style-name="gr81" draw:text-style-name="P9" draw:layer="layout" svg:x1="7.125cm" svg:y1="15.1cm" svg:x2="6.725cm" svg:y2="15.1cm">
            <text:p/>
          </draw:line>
          <draw:line draw:style-name="gr83" draw:text-style-name="P9" draw:layer="layout" svg:x1="7.9cm" svg:y1="11.1cm" svg:x2="9.1cm" svg:y2="11.1cm">
            <text:p/>
          </draw:line>
          <draw:line draw:style-name="gr83" draw:text-style-name="P9" draw:layer="layout" svg:x1="14.7cm" svg:y1="10.1cm" svg:x2="14.7cm" svg:y2="10.7cm">
            <text:p/>
          </draw:line>
          <draw:line draw:style-name="gr81" draw:text-style-name="P9" draw:layer="layout" svg:x1="9.1cm" svg:y1="11.1cm" svg:x2="8.9cm" svg:y2="11.3cm">
            <text:p/>
          </draw:line>
          <draw:line draw:style-name="gr69" draw:text-style-name="P9" draw:layer="layout" svg:x1="3.5cm" svg:y1="7.3cm" svg:x2="11.5cm" svg:y2="7.3cm">
            <text:p/>
          </draw:line>
          <draw:line draw:style-name="gr70" draw:text-style-name="P9" draw:layer="layout" svg:x1="3.5cm" svg:y1="7.5cm" svg:x2="11.7cm" svg:y2="7.5cm">
            <text:p/>
          </draw:line>
          <draw:line draw:style-name="gr71" draw:text-style-name="P9" draw:layer="layout" svg:x1="3.5cm" svg:y1="7.7cm" svg:x2="11.5cm" svg:y2="7.7cm">
            <text:p/>
          </draw:line>
          <draw:line draw:style-name="gr83" draw:text-style-name="P9" draw:layer="layout" svg:x1="12.3cm" svg:y1="7.5cm" svg:x2="12.5cm" svg:y2="7.3cm">
            <text:p/>
          </draw:line>
          <draw:line draw:style-name="gr83" draw:text-style-name="P9" draw:layer="layout" svg:x1="13.7cm" svg:y1="7.3cm" svg:x2="13.7cm" svg:y2="7.1cm">
            <text:p/>
          </draw:line>
          <draw:line draw:style-name="gr83" draw:text-style-name="P9" draw:layer="layout" svg:x1="13.3cm" svg:y1="7.3cm" svg:x2="13.3cm" svg:y2="7.1cm">
            <text:p/>
          </draw:line>
          <draw:line draw:style-name="gr82" draw:text-style-name="P9" draw:layer="layout" svg:x1="9.3cm" svg:y1="11.1cm" svg:x2="9.3cm" svg:y2="10.9cm">
            <text:p/>
          </draw:line>
          <draw:line draw:style-name="gr82" draw:text-style-name="P9" draw:layer="layout" svg:x1="6.5cm" svg:y1="22.5cm" svg:x2="6.5cm" svg:y2="10.9cm">
            <text:p/>
          </draw:line>
          <draw:line draw:style-name="gr82" draw:text-style-name="P9" draw:layer="layout" svg:x1="15.1cm" svg:y1="10.9cm" svg:x2="6.5cm" svg:y2="10.9cm">
            <text:p/>
          </draw:line>
          <draw:line draw:style-name="gr82" draw:text-style-name="P9" draw:layer="layout" svg:x1="6.5cm" svg:y1="20.5cm" svg:x2="6.9cm" svg:y2="20.5cm">
            <text:p/>
          </draw:line>
          <draw:line draw:style-name="gr82" draw:text-style-name="P9" draw:layer="layout" svg:x1="6.5cm" svg:y1="22.5cm" svg:x2="6.9cm" svg:y2="22.9cm">
            <text:p/>
          </draw:line>
          <draw:line draw:style-name="gr82" draw:text-style-name="P9" draw:layer="layout" svg:x1="19.3cm" svg:y1="7.1cm" svg:x2="19.3cm" svg:y2="6.7cm">
            <text:p/>
          </draw:line>
          <draw:line draw:style-name="gr82" draw:text-style-name="P9" draw:layer="layout" svg:x1="15.1cm" svg:y1="10.9cm" svg:x2="15.1cm" svg:y2="7.1cm">
            <text:p/>
          </draw:line>
          <draw:line draw:style-name="gr82" draw:text-style-name="P9" draw:layer="layout" svg:x1="19.3cm" svg:y1="7.1cm" svg:x2="15.1cm" svg:y2="7.1cm">
            <text:p/>
          </draw:line>
          <draw:line draw:style-name="gr82" draw:text-style-name="P9" draw:layer="layout" svg:x1="6.5cm" svg:y1="15.5cm" svg:x2="7.1cm" svg:y2="15.5cm">
            <text:p/>
          </draw:line>
          <draw:line draw:style-name="gr82" draw:text-style-name="P9" draw:layer="layout" svg:x1="6.5cm" svg:y1="12.1cm" svg:x2="6.9cm" svg:y2="12.1cm">
            <text:p/>
          </draw:line>
          <draw:line draw:style-name="gr82" draw:text-style-name="P9" draw:layer="layout" svg:x1="14.5cm" svg:y1="10.3cm" svg:x2="14.5cm" svg:y2="10.9cm">
            <text:p/>
          </draw:line>
          <draw:line draw:style-name="gr75" draw:text-style-name="P9" draw:layer="layout" svg:x1="17.125cm" svg:y1="7.5cm" svg:x2="12.725cm" svg:y2="7.5cm">
            <text:p/>
          </draw:line>
          <draw:line draw:style-name="gr75" draw:text-style-name="P9" draw:layer="layout" svg:x1="17.125cm" svg:y1="7.5cm" svg:x2="17.125cm" svg:y2="10.9cm">
            <text:p/>
          </draw:line>
          <draw:line draw:style-name="gr75" draw:text-style-name="P9" draw:layer="layout" svg:x1="17.525cm" svg:y1="10.9cm" svg:x2="17.125cm" svg:y2="10.9cm">
            <text:p/>
          </draw:line>
          <draw:line draw:style-name="gr90" draw:text-style-name="P9" draw:layer="layout" svg:x1="12.525cm" svg:y1="14.1cm" svg:x2="25.5cm" svg:y2="8.9cm">
            <text:p/>
          </draw:line>
          <draw:line draw:style-name="gr204" draw:text-style-name="P9" draw:layer="layout" svg:x1="12.5cm" svg:y1="14.1cm" svg:x2="11.7cm" svg:y2="13.5cm">
            <text:p/>
          </draw:line>
          <draw:line draw:style-name="gr90" draw:text-style-name="P9" draw:layer="layout" svg:x1="12.125cm" svg:y1="14.3cm" svg:x2="25.5cm" svg:y2="21.3cm">
            <text:p/>
          </draw:line>
          <draw:line draw:style-name="gr204" draw:text-style-name="P9" draw:layer="layout" svg:x1="10.9cm" svg:y1="15.3cm" svg:x2="10.1cm" svg:y2="15.3cm">
            <text:p/>
          </draw:line>
          <draw:line draw:style-name="gr83" draw:text-style-name="P9" draw:layer="layout" svg:x1="6.7cm" svg:y1="22.3cm" svg:x2="7.1cm" svg:y2="22.7cm">
            <text:p/>
          </draw:line>
          <draw:line draw:style-name="gr204" draw:text-style-name="P9" draw:layer="layout" svg:x1="12.125cm" svg:y1="14.3cm" svg:x2="11.325cm" svg:y2="13.7cm">
            <text:p/>
          </draw:line>
          <draw:line draw:style-name="gr204" draw:text-style-name="P9" draw:layer="layout" svg:x1="9.3cm" svg:y1="15.3cm" svg:x2="9.9cm" svg:y2="15.3cm">
            <text:p/>
          </draw:line>
        </draw:g>
        <draw:line draw:style-name="gr120" draw:text-style-name="P9" draw:layer="layout" svg:x1="29.7cm" svg:y1="22.7cm" svg:x2="27.9cm" svg:y2="22.7cm">
          <text:p/>
        </draw:line>
        <draw:line draw:style-name="gr120" draw:text-style-name="P9" draw:layer="layout" svg:x1="18.3cm" svg:y1="16.3cm" svg:x2="20.1cm" svg:y2="16.3cm">
          <text:p/>
        </draw:line>
        <draw:line draw:style-name="gr120" draw:text-style-name="P9" draw:layer="layout" svg:x1="27.9cm" svg:y1="7.7cm" svg:x2="29.7cm" svg:y2="7.7cm">
          <text:p/>
        </draw:line>
      </draw:page>
      <draw:page draw:name="page7" draw:style-name="dp1" draw:master-page-name="Default">
        <draw:g>
          <draw:custom-shape draw:style-name="gr248" draw:text-style-name="P58" draw:layer="layout" svg:width="27.6cm" svg:height="18cm" svg:x="5.7cm" svg:y="6.5cm">
            <text:p/>
            <draw:enhanced-geometry svg:viewBox="0 0 21600 21600" draw:mirror-horizontal="true" draw:mirror-vertical="true" draw:type="rectangle" draw:enhanced-path="M 0 0 L 21600 0 21600 21600 0 21600 0 0 Z N"/>
          </draw:custom-shape>
        </draw:g>
        <draw:g>
          <draw:line draw:style-name="gr74" draw:text-style-name="P9" draw:layer="layout" svg:x1="19.5cm" svg:y1="7.1cm" svg:x2="18.5cm" svg:y2="8.1cm">
            <text:p/>
          </draw:line>
          <draw:line draw:style-name="gr74" draw:text-style-name="P9" draw:layer="layout" svg:x1="13.3cm" svg:y1="8.1cm" svg:x2="14.1cm" svg:y2="7.3cm">
            <text:p/>
          </draw:line>
          <draw:line draw:style-name="gr74" draw:text-style-name="P9" draw:layer="layout" svg:x1="9.1cm" svg:y1="11.3cm" svg:x2="8.7cm" svg:y2="10.9cm">
            <text:p/>
          </draw:line>
          <draw:line draw:style-name="gr74" draw:text-style-name="P9" draw:layer="layout" svg:x1="6.9cm" svg:y1="22.9cm" svg:x2="6.7cm" svg:y2="22.7cm">
            <text:p/>
          </draw:line>
          <draw:line draw:style-name="gr74" draw:text-style-name="P9" draw:layer="layout" svg:x1="9.5cm" svg:y1="10.9cm" svg:x2="13.1cm" svg:y2="7.3cm">
            <text:p/>
          </draw:line>
          <draw:line draw:style-name="gr74" draw:text-style-name="P9" draw:layer="layout" svg:x1="18.5cm" svg:y1="8.1cm" svg:x2="12.5cm" svg:y2="8.1cm">
            <text:p/>
          </draw:line>
          <draw:line draw:style-name="gr74" draw:text-style-name="P9" draw:layer="layout" svg:x1="6.7cm" svg:y1="19.5cm" svg:x2="6.7cm" svg:y2="22.7cm">
            <text:p/>
          </draw:line>
          <draw:line draw:style-name="gr74" draw:text-style-name="P9" draw:layer="layout" svg:x1="6.9cm" svg:y1="20.3cm" svg:x2="6.7cm" svg:y2="20.3cm">
            <text:p/>
          </draw:line>
          <draw:line draw:style-name="gr74" draw:text-style-name="P9" draw:layer="layout" svg:x1="12.3cm" svg:y1="19.5cm" svg:x2="12.3cm" svg:y2="10.9cm">
            <text:p/>
          </draw:line>
          <draw:line draw:style-name="gr74" draw:text-style-name="P9" draw:layer="layout" svg:x1="12.3cm" svg:y1="19.5cm" svg:x2="6.7cm" svg:y2="19.5cm">
            <text:p/>
          </draw:line>
          <draw:line draw:style-name="gr74" draw:text-style-name="P9" draw:layer="layout" svg:x1="9.1cm" svg:y1="11.3cm" svg:x2="8.9cm" svg:y2="11.5cm">
            <text:p/>
          </draw:line>
          <draw:line draw:style-name="gr74" draw:text-style-name="P9" draw:layer="layout" svg:x1="7.1cm" svg:y1="10.9cm" svg:x2="7.5cm" svg:y2="11.3cm">
            <text:p/>
          </draw:line>
          <draw:line draw:style-name="gr74" draw:text-style-name="P9" draw:layer="layout" svg:x1="12.3cm" svg:y1="10.9cm" svg:x2="3.5cm" svg:y2="10.9cm">
            <text:p/>
          </draw:line>
        </draw:g>
        <draw:custom-shape draw:style-name="gr121" draw:text-style-name="P50" draw:layer="layout" svg:width="2cm" svg:height="1.999cm" svg:x="2.5cm" svg:y="4.668cm">
          <text:p text:style-name="P4"><text:span text:style-name="T17">O</text:span><text:span text:style-name="T17"><text:line-break/></text:span><text:span text:style-name="T17">N <text:s text:c="2"/>Z</text:span></text:p>
          <text:p text:style-name="P4"><text:span text:style-name="T17">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22" draw:text-style-name="P26" draw:layer="layout" svg:width="0.717cm" svg:height="1.703cm" svg:x="17.7cm" svg:y="26.067cm">
          <draw:text-box>
            <text:p/>
          </draw:text-box>
        </draw:frame>
        <draw:frame draw:style-name="gr1" draw:text-style-name="P2" draw:layer="layout" svg:width="13.2cm" svg:height="1.673cm" svg:x="5.697cm" svg:y="3.468cm">
          <draw:text-box>
            <text:p><text:span text:style-name="T1">Vloer buffer1</text:span></text:p>
          </draw:text-box>
        </draw:frame>
        <draw:frame draw:style-name="gr42" draw:text-style-name="P26" draw:layer="layout" svg:width="0.502cm" svg:height="1.195cm" svg:x="22.3cm" svg:y="26.5cm">
          <draw:text-box>
            <text:p/>
          </draw:text-box>
        </draw:frame>
        <draw:g>
          <draw:custom-shape draw:style-name="gr89" draw:text-style-name="P10"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49" draw:text-style-name="P52" draw:layer="layout" svg:x1="32.7cm" svg:y1="5.3cm" svg:x2="24.9cm" svg:y2="5.3cm">
            <text:p text:style-name="P52"><text:span text:style-name="T19"><text:measure text:kind="gap"/></text:span><text:span text:style-name="T19"><text:measure text:kind="value">3.900</text:measure></text:span><text:span text:style-name="T19"><text:s/></text:span><text:span text:style-name="T19"><text:measure text:kind="unit">mm</text:measure></text:span><text:span text:style-name="T19"><text:measure text:kind="gap"/></text:span></text:p>
          </draw:measure>
          <draw:measure draw:style-name="gr199" draw:text-style-name="P51" draw:layer="layout" svg:x1="5.3cm" svg:y1="24.9cm" svg:x2="5.2cm" svg:y2="6.1cm">
            <text:p text:style-name="P51"><text:span text:style-name="T18"><text:measure text:kind="gap"/></text:span><text:span text:style-name="T18"><text:measure text:kind="value">9.400</text:measure></text:span><text:span text:style-name="T18"><text:s/></text:span><text:span text:style-name="T18"><text:measure text:kind="unit">mm</text:measure></text:span><text:span text:style-name="T18"><text:measure text:kind="gap"/></text:span></text:p>
          </draw:measure>
          <draw:measure draw:style-name="gr250" draw:text-style-name="P52" draw:layer="layout" svg:x1="33.7cm" svg:y1="6.1cm" svg:x2="5.3cm" svg:y2="6.1cm">
            <text:p text:style-name="P52"><text:span text:style-name="T19"><text:measure text:kind="gap"/></text:span><text:span text:style-name="T19"><text:measure text:kind="value">14.200</text:measure></text:span><text:span text:style-name="T19"><text:s/></text:span><text:span text:style-name="T19"><text:measure text:kind="unit">mm</text:measure></text:span><text:span text:style-name="T19"><text:measure text:kind="gap"/></text:span></text:p>
          </draw:measure>
          <draw:measure draw:style-name="gr251" draw:text-style-name="P52" draw:layer="layout" svg:x1="24.9cm" svg:y1="5.3cm" svg:x2="6.3cm" svg:y2="5.3cm">
            <text:p text:style-name="P52"><text:span text:style-name="T19"><text:measure text:kind="gap"/></text:span><text:span text:style-name="T19"><text:measure text:kind="value">9.300</text:measure></text:span><text:span text:style-name="T19"><text:s/></text:span><text:span text:style-name="T19"><text:measure text:kind="unit">mm</text:measure></text:span><text:span text:style-name="T19"><text:measure text:kind="gap"/></text:span></text:p>
          </draw:measure>
          <draw:measure draw:style-name="gr132" draw:text-style-name="P51" draw:layer="layout" svg:x1="23.5cm" svg:y1="24.5cm" svg:x2="23.5cm" svg:y2="6.5cm">
            <text:p text:style-name="P51"><text:span text:style-name="T18"><text:measure text:kind="gap"/></text:span><text:span text:style-name="T18"><text:measure text:kind="value">9.000</text:measure></text:span><text:span text:style-name="T18"><text:s/></text:span><text:span text:style-name="T18"><text:measure text:kind="unit">mm</text:measure></text:span><text:span text:style-name="T18"><text:measure text:kind="gap"/></text:span></text:p>
          </draw:measure>
          <draw:measure draw:style-name="gr202" draw:text-style-name="P51" draw:layer="layout" svg:x1="33.3cm" svg:y1="9.3cm" svg:x2="5.7cm" svg:y2="9.296cm">
            <text:p text:style-name="P51"><text:span text:style-name="T18"><text:measure text:kind="gap"/></text:span><text:span text:style-name="T18"><text:measure text:kind="value">13.800</text:measure></text:span><text:span text:style-name="T18"><text:s/></text:span><text:span text:style-name="T18"><text:measure text:kind="unit">mm</text:measure></text:span><text:span text:style-name="T18"><text:measure text:kind="gap"/></text:span></text:p>
          </draw:measure>
        </draw:g>
        <draw:frame draw:style-name="gr203" draw:text-style-name="P32" draw:layer="layout" svg:width="9.58cm" svg:height="4.016cm" svg:x="5.717cm" svg:y="24.884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g>
          <draw:line draw:style-name="gr68" draw:text-style-name="P9" draw:layer="layout" svg:x1="3.5cm" svg:y1="7.1cm" svg:x2="12.1cm" svg:y2="7.1cm">
            <text:p/>
          </draw:line>
          <draw:line draw:style-name="gr69" draw:text-style-name="P9" draw:layer="layout" svg:x1="3.5cm" svg:y1="7.3cm" svg:x2="11.5cm" svg:y2="7.3cm">
            <text:p/>
          </draw:line>
          <draw:line draw:style-name="gr70" draw:text-style-name="P9" draw:layer="layout" svg:x1="3.5cm" svg:y1="7.5cm" svg:x2="11.7cm" svg:y2="7.5cm">
            <text:p/>
          </draw:line>
          <draw:line draw:style-name="gr71" draw:text-style-name="P9" draw:layer="layout" svg:x1="3.5cm" svg:y1="7.7cm" svg:x2="11.5cm" svg:y2="7.7cm">
            <text:p/>
          </draw:line>
          <draw:line draw:style-name="gr90" draw:text-style-name="P9" draw:layer="layout" svg:x1="12.525cm" svg:y1="14.1cm" svg:x2="25.5cm" svg:y2="8.9cm">
            <text:p/>
          </draw:line>
          <draw:line draw:style-name="gr204" draw:text-style-name="P9" draw:layer="layout" svg:x1="12.5cm" svg:y1="14.1cm" svg:x2="11.7cm" svg:y2="13.5cm">
            <text:p/>
          </draw:line>
          <draw:line draw:style-name="gr90" draw:text-style-name="P9" draw:layer="layout" svg:x1="12.125cm" svg:y1="14.3cm" svg:x2="25.5cm" svg:y2="21.3cm">
            <text:p/>
          </draw:line>
          <draw:line draw:style-name="gr204" draw:text-style-name="P9" draw:layer="layout" svg:x1="10.9cm" svg:y1="15.3cm" svg:x2="10.1cm" svg:y2="15.3cm">
            <text:p/>
          </draw:line>
          <draw:line draw:style-name="gr204" draw:text-style-name="P9" draw:layer="layout" svg:x1="12.125cm" svg:y1="14.3cm" svg:x2="11.325cm" svg:y2="13.7cm">
            <text:p/>
          </draw:line>
          <draw:line draw:style-name="gr204" draw:text-style-name="P9" draw:layer="layout" svg:x1="9.3cm" svg:y1="15.3cm" svg:x2="9.9cm" svg:y2="15.3cm">
            <text:p/>
          </draw:line>
        </draw:g>
        <draw:g>
          <draw:custom-shape draw:style-name="gr207" draw:text-style-name="P40" draw:layer="layout" svg:width="0.2cm" svg:height="0.2cm" svg:x="6.5cm" svg:y="16.1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6.5cm" svg:y="14.3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6.1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4.3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4.3cm">
            <text:p text:style-name="P4"><text:span text:style-name="T15">2</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6.1cm">
            <text:p text:style-name="P4"><text:span text:style-name="T15">2</text:span></text:p>
            <draw:enhanced-geometry svg:viewBox="0 0 21600 21600" draw:mirror-horizontal="false" draw:mirror-vertical="false" draw:type="rectangle" draw:enhanced-path="M 0 0 L 21600 0 21600 21600 0 21600 0 0 Z N"/>
          </draw:custom-shape>
        </draw:g>
        <draw:g>
          <draw:line draw:style-name="gr137" draw:text-style-name="P9" draw:layer="layout" svg:x1="3.5cm" svg:y1="15.3cm" svg:x2="35.5cm" svg:y2="15.3cm">
            <text:p/>
          </draw:line>
          <draw:line draw:style-name="gr137" draw:text-style-name="P9" draw:layer="layout" svg:x1="3.5cm" svg:y1="10.3cm" svg:x2="35.5cm" svg:y2="10.3cm">
            <text:p/>
          </draw:line>
          <draw:line draw:style-name="gr137" draw:text-style-name="P9" draw:layer="layout" svg:x1="22.5cm" svg:y1="4.3cm" svg:x2="22.5cm" svg:y2="25.1cm">
            <text:p/>
          </draw:line>
          <draw:line draw:style-name="gr137" draw:text-style-name="P9" draw:layer="layout" svg:x1="7.9cm" svg:y1="4.3cm" svg:x2="7.9cm" svg:y2="24.9cm">
            <text:p/>
          </draw:line>
        </draw:g>
      </draw:page>
      <draw:page draw:name="page8" draw:style-name="dp1" draw:master-page-name="Default">
        <draw:g>
          <draw:custom-shape draw:style-name="gr252" draw:text-style-name="P44"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53" draw:text-style-name="P46" draw:layer="layout" svg:width="16.8cm" svg:height="24cm" draw:transform="rotate (1.5707963267949) translate (8.5cm 23.7cm)">
            <text:p/>
            <draw:enhanced-geometry svg:viewBox="0 0 21600 21600" draw:mirror-horizontal="true" draw:mirror-vertical="true" draw:type="rectangle" draw:enhanced-path="M 0 0 L 21600 0 21600 21600 0 21600 0 0 Z N"/>
          </draw:custom-shape>
          <draw:custom-shape draw:style-name="gr254" draw:text-style-name="P45" draw:layer="layout" svg:width="17.2cm" svg:height="13.6cm" svg:x="8.5cm" svg:y="8.5cm">
            <text:p/>
            <draw:enhanced-geometry svg:viewBox="0 0 21600 21600" draw:mirror-horizontal="true" draw:mirror-vertical="true" draw:type="rectangle" draw:enhanced-path="M 0 0 L 21600 0 21600 21600 0 21600 0 0 Z N"/>
          </draw:custom-shape>
          <draw:custom-shape draw:style-name="gr255" draw:text-style-name="P46" draw:layer="layout" svg:width="12cm" svg:height="3.6cm" draw:transform="rotate (1.5707963267949) translate (21.3cm 21.288cm)">
            <text:p/>
            <draw:enhanced-geometry svg:viewBox="0 0 21600 21600" draw:mirror-horizontal="true" draw:mirror-vertical="false" draw:type="rectangle" draw:enhanced-path="M 0 0 L 21600 0 21600 21600 0 21600 0 0 Z N"/>
          </draw:custom-shape>
          <draw:custom-shape draw:style-name="gr256" draw:text-style-name="P46" draw:layer="layout" svg:width="5.6cm" svg:height="12cm" draw:transform="rotate (1.5707963267949) translate (9.3cm 14.9cm)">
            <text:p/>
            <draw:enhanced-geometry svg:viewBox="0 0 21600 21600" draw:mirror-horizontal="true" draw:mirror-vertical="true" draw:type="rectangle" draw:enhanced-path="M 0 0 L 21600 0 21600 21600 0 21600 0 0 Z N"/>
          </draw:custom-shape>
          <draw:custom-shape draw:style-name="gr256" draw:text-style-name="P46" draw:layer="layout" svg:width="5.6cm" svg:height="12cm" draw:transform="rotate (1.5707963267949) translate (9.3cm 21.3cm)">
            <text:p/>
            <draw:enhanced-geometry svg:viewBox="0 0 21600 21600" draw:mirror-horizontal="true" draw:mirror-vertical="true" draw:type="rectangle" draw:enhanced-path="M 0 0 L 21600 0 21600 21600 0 21600 0 0 Z N"/>
          </draw:custom-shape>
          <draw:custom-shape draw:style-name="gr257" draw:text-style-name="P46" draw:layer="layout" svg:width="7.96cm" svg:height="2.4cm" draw:transform="rotate (1.5707963267949) translate (6.1cm 14.86cm)">
            <text:p/>
            <draw:enhanced-geometry svg:viewBox="0 0 21600 21600" draw:mirror-horizontal="true" draw:mirror-vertical="true" draw:type="rectangle" draw:enhanced-path="M 0 0 L 21600 0 21600 21600 0 21600 0 0 Z N"/>
          </draw:custom-shape>
          <draw:custom-shape draw:style-name="gr258" draw:text-style-name="P46" draw:layer="layout" svg:width="8.04cm" svg:height="2.4cm" draw:transform="rotate (1.5707963267949) translate (6.1cm 23.7cm)">
            <text:p/>
            <draw:enhanced-geometry svg:viewBox="0 0 21600 21600" draw:mirror-horizontal="true" draw:mirror-vertical="true" draw:type="rectangle" draw:enhanced-path="M 0 0 L 21600 0 21600 21600 0 21600 0 0 Z N"/>
          </draw:custom-shape>
          <draw:custom-shape draw:style-name="gr259" draw:text-style-name="P45" draw:layer="layout" svg:width="2.6cm" svg:height="0.8cm" svg:x="6.1cm" svg:y="14.86cm">
            <text:p/>
            <draw:enhanced-geometry svg:viewBox="0 0 21600 21600" draw:mirror-horizontal="false" draw:mirror-vertical="true" draw:type="rectangle" draw:enhanced-path="M 0 0 L 21600 0 21600 21600 0 21600 0 0 Z N"/>
          </draw:custom-shape>
        </draw:g>
        <draw:custom-shape draw:style-name="gr121" draw:text-style-name="P50" draw:layer="layout" svg:width="2cm" svg:height="1.999cm" svg:x="2.5cm" svg:y="4.668cm">
          <text:p text:style-name="P4"><text:span text:style-name="T17">O</text:span><text:span text:style-name="T17"><text:line-break/></text:span><text:span text:style-name="T17">N <text:s text:c="2"/>Z</text:span></text:p>
          <text:p text:style-name="P4"><text:span text:style-name="T17">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22" draw:text-style-name="P26" draw:layer="layout" svg:width="0.717cm" svg:height="1.703cm" svg:x="17.7cm" svg:y="26.067cm">
          <draw:text-box>
            <text:p/>
          </draw:text-box>
        </draw:frame>
        <draw:frame draw:style-name="gr1" draw:text-style-name="P2" draw:layer="layout" svg:width="13.2cm" svg:height="1.673cm" svg:x="5.697cm" svg:y="3.468cm">
          <draw:text-box>
            <text:p><text:span text:style-name="T1">Buffer 23, Buffer4</text:span></text:p>
          </draw:text-box>
        </draw:frame>
        <draw:frame draw:style-name="gr42" draw:text-style-name="P26" draw:layer="layout" svg:width="0.502cm" svg:height="1.195cm" svg:x="22.3cm" svg:y="26.5cm">
          <draw:text-box>
            <text:p/>
          </draw:text-box>
        </draw:frame>
        <draw:g>
          <draw:custom-shape draw:style-name="gr89" draw:text-style-name="P10" draw:layer="layout" svg:width="36cm" svg:height="22.4cm" svg:x="2.5cm" svg:y="2.3cm">
            <text:p/>
            <draw:enhanced-geometry svg:viewBox="0 0 21600 21600" draw:mirror-horizontal="false" draw:mirror-vertical="false" draw:type="rectangle" draw:enhanced-path="M 0 0 L 21600 0 21600 21600 0 21600 0 0 Z N"/>
          </draw:custom-shape>
          <draw:measure draw:style-name="gr260" draw:text-style-name="P51" draw:layer="layout" svg:x1="5.4cm" svg:y1="6.5cm" svg:x2="5.4cm" svg:y2="24.1cm">
            <text:p text:style-name="P51"><text:span text:style-name="T18"><text:measure text:kind="gap"/></text:span><text:span text:style-name="T18"><text:measure text:kind="value">8.800</text:measure></text:span><text:span text:style-name="T18"><text:s/></text:span><text:span text:style-name="T18"><text:measure text:kind="unit">mm</text:measure></text:span><text:span text:style-name="T18"><text:measure text:kind="gap"/></text:span></text:p>
          </draw:measure>
          <draw:measure draw:style-name="gr202" draw:text-style-name="P51" draw:layer="layout" svg:x1="32.9cm" svg:y1="6.096cm" svg:x2="5.7cm" svg:y2="6.096cm">
            <text:p text:style-name="P51"><text:span text:style-name="T18"><text:measure text:kind="gap"/></text:span><text:span text:style-name="T18"><text:measure text:kind="value">13.600</text:measure></text:span><text:span text:style-name="T18"><text:s/></text:span><text:span text:style-name="T18"><text:measure text:kind="unit">mm</text:measure></text:span><text:span text:style-name="T18"><text:measure text:kind="gap"/></text:span></text:p>
          </draw:measure>
          <draw:measure draw:style-name="gr132" draw:text-style-name="P51" draw:layer="layout" svg:x1="25.7cm" svg:y1="11.1cm" svg:x2="24.9cm" svg:y2="11.1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202" draw:text-style-name="P51" draw:layer="layout" svg:x1="14.8cm" svg:y1="22.199cm" svg:x2="14.8cm" svg:y2="21.399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247" draw:text-style-name="P51" draw:layer="layout" svg:x1="20.801cm" svg:y1="23.7cm" svg:x2="20.801cm" svg:y2="22.1cm">
            <text:p text:style-name="P51"><text:span text:style-name="T18"><text:measure text:kind="gap"/></text:span><text:span text:style-name="T18"><text:measure text:kind="value">800</text:measure></text:span><text:span text:style-name="T18"><text:s/></text:span><text:span text:style-name="T18"><text:measure text:kind="unit">mm</text:measure></text:span><text:span text:style-name="T18"><text:measure text:kind="gap"/></text:span></text:p>
          </draw:measure>
          <draw:measure draw:style-name="gr128" draw:text-style-name="P51" draw:layer="layout" svg:x1="23.5cm" svg:y1="9.3cm" svg:x2="23.5cm" svg:y2="21.3cm">
            <text:p text:style-name="P51"><text:span text:style-name="T18"><text:measure text:kind="gap"/></text:span><text:span text:style-name="T18"><text:measure text:kind="value">6.000</text:measure></text:span><text:span text:style-name="T18"><text:s/></text:span><text:span text:style-name="T18"><text:measure text:kind="unit">mm</text:measure></text:span><text:span text:style-name="T18"><text:measure text:kind="gap"/></text:span></text:p>
          </draw:measure>
          <draw:measure draw:style-name="gr260" draw:text-style-name="P51" draw:layer="layout" svg:x1="25.7cm" svg:y1="12.7cm" svg:x2="32.5cm" svg:y2="12.7cm">
            <text:p text:style-name="P51"><text:span text:style-name="T18"><text:measure text:kind="gap"/></text:span><text:span text:style-name="T18"><text:measure text:kind="value">3.400</text:measure></text:span><text:span text:style-name="T18"><text:s/></text:span><text:span text:style-name="T18"><text:measure text:kind="unit">mm</text:measure></text:span><text:span text:style-name="T18"><text:measure text:kind="gap"/></text:span></text:p>
          </draw:measure>
          <draw:measure draw:style-name="gr260" draw:text-style-name="P51" draw:layer="layout" svg:x1="6.1cm" svg:y1="12.5cm" svg:x2="8.5cm" svg:y2="12.5cm">
            <text:p text:style-name="P51"><text:span text:style-name="T18"><text:measure text:kind="gap"/></text:span><text:span text:style-name="T18"><text:measure text:kind="value">1.200</text:measure></text:span><text:span text:style-name="T18"><text:s/></text:span><text:span text:style-name="T18"><text:measure text:kind="unit">mm</text:measure></text:span><text:span text:style-name="T18"><text:measure text:kind="gap"/></text:span></text:p>
          </draw:measure>
          <draw:measure draw:style-name="gr260" draw:text-style-name="P51" draw:layer="layout" svg:x1="9.3cm" svg:y1="12.6cm" svg:x2="24.9cm" svg:y2="12.6cm">
            <text:p text:style-name="P51"><text:span text:style-name="T18"><text:measure text:kind="gap"/></text:span><text:span text:style-name="T18"><text:measure text:kind="value">7.800</text:measure></text:span><text:span text:style-name="T18"><text:s/></text:span><text:span text:style-name="T18"><text:measure text:kind="unit">mm</text:measure></text:span><text:span text:style-name="T18"><text:measure text:kind="gap"/></text:span></text:p>
          </draw:measure>
          <draw:line draw:style-name="gr120" draw:text-style-name="P9" draw:layer="layout" svg:x1="10.501cm" svg:y1="7.7cm" svg:x2="12.301cm" svg:y2="7.7cm">
            <text:p/>
          </draw:line>
          <draw:line draw:style-name="gr120" draw:text-style-name="P9" draw:layer="layout" svg:x1="12.301cm" svg:y1="16.9cm" svg:x2="10.501cm" svg:y2="16.9cm">
            <text:p/>
          </draw:line>
          <draw:line draw:style-name="gr120" draw:text-style-name="P9" draw:layer="layout" svg:x1="10.501cm" svg:y1="13.7cm" svg:x2="12.301cm" svg:y2="13.7cm">
            <text:p/>
          </draw:line>
          <draw:line draw:style-name="gr120" draw:text-style-name="P9" draw:layer="layout" svg:x1="12.301cm" svg:y1="22.9cm" svg:x2="10.501cm" svg:y2="22.9cm">
            <text:p/>
          </draw:line>
          <draw:measure draw:style-name="gr247" draw:text-style-name="P51" draw:layer="layout" svg:x1="20.8cm" svg:y1="21.3cm" svg:x2="20.8cm" svg:y2="15.7cm">
            <text:p text:style-name="P51"><text:span text:style-name="T18"><text:measure text:kind="gap"/></text:span><text:span text:style-name="T18"><text:measure text:kind="value">2.800</text:measure></text:span><text:span text:style-name="T18"><text:s/></text:span><text:span text:style-name="T18"><text:measure text:kind="unit">mm</text:measure></text:span><text:span text:style-name="T18"><text:measure text:kind="gap"/></text:span></text:p>
          </draw:measure>
          <draw:measure draw:style-name="gr247" draw:text-style-name="P51" draw:layer="layout" svg:x1="20.664cm" svg:y1="14.9cm" svg:x2="20.664cm" svg:y2="9.3cm">
            <text:p text:style-name="P51"><text:span text:style-name="T18"><text:measure text:kind="gap"/></text:span><text:span text:style-name="T18"><text:measure text:kind="value">2.800</text:measure></text:span><text:span text:style-name="T18"><text:s/></text:span><text:span text:style-name="T18"><text:measure text:kind="unit">mm</text:measure></text:span><text:span text:style-name="T18"><text:measure text:kind="gap"/></text:span></text:p>
          </draw:measure>
          <draw:measure draw:style-name="gr247" draw:text-style-name="P51" draw:layer="layout" svg:x1="20.601cm" svg:y1="8.401cm" svg:x2="20.601cm" svg:y2="6.801cm">
            <text:p text:style-name="P51"><text:span text:style-name="T18"><text:measure text:kind="gap"/></text:span><text:span text:style-name="T18"><text:measure text:kind="value">800</text:measure></text:span><text:span text:style-name="T18"><text:s/></text:span><text:span text:style-name="T18"><text:measure text:kind="unit">mm</text:measure></text:span><text:span text:style-name="T18"><text:measure text:kind="gap"/></text:span></text:p>
          </draw:measure>
          <draw:measure draw:style-name="gr202" draw:text-style-name="P51" draw:layer="layout" svg:x1="14.8cm" svg:y1="15.799cm" svg:x2="14.8cm" svg:y2="14.999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measure draw:style-name="gr202" draw:text-style-name="P51" draw:layer="layout" svg:x1="14.8cm" svg:y1="9.399cm" svg:x2="14.8cm" svg:y2="8.599cm">
            <text:p text:style-name="P51"><text:span text:style-name="T18"><text:measure text:kind="gap"/></text:span><text:span text:style-name="T18"><text:measure text:kind="value">400</text:measure></text:span><text:span text:style-name="T18"><text:s/></text:span><text:span text:style-name="T18"><text:measure text:kind="unit">mm</text:measure></text:span><text:span text:style-name="T18"><text:measure text:kind="gap"/></text:span></text:p>
          </draw:measure>
          <draw:g>
            <draw:line draw:style-name="gr137" draw:text-style-name="P9" draw:layer="layout" svg:x1="3.5cm" svg:y1="15.3cm" svg:x2="35.5cm" svg:y2="15.3cm">
              <text:p/>
            </draw:line>
            <draw:line draw:style-name="gr137" draw:text-style-name="P9" draw:layer="layout" svg:x1="3.5cm" svg:y1="10.3cm" svg:x2="35.5cm" svg:y2="10.3cm">
              <text:p/>
            </draw:line>
            <draw:line draw:style-name="gr137" draw:text-style-name="P9" draw:layer="layout" svg:x1="22.5cm" svg:y1="4.3cm" svg:x2="22.5cm" svg:y2="25.1cm">
              <text:p/>
            </draw:line>
            <draw:line draw:style-name="gr137" draw:text-style-name="P9" draw:layer="layout" svg:x1="7.9cm" svg:y1="4.3cm" svg:x2="7.9cm" svg:y2="24.9cm">
              <text:p/>
            </draw:line>
          </draw:g>
        </draw:g>
        <draw:frame draw:style-name="gr203" draw:text-style-name="P32" draw:layer="layout" svg:width="9.58cm" svg:height="4.016cm" svg:x="5.717cm" svg:y="24.884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g>
          <draw:custom-shape draw:style-name="gr207" draw:text-style-name="P40" draw:layer="layout" svg:width="0.2cm" svg:height="0.2cm" svg:x="6.5cm" svg:y="16.1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6.5cm" svg:y="14.3cm">
            <text:p text:style-name="P4"><text:span text:style-name="T15">4</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6.1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0.5cm" svg:y="14.3cm">
            <text:p text:style-name="P4"><text:span text:style-name="T15">3</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4.3cm">
            <text:p text:style-name="P4"><text:span text:style-name="T15">2</text:span></text:p>
            <draw:enhanced-geometry svg:viewBox="0 0 21600 21600" draw:mirror-horizontal="false" draw:mirror-vertical="false" draw:type="rectangle" draw:enhanced-path="M 0 0 L 21600 0 21600 21600 0 21600 0 0 Z N"/>
          </draw:custom-shape>
          <draw:custom-shape draw:style-name="gr207" draw:text-style-name="P40" draw:layer="layout" svg:width="0.2cm" svg:height="0.2cm" svg:x="11.3cm" svg:y="16.1cm">
            <text:p text:style-name="P4"><text:span text:style-name="T15">2</text:span></text:p>
            <draw:enhanced-geometry svg:viewBox="0 0 21600 21600" draw:mirror-horizontal="false" draw:mirror-vertical="false" draw:type="rectangle" draw:enhanced-path="M 0 0 L 21600 0 21600 21600 0 21600 0 0 Z N"/>
          </draw:custom-shape>
        </draw:g>
        <draw:frame draw:style-name="gr261" draw:text-style-name="P2" draw:layer="layout" svg:width="8.2cm" svg:height="1.2cm" svg:x="24.3cm" svg:y="7.3cm">
          <draw:text-box>
            <text:p><text:span text:style-name="T1">Buffer4</text:span></text:p>
          </draw:text-box>
        </draw:frame>
        <draw:frame draw:style-name="gr262" draw:text-style-name="P72" draw:layer="layout" svg:width="3.419cm" svg:height="0.955cm" svg:x="10.081cm" svg:y="9.9cm">
          <draw:text-box>
            <text:p><text:span text:style-name="T1">Buffer 23</text:span></text:p>
          </draw:text-box>
        </draw:frame>
        <draw:line draw:style-name="gr90" draw:text-style-name="P9" draw:layer="layout" svg:x1="20.7cm" svg:y1="15.3cm" svg:x2="10.1cm" svg:y2="15.3cm">
          <text:p/>
        </draw:line>
        <draw:line draw:style-name="gr90" draw:text-style-name="P9" draw:layer="layout" svg:x1="6.9cm" svg:y1="15.3cm" svg:x2="8.9cm" svg:y2="15.3cm">
          <text:p/>
        </draw:line>
      </draw:page>
      <draw:page draw:name="page9" draw:style-name="dp1" draw:master-page-name="Default">
        <draw:g>
          <draw:custom-shape draw:style-name="gr252" draw:text-style-name="P44"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54" draw:text-style-name="P45" draw:layer="layout" svg:width="17.2cm" svg:height="13.6cm" svg:x="8.7cm" svg:y="8.5cm">
            <text:p/>
            <draw:enhanced-geometry svg:viewBox="0 0 21600 21600" draw:mirror-horizontal="true" draw:mirror-vertical="true" draw:type="rectangle" draw:enhanced-path="M 0 0 L 21600 0 21600 21600 0 21600 0 0 Z N"/>
          </draw:custom-shape>
        </draw:g>
        <draw:custom-shape draw:style-name="gr121" draw:text-style-name="P50" draw:layer="layout" svg:width="2cm" svg:height="1.999cm" svg:x="2.5cm" svg:y="4.668cm">
          <text:p text:style-name="P4"><text:span text:style-name="T17">O</text:span><text:span text:style-name="T17"><text:line-break/></text:span><text:span text:style-name="T17">N <text:s text:c="2"/>Z</text:span></text:p>
          <text:p text:style-name="P4"><text:span text:style-name="T17">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22" draw:text-style-name="P26" draw:layer="layout" svg:width="0.717cm" svg:height="1.703cm" svg:x="17.7cm" svg:y="26.067cm">
          <draw:text-box>
            <text:p/>
          </draw:text-box>
        </draw:frame>
        <draw:frame draw:style-name="gr1" draw:text-style-name="P2" draw:layer="layout" svg:width="13.2cm" svg:height="1.673cm" svg:x="5.697cm" svg:y="3.468cm">
          <draw:text-box>
            <text:p><text:span text:style-name="T1">Vloer buffer23, buffer4</text:span></text:p>
          </draw:text-box>
        </draw:frame>
        <draw:frame draw:style-name="gr42" draw:text-style-name="P26" draw:layer="layout" svg:width="0.502cm" svg:height="1.195cm" svg:x="22.3cm" svg:y="26.5cm">
          <draw:text-box>
            <text:p/>
          </draw:text-box>
        </draw:frame>
        <draw:g>
          <draw:custom-shape draw:style-name="gr89" draw:text-style-name="P10"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132" draw:text-style-name="P51" draw:layer="layout" svg:x1="5.3cm" svg:y1="6.5cm" svg:x2="5.3cm" svg:y2="24.1cm">
            <text:p text:style-name="P51"><text:span text:style-name="T18"><text:measure text:kind="gap"/></text:span><text:span text:style-name="T18"><text:measure text:kind="value">8.800</text:measure></text:span><text:span text:style-name="T18"><text:s/></text:span><text:span text:style-name="T18"><text:measure text:kind="unit">mm</text:measure></text:span><text:span text:style-name="T18"><text:measure text:kind="gap"/></text:span></text:p>
          </draw:measure>
          <draw:measure draw:style-name="gr202" draw:text-style-name="P51" draw:layer="layout" svg:x1="32.9cm" svg:y1="6.3cm" svg:x2="5.7cm" svg:y2="6.3cm">
            <text:p text:style-name="P51"><text:span text:style-name="T18"><text:measure text:kind="gap"/></text:span><text:span text:style-name="T18"><text:measure text:kind="value">13.600</text:measure></text:span><text:span text:style-name="T18"><text:s/></text:span><text:span text:style-name="T18"><text:measure text:kind="unit">mm</text:measure></text:span><text:span text:style-name="T18"><text:measure text:kind="gap"/></text:span></text:p>
          </draw:measure>
          <draw:measure draw:style-name="gr132" draw:text-style-name="P51" draw:layer="layout" svg:x1="22.4cm" svg:y1="22.1cm" svg:x2="22.4cm" svg:y2="8.5cm">
            <text:p text:style-name="P51"><text:span text:style-name="T18"><text:measure text:kind="gap"/></text:span><text:span text:style-name="T18"><text:measure text:kind="value">6.800</text:measure></text:span><text:span text:style-name="T18"><text:s/></text:span><text:span text:style-name="T18"><text:measure text:kind="unit">mm</text:measure></text:span><text:span text:style-name="T18"><text:measure text:kind="gap"/></text:span></text:p>
          </draw:measure>
          <draw:measure draw:style-name="gr202" draw:text-style-name="P51" draw:layer="layout" svg:x1="25.9cm" svg:y1="10.8cm" svg:x2="8.7cm" svg:y2="10.8cm">
            <text:p text:style-name="P51"><text:span text:style-name="T18"><text:measure text:kind="gap"/></text:span><text:span text:style-name="T18"><text:measure text:kind="value">8.600</text:measure></text:span><text:span text:style-name="T18"><text:s/></text:span><text:span text:style-name="T18"><text:measure text:kind="unit">mm</text:measure></text:span><text:span text:style-name="T18"><text:measure text:kind="gap"/></text:span></text:p>
          </draw:measure>
          <draw:g>
            <draw:line draw:style-name="gr137" draw:text-style-name="P9" draw:layer="layout" svg:x1="3.5cm" svg:y1="15.3cm" svg:x2="35.5cm" svg:y2="15.3cm">
              <text:p/>
            </draw:line>
            <draw:line draw:style-name="gr137" draw:text-style-name="P9" draw:layer="layout" svg:x1="3.5cm" svg:y1="10.3cm" svg:x2="35.5cm" svg:y2="10.3cm">
              <text:p/>
            </draw:line>
            <draw:line draw:style-name="gr137" draw:text-style-name="P9" draw:layer="layout" svg:x1="22.5cm" svg:y1="4.3cm" svg:x2="22.5cm" svg:y2="25.1cm">
              <text:p/>
            </draw:line>
            <draw:line draw:style-name="gr137" draw:text-style-name="P9" draw:layer="layout" svg:x1="7.9cm" svg:y1="4.3cm" svg:x2="7.9cm" svg:y2="24.9cm">
              <text:p/>
            </draw:line>
          </draw:g>
        </draw:g>
        <draw:frame draw:style-name="gr203" draw:text-style-name="P32" draw:layer="layout" svg:width="9.58cm" svg:height="4.016cm" svg:x="5.717cm" svg:y="24.884cm">
          <draw:text-box>
            <text:p><text:span text:style-name="T12"><text:file-name text:display="name">julianapark-k31-fundament-3</text:file-name></text:span><text:span text:style-name="T12"><text:s text:c="2"/></text:span><text:span text:style-name="T12"><text:date style:data-style-name="D4" text:date-value="2017-11-02">02-11-2017</text:date></text:span></text:p>
            <text:p><text:span text:style-name="T12">Arend Freije</text:span></text:p>
            <text:p><text:span text:style-name="T12">afreije@inn.nl</text:span></text:p>
            <text:p><text:span text:style-name="T12">06-14143214</text:span></text:p>
          </draw:text-box>
        </draw:frame>
        <draw:custom-shape draw:style-name="gr263" draw:text-style-name="P69" draw:layer="layout" svg:width="27.6cm" svg:height="0.4cm" svg:x="5.5cm" svg:y="15.1cm">
          <text:p/>
          <draw:enhanced-geometry svg:viewBox="0 0 21600 21600" draw:mirror-horizontal="tru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hatch draw:name="Trap3" draw:style="single" draw:color="#000000" draw:distance="0.3cm" draw:rotation="13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1DT4H25M43S</meta:editing-duration>
    <meta:editing-cycles>725</meta:editing-cycles>
    <meta:generator>LibreOffice/5.4.0.3$Linux_X86_64 LibreOffice_project/40m0$Build-3</meta:generator>
    <dc:date>2017-11-02T22:44:06.858569162</dc:date>
    <meta:print-date>2017-03-14T08:27:27.604361285</meta:print-date>
    <meta:document-statistic meta:object-count="860"/>
  </office:meta>
</office:document-meta>
</file>